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" svg:font-family="Verdana"/>
    <style:font-face style:name="Tahoma1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138.75mm"/>
    </style:style>
    <style:style style:name="co3" style:family="table-column">
      <style:table-column-properties fo:break-before="auto" style:column-width="158.27mm"/>
    </style:style>
    <style:style style:name="co4" style:family="table-column">
      <style:table-column-properties fo:break-before="auto" style:column-width="28.89mm"/>
    </style:style>
    <style:style style:name="co5" style:family="table-column">
      <style:table-column-properties fo:break-before="auto" style:column-width="84.56mm"/>
    </style:style>
    <style:style style:name="co6" style:family="table-column">
      <style:table-column-properties fo:break-before="auto" style:column-width="157.53mm"/>
    </style:style>
    <style:style style:name="co7" style:family="table-column">
      <style:table-column-properties fo:break-before="auto" style:column-width="80.13mm"/>
    </style:style>
    <style:style style:name="co9" style:family="table-column">
      <style:table-column-properties fo:break-before="auto" style:column-width="22.58mm"/>
    </style:style>
    <style:style style:name="ro6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8.2mm" fo:break-before="auto" style:use-optimal-row-height="false"/>
    </style:style>
    <style:style style:name="ro4" style:family="table-row">
      <style:table-row-properties style:row-height="6.23mm" fo:break-before="auto" style:use-optimal-row-height="true"/>
    </style:style>
    <style:style style:name="ro5" style:family="table-row">
      <style:table-row-properties style:row-height="6.31mm" fo:break-before="auto" style:use-optimal-row-height="true"/>
    </style:style>
    <style:style style:name="ro7" style:family="table-row">
      <style:table-row-properties style:row-height="12.28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2" style:family="table" style:master-page-name="TAB_5f_Foglio2">
      <style:table-properties table:display="true" style:writing-mode="lr-tb"/>
    </style:style>
    <style:style style:name="ta3" style:family="table" style:master-page-name="TAB_5f_Foglio3">
      <style:table-properties table:display="true" style:writing-mode="lr-tb"/>
    </style:style>
    <style:style style:name="ta4" style:family="table" style:master-page-name="TAB_5f_Foglio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ext-properties style:font-name="Arial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Tahoma" fo:font-size="14pt" fo:language="none" fo:country="none" fo:font-style="normal" fo:text-shadow="none" style:text-underline-style="none" fo:font-weight="normal" style:font-name-asian="Tahoma" style:font-size-asian="14pt" style:language-asian="none" style:country-asian="none" style:font-style-asian="normal" style:font-weight-asian="normal" style:font-name-complex="Tahoma" style:font-size-complex="14pt" style:language-complex="none" style:country-complex="none" style:font-style-complex="normal" style:font-weight-complex="normal"/>
    </style:style>
    <style:style style:name="ce8" style:family="table-cell" style:parent-style-name="Default" style:data-style-name="N37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/>
      <style:text-properties style:font-name="Arial" fo:font-size="14pt" style:font-size-asian="14pt" style:font-size-complex="14pt"/>
    </style:style>
    <style:style style:name="ce14" style:family="table-cell" style:parent-style-name="Default" style:data-style-name="N100">
      <style:table-cell-properties style:glyph-orientation-vertical="0" fo:background-color="#ffff00" style:text-align-source="value-type" style:repeat-content="false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Foglio1" table:style-name="ta4" table:print-ranges="Foglio1.A2:Foglio1.D1048474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3"/>
        <table:table-column table:style-name="co6" table:default-cell-style-name="ce3"/>
        <table:table-column table:style-name="co7" table:default-cell-style-name="ce3"/>
        <table:table-column table:style-name="co9" table:number-columns-repeated="1016" table:default-cell-style-name="ce3"/>
        <table:table-column table:style-name="co9" table:number-columns-repeated="2" table:default-cell-style-name="Default"/>
        <table:table-row table:style-name="ro2">
          <table:table-cell table:style-name="ce1" office:value-type="string" calcext:value-type="string">
            <text:p>NOMINATIVO</text:p>
          </table:table-cell>
          <table:table-cell table:style-name="ce1"/>
          <table:table-cell table:style-name="ce1" office:value-type="string" calcext:value-type="string">
            <text:p>TIPO</text:p>
          </table:table-cell>
          <table:table-cell table:style-name="ce9" office:value-type="string" calcext:value-type="string">
            <text:p>NUMERO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6"/>
          <table:table-cell table:style-name="ce17" table:number-columns-repeated="242"/>
          <table:table-cell table:style-name="ce18" table:number-columns-repeated="769"/>
          <table:table-cell table:style-name="ce19" table:number-columns-repeated="2"/>
        </table:table-row>
        <table:table-row table:style-name="ro3">
          <table:table-cell table:style-name="ce2" office:value-type="string" calcext:value-type="string">
            <text:p>ABISATI ALBERTO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764529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BM SISTEMI (COMPUTER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10177</text:p>
          </table:table-cell>
          <table:table-cell table:style-name="ce2" office:value-type="string" calcext:value-type="string">
            <text:p>COMPUTER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DRIA FRUT</text:p>
          </table:table-cell>
          <table:table-cell table:style-name="ce2" office:value-type="string" calcext:value-type="string">
            <text:p>MERCATO VERO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18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GANDI MASSIMO</text:p>
          </table:table-cell>
          <table:table-cell table:style-name="ce2" office:value-type="string" calcext:value-type="string">
            <text:p>CETRIOLI ZUCCHINE FAGIOLINI ETC...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58298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GE CONTROL – BANCA DATI (X VARIAZION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6-398941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GE CONTROL – DOTT.CONTI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5477732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GE CONTROL – ROM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6-39894231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GENZIA IMMOBILIARE GRIMALDI (ISOLA D/SCALA)</text:p>
          </table:table-cell>
          <table:table-cell table:style-name="ce2" office:value-type="string" calcext:value-type="string">
            <text:p>LORENZO PADOVANI (PER CASA FOGGINI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6-68069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GENZIA TRANS MERCURIO (NAPOLI)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755353</text:p>
          </table:table-cell>
          <table:table-cell table:style-name="ce2" office:value-type="string" calcext:value-type="string">
            <text:p>TRASPOR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GENZIA TRANS MERCURIO (NAPOLI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81-5187735</text:p>
          </table:table-cell>
          <table:table-cell table:style-name="ce2" office:value-type="string" calcext:value-type="string">
            <text:p>TRASPOR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GENZIA TRANS MERCURIO (NAPOLI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955076</text:p>
          </table:table-cell>
          <table:table-cell table:style-name="ce2" office:value-type="string" calcext:value-type="string">
            <text:p>TRASPOR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GRIMONDO</text:p>
          </table:table-cell>
          <table:table-cell table:style-name="ce2" office:value-type="string" calcext:value-type="string">
            <text:p>GIUSEPP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835331</text:p>
          </table:table-cell>
          <table:table-cell table:style-name="ce2" table:number-columns-repeated="2"/>
          <table:table-cell table:style-name="ce16" table:number-columns-repeated="5"/>
          <table:table-cell table:style-name="ce2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GRIMONDO</text:p>
          </table:table-cell>
          <table:table-cell table:style-name="ce2" office:value-type="string" calcext:value-type="string">
            <text:p>SAR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21-4500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GRIMPORT (BG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5-958334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GRIMPORT (BG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958381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GRIVERDE (RICAMBI TRATTORI VR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262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LBERTO CANOVA (EX UNIFACTOR ORA GENERALI VR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911908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LD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30392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LFANO GERARDO</text:p>
          </table:table-cell>
          <table:table-cell table:style-name="ce2" office:value-type="string" calcext:value-type="string">
            <text:p>SALERNO X FINOCCH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17672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LFANO GERARDO</text:p>
          </table:table-cell>
          <table:table-cell table:style-name="ce2" office:value-type="string" calcext:value-type="string">
            <text:p>UFF.BARBARA O DOMENIC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6014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LFONSO PEPE (NAPOL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91661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LITRANSPORT</text:p>
          </table:table-cell>
          <table:table-cell table:style-name="ce2" office:value-type="string" calcext:value-type="string">
            <text:p>AG.TRASP.ARCHIMED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95-57775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ATO</text:p>
          </table:table-cell>
          <table:table-cell table:style-name="ce2" office:value-type="string" calcext:value-type="string">
            <text:p>MOHAMED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412360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ATO</text:p>
          </table:table-cell>
          <table:table-cell table:style-name="ce2" office:value-type="string" calcext:value-type="string">
            <text:p>VINCENZ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85338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ATO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11-34938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ATO</text:p>
          </table:table-cell>
          <table:table-cell table:style-name="ce2" office:value-type="string" calcext:value-type="string">
            <text:p>MOHAMEDA 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1-319492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A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1-34937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A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1-34937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office:value-type="string" calcext:value-type="string">
            <text:p>AMBROSI (CASALEONE)</text:p>
          </table:table-cell>
          <table:table-cell office:value-type="string" calcext:value-type="string">
            <text:p>padre</text:p>
          </table:table-cell>
          <table:table-cell office:value-type="string" calcext:value-type="string">
            <text:p>CELL</text:p>
          </table:table-cell>
          <table:table-cell table:style-name="ce3" office:value-type="string" calcext:value-type="string">
            <text:p>348-32003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BROSI (CASALEONE)</text:p>
          </table:table-cell>
          <table:table-cell office:value-type="string" calcext:value-type="string">
            <text:p>figlio</text:p>
          </table:table-cell>
          <table:table-cell office:value-type="string" calcext:value-type="string">
            <text:p>CELL</text:p>
          </table:table-cell>
          <table:table-cell table:style-name="ce3" office:value-type="string" calcext:value-type="string">
            <text:p>333-289810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BROSI (CASALEONE)</text:p>
          </table:table-cell>
          <table:table-cell/>
          <table:table-cell office:value-type="string" calcext:value-type="string">
            <text:p>FAX</text:p>
          </table:table-cell>
          <table:table-cell table:style-name="ce3" office:value-type="string" calcext:value-type="string">
            <text:p>0442-33267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BROSI (CASALEONE)</text:p>
          </table:table-cell>
          <table:table-cell/>
          <table:table-cell office:value-type="string" calcext:value-type="string">
            <text:p>TEL</text:p>
          </table:table-cell>
          <table:table-cell table:style-name="ce3" office:value-type="string" calcext:value-type="string">
            <text:p>0442-332673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AMBROSI NERINO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485307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BROSI NER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33180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BRUOSI MARZIANO E VISCARDI</text:p>
          </table:table-cell>
          <table:table-cell table:style-name="ce2" office:value-type="string" calcext:value-type="string">
            <text:p>MARZ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2333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BRUOSI MARZIANO E VISCARDI</text:p>
          </table:table-cell>
          <table:table-cell table:style-name="ce2" office:value-type="string" calcext:value-type="string">
            <text:p>MARZ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65711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BRUOSI MARZIANO E VISCARDI</text:p>
          </table:table-cell>
          <table:table-cell table:style-name="ce2" office:value-type="string" calcext:value-type="string">
            <text:p>MARZ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61933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BRUOSI MARZIANO E VISCARDI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735-7250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BRUOSI MARZIANO E VISCARDI</text:p>
          </table:table-cell>
          <table:table-cell table:style-name="ce2" office:value-type="string" calcext:value-type="string">
            <text:p>MARZIA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5-7248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NDREIS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7109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NDREIS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2275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NDRIOLO GINO</text:p>
          </table:table-cell>
          <table:table-cell table:style-name="ce2" office:value-type="string" calcext:value-type="string">
            <text:p>PER CETRIOL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66409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NGELUCCI SANDRO (natura crea)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0-2676931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NGELUCCI SANDRO (natura cre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8966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NGIZIA (DI GIAMBERARDINO FRANCESCO)</text:p>
          </table:table-cell>
          <table:table-cell table:style-name="ce2" office:value-type="string" calcext:value-type="string">
            <text:p>AUTIST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8638230</text:p>
          </table:table-cell>
          <table:table-cell table:style-name="ce2" office:value-type="string" calcext:value-type="string">
            <text:p>TRASPOR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NGIZIA (DI GIAMBERARDINO FRANCESCO)</text:p>
          </table:table-cell>
          <table:table-cell table:style-name="ce2" office:value-type="string" calcext:value-type="string">
            <text:p>AUTIST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1751590</text:p>
          </table:table-cell>
          <table:table-cell table:style-name="ce2" office:value-type="string" calcext:value-type="string">
            <text:p>TRASPOR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NGIZIA (DI GIAMBERARDINO FRANCESCO)</text:p>
          </table:table-cell>
          <table:table-cell table:style-name="ce2" office:value-type="string" calcext:value-type="string">
            <text:p>DANI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6-02950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NGIZIA (DI GIAMBERARDINO FRANCESCO)</text:p>
          </table:table-cell>
          <table:table-cell table:style-name="ce2" office:value-type="string" calcext:value-type="string">
            <text:p>GIANLUCA (LO ZIO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5085015</text:p>
          </table:table-cell>
          <table:table-cell table:style-name="ce2" office:value-type="string" calcext:value-type="string">
            <text:p>TRASPOR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NGIZIA (DI GIAMBERARDINO FRANCESCO)</text:p>
          </table:table-cell>
          <table:table-cell table:style-name="ce2" office:value-type="string" calcext:value-type="string">
            <text:p>MA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5741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NNAPAOL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977997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NTOLINI TRASPORTI E SPEDIZIONI SRL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7014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NTONACCI VINCENZO (APRICEN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486048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RBIZANI MAURO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62146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RBIZANI MAUR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1-72224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RCHIMEDE (DI GIUSEPPE GIULIANO)</text:p>
          </table:table-cell>
          <table:table-cell table:style-name="ce2" office:value-type="string" calcext:value-type="string">
            <text:p>PA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679029</text:p>
          </table:table-cell>
          <table:table-cell table:style-name="ce2" office:value-type="string" calcext:value-type="string">
            <text:p>PRODOTTI SICI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RCHIMEDE (DI GIUSEPPE GIULIANO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931-722276</text:p>
          </table:table-cell>
          <table:table-cell table:style-name="ce2" office:value-type="string" calcext:value-type="string">
            <text:p>PRODOTTI SICI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RCHIMEDE (DI GIUSEPPE GIULIAN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931-722376</text:p>
          </table:table-cell>
          <table:table-cell table:style-name="ce2" office:value-type="string" calcext:value-type="string">
            <text:p>PRODOTTI SICI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RENA FRUIT SRL (RADICCHIO EXPORT)</text:p>
          </table:table-cell>
          <table:table-cell table:style-name="ce2" office:value-type="string" calcext:value-type="string">
            <text:p>S. MARIA DI ZEVIO VR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73227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RENA FRUIT SRL (RADICCHIO EXPORT)</text:p>
          </table:table-cell>
          <table:table-cell table:style-name="ce2" office:value-type="string" calcext:value-type="string">
            <text:p>S. MARIA DI ZEVIO VR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73844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RENA FRUIT SRL (RADICCHIO EXPORT)</text:p>
          </table:table-cell>
          <table:table-cell table:style-name="ce2" office:value-type="string" calcext:value-type="string">
            <text:p>S. MARIA DI ZEVIO VR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73035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RENA FRUTT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12579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RPAV</text:p>
          </table:table-cell>
          <table:table-cell table:style-name="ce2" office:value-type="string" calcext:value-type="string">
            <text:p>SIG.PEGORARO (PER ANALISI TERRENI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0-463659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RTEC PROGETTI</text:p>
          </table:table-cell>
          <table:table-cell table:style-name="ce2" office:value-type="string" calcext:value-type="string">
            <text:p>GARIS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704656</text:p>
          </table:table-cell>
          <table:table-cell table:style-name="ce2" office:value-type="string" calcext:value-type="string">
            <text:p>STUDI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RTEC PROGETT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10120</text:p>
          </table:table-cell>
          <table:table-cell table:style-name="ce2" office:value-type="string" calcext:value-type="string">
            <text:p>STUDIO</text:p>
          </table:table-cell>
          <table:table-cell table:style-name="ce2" office:value-type="string" calcext:value-type="string">
            <text:p>AUTO</text:p>
          </table:table-cell>
          <table:table-cell table:style-name="ce2" table:number-columns-repeated="247"/>
          <table:table-cell table:number-columns-repeated="771"/>
        </table:table-row>
        <table:table-row table:style-name="ro3">
          <table:table-cell table:style-name="ce2" office:value-type="string" calcext:value-type="string">
            <text:p>ASCIONE SRL</text:p>
          </table:table-cell>
          <table:table-cell table:style-name="ce2" office:value-type="string" calcext:value-type="string">
            <text:p>POSTEGGIO MILANO – FAX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2-55017608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SCIONE SRL</text:p>
          </table:table-cell>
          <table:table-cell table:style-name="ce2" office:value-type="string" calcext:value-type="string">
            <text:p>POSTEGGIO MILA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9901346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SPARAGO D'ORO (COOP.ARCORE)</text:p>
          </table:table-cell>
          <table:table-cell table:style-name="ce2" office:value-type="string" calcext:value-type="string">
            <text:p>PIERO (PER RADICCHIO VERONA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6355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SSICOM</text:p>
          </table:table-cell>
          <table:table-cell table:style-name="ce2" office:value-type="string" calcext:value-type="string">
            <text:p>NUOVO AGENTE MAGRINI MAUR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32-96159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SSICOM</text:p>
          </table:table-cell>
          <table:table-cell table:style-name="ce2" office:value-type="string" calcext:value-type="string">
            <text:p>NUOVO AGENTE MAGRINI MAUR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32-968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SSITALIA</text:p>
          </table:table-cell>
          <table:table-cell table:style-name="ce2" office:value-type="string" calcext:value-type="string">
            <text:p>CELLULARE REPERIBILE SIG.RIGOLD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0-5431540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SSITALIA</text:p>
          </table:table-cell>
          <table:table-cell table:style-name="ce2" office:value-type="string" calcext:value-type="string">
            <text:p>CERE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60114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SSITALI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316118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SSITALI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339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SSO INFORMATICA (ALFONSO TECNICO PC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22045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SSO INFORMATICA (ALFONS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5129</text:p>
          </table:table-cell>
          <table:table-cell table:style-name="ce2" office:value-type="string" calcext:value-type="string">
            <text:p>COMPUTER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TR (AGENZIA TRASPORTI RIUNITI)</text:p>
          </table:table-cell>
          <table:table-cell table:style-name="ce2" office:value-type="string" calcext:value-type="string">
            <text:p>MICH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62343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TR (AGENZIA TRASPORTI RIUNITI)</text:p>
          </table:table-cell>
          <table:table-cell table:style-name="ce2" office:value-type="string" calcext:value-type="string">
            <text:p>MICH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82332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TR (AGENZIA TRASPORTI RIUNITI)</text:p>
          </table:table-cell>
          <table:table-cell table:style-name="ce2" office:value-type="string" calcext:value-type="string">
            <text:p>NICOL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62343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TR (AGENZIA TRASPORTI RIUNITI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83-5655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TR (AGENZIA TRASPORTI RIUNITI)</text:p>
          </table:table-cell>
          <table:table-cell table:style-name="ce2" office:value-type="string" calcext:value-type="string">
            <text:p>MICHEL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3-56575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TRI (NOGAR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87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RORA COOP.MELONI PACHINO</text:p>
          </table:table-cell>
          <table:table-cell table:style-name="ce2" office:value-type="string" calcext:value-type="string">
            <text:p>CINZI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8-788436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RORA COOP.MELONI PACH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931-59438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BOVOLONE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0028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CENTER</text:p>
          </table:table-cell>
          <table:table-cell table:style-name="ce2" office:value-type="string" calcext:value-type="string">
            <text:p>RENATO BELLI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4530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CENTER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665881 / 2 / 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. ARMATRUDO DOMENICO</text:p>
          </table:table-cell>
          <table:table-cell table:style-name="ce2" office:value-type="string" calcext:value-type="string">
            <text:p>SALER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93990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. ARMATRUDO DOMENICO</text:p>
          </table:table-cell>
          <table:table-cell table:style-name="ce2" office:value-type="string" calcext:value-type="string">
            <text:p>SALER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93990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..AUTUORI GROUP S.R.L.</text:p>
          </table:table-cell>
          <table:table-cell table:style-name="ce2" office:value-type="string" calcext:value-type="string">
            <text:p>SALERNO (TIT. GENNARO AUTUORI)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9-38468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..AUTUORI GROUP S.R.L.</text:p>
          </table:table-cell>
          <table:table-cell table:style-name="ce2" office:value-type="string" calcext:value-type="string">
            <text:p>SALERNO (TIT. GENNARO AUTUORI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9-38458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GIANELLI (BARI)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821250</text:p>
          </table:table-cell>
          <table:table-cell table:style-name="ce2" office:value-type="string" calcext:value-type="string">
            <text:p>TRASPOR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LA ROSA</text:p>
          </table:table-cell>
          <table:table-cell table:style-name="ce2" office:value-type="string" calcext:value-type="string">
            <text:p>FRAN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274713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LA ROSA</text:p>
          </table:table-cell>
          <table:table-cell table:style-name="ce2" office:value-type="string" calcext:value-type="string">
            <text:p>SALER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600174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LA ROSA</text:p>
          </table:table-cell>
          <table:table-cell table:style-name="ce2" office:value-type="string" calcext:value-type="string">
            <text:p>SALER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121367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LA ROSA</text:p>
          </table:table-cell>
          <table:table-cell table:style-name="ce2" office:value-type="string" calcext:value-type="string">
            <text:p>SALERN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28-9845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LA ROSA</text:p>
          </table:table-cell>
          <table:table-cell table:style-name="ce2" office:value-type="string" calcext:value-type="string">
            <text:p>SALER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9845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REANI D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38185</text:p>
          </table:table-cell>
          <table:table-cell table:style-name="ce2" office:value-type="string" calcext:value-type="string">
            <text:p>TRASPOR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SCARABELLO ANDRIA</text:p>
          </table:table-cell>
          <table:table-cell table:style-name="ce2" office:value-type="string" calcext:value-type="string">
            <text:p>(PER FARETRA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3-5665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SERENA E STIRPE</text:p>
          </table:table-cell>
          <table:table-cell table:style-name="ce2" office:value-type="string" calcext:value-type="string">
            <text:p>SIG.MONACELL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38297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SERENA E STIRPE</text:p>
          </table:table-cell>
          <table:table-cell table:style-name="ce2" office:value-type="string" calcext:value-type="string">
            <text:p>AVEZZA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2239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SI.FO.</text:p>
          </table:table-cell>
          <table:table-cell table:style-name="ce2" office:value-type="string" calcext:value-type="string">
            <text:p>ADRIA (BA)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83-5436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SI.FO.</text:p>
          </table:table-cell>
          <table:table-cell table:style-name="ce2" office:value-type="string" calcext:value-type="string">
            <text:p>ADRIA (BA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3-5436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SORGENT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9-38469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ZETA DI ZANDA</text:p>
          </table:table-cell>
          <table:table-cell table:style-name="ce2" office:value-type="string" calcext:value-type="string">
            <text:p>CENTRO REVISIO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08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ESANI ANTON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53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.TO MICHELE CAMP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00477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.TO STUDIO SANSEGOLO PUSCEDDU &amp; ASSOCIATI (CUCCHI)</text:p>
          </table:table-cell>
          <table:table-cell table:style-name="ce2" office:value-type="string" calcext:value-type="string">
            <text:p>SANSEG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70904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.TO STUDIO SANSEGOLO PUSCEDDU &amp; ASSOCIATI (CUCCHI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5-04003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.TO STUDIO SANSEGOLO PUSCEDDU &amp; ASSOCIATI (CUCCH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04003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.TO STUDIO SANSEGOLO PUSCEDDU &amp; ASSOCIATI (CUCCHI)</text:p>
          </table:table-cell>
          <table:table-cell table:style-name="ce2" office:value-type="string" calcext:value-type="string">
            <text:p>SEGRETERIA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segreteria.civile@lpn3.it" xlink:type="simple">segreteria.civile@lpn3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.TO STUDIO SANSEGOLO PUSCEDDU &amp; ASSOCIATI (CUCCHI)</text:p>
          </table:table-cell>
          <table:table-cell table:style-name="ce2" office:value-type="string" calcext:value-type="string">
            <text:p>FRANCESCO SANSEGOLO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avv.sansegolo@lpn3.it" xlink:type="simple">avv.sansegolo@lpn3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.TO STUDIO SANSEGOLO PUSCEDDU &amp; ASSOCIATI (CUCCHI)</text:p>
          </table:table-cell>
          <table:table-cell table:style-name="ce2" office:value-type="string" calcext:value-type="string">
            <text:p>ELENA PUSCEDDU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avv.pusceddu@lpn3.it" xlink:type="simple">avv.pusceddu@lpn3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.TO STUDIO SANSEGOLO PUSCEDDU &amp; ASSOCIATI (CUCCHI)</text:p>
          </table:table-cell>
          <table:table-cell table:style-name="ce2" office:value-type="string" calcext:value-type="string">
            <text:p>GIOVANNA BIANCHI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avv.bianchi@lpn3.it" xlink:type="simple">avv.bianchi@lpn3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OCATO SANDRINI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5-8005223</text:p>
          </table:table-cell>
          <table:table-cell table:style-name="ce2" office:value-type="string" calcext:value-type="string">
            <text:p>AVVOCAT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VVOCATO SANDRIN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91047</text:p>
          </table:table-cell>
          <table:table-cell table:style-name="ce2" office:value-type="string" calcext:value-type="string">
            <text:p>AVVOCAT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VVOCATO VENTURI ROBERT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688218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OCATO VENTURI ROBERTO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927312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OCATO VENTURI ROBERTO</text:p>
          </table:table-cell>
          <table:table-cell table:style-name="ce2" office:value-type="string" calcext:value-type="string">
            <text:p>STUDIO ISOL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03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OCATO VENTURI ROBERTO</text:p>
          </table:table-cell>
          <table:table-cell table:style-name="ce2" office:value-type="string" calcext:value-type="string">
            <text:p>UFICIO VERO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00313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XA (ISOLA D. SCALA)</text:p>
          </table:table-cell>
          <table:table-cell table:style-name="ce2" office:value-type="string" calcext:value-type="string">
            <text:p>PER FIDEJUSSIONI JESSIC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3067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XA (ISOLA D. SCALA)</text:p>
          </table:table-cell>
          <table:table-cell table:style-name="ce2" office:value-type="string" calcext:value-type="string">
            <text:p>PER FIDEJUSSIONI JESSIC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28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LD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47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ERONA</text:p>
          </table:table-cell>
          <table:table-cell table:style-name="ce2" office:value-type="string" calcext:value-type="string">
            <text:p>GESTORE IMPRESE ANDREA SARTOR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21178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ERONA</text:p>
          </table:table-cell>
          <table:table-cell table:style-name="ce2" office:value-type="string" calcext:value-type="string">
            <text:p>GESTORE IMPRESE ANDREA SARTOR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9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ERONA</text:p>
          </table:table-cell>
          <table:table-cell table:style-name="ce2" office:value-type="string" calcext:value-type="string">
            <text:p>GESTORE IMPRESE ANDREA SARTOR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3012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ERONA</text:p>
          </table:table-cell>
          <table:table-cell table:style-name="ce2" office:value-type="string" calcext:value-type="string">
            <text:p>TREVENZUOL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3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ICENZA (FIL.ISOLA)</text:p>
          </table:table-cell>
          <table:table-cell table:style-name="ce2" office:value-type="string" calcext:value-type="string">
            <text:p>ALESSANDRO AMBROSO (CAPOAREA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0-773393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ICENZA (FIL.ISOLA)</text:p>
          </table:table-cell>
          <table:table-cell table:style-name="ce2" office:value-type="string" calcext:value-type="string">
            <text:p>DIRETTORE: EDOARDO DELL'OR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8106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ICENZA (FIL.ISOLA)</text:p>
          </table:table-cell>
          <table:table-cell table:style-name="ce2" office:value-type="string" calcext:value-type="string">
            <text:p>GESTORE IMPRESE 2015 – EMANUELE SIMEONI DIRET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222755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ICENZA (FIL.ISOLA)</text:p>
          </table:table-cell>
          <table:table-cell table:style-name="ce2" office:value-type="string" calcext:value-type="string">
            <text:p>GESTORE IMPRESE 2015 – EMANUELE SIMEONI DIRETT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93222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ICENZA (FIL.ISOLA)</text:p>
          </table:table-cell>
          <table:table-cell table:style-name="ce2" office:value-type="string" calcext:value-type="string">
            <text:p>GESTORE IMPRESE 2015 – EMANUELE SIMEONI DIRET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8995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ICENZA (FIL.ISOLA)</text:p>
          </table:table-cell>
          <table:table-cell table:style-name="ce2" office:value-type="string" calcext:value-type="string">
            <text:p>GESTORE IMPRESE 2015 – EMANUELE SIMEONI DIRETTO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emanuele.simeoni@popvi.it" xlink:type="simple">emanuele.simeoni@popvi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ICENZA (FIL.ISOL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14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ICENZA (FIL.ISOL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104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SELLA</text:p>
          </table:table-cell>
          <table:table-cell table:style-name="ce2" office:value-type="string" calcext:value-type="string">
            <text:p>DIRETTORE MARCO MALGHERI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98257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SELLA (DIRETT.MARCO MALGHERINI)</text:p>
          </table:table-cell>
          <table:table-cell table:style-name="ce2" office:value-type="string" calcext:value-type="string">
            <text:p>FERRARINI FAUS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10853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SELLA (DIRETT.MARCO MALGHERINI)</text:p>
          </table:table-cell>
          <table:table-cell table:style-name="ce2" office:value-type="string" calcext:value-type="string">
            <text:p>BOVOLONE FAX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15-243318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SELLA (DIRETT.MARCO MALGHERINI)</text:p>
          </table:table-cell>
          <table:table-cell table:style-name="ce2" office:value-type="string" calcext:value-type="string">
            <text:p>BOVOL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012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SELLA (DIRETT.MARCO MALGHERINI)</text:p>
          </table:table-cell>
          <table:table-cell table:style-name="ce2" office:value-type="string" calcext:value-type="string">
            <text:p>LEGNAG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0016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CELL</text:p>
          </table:table-cell>
          <table:table-cell table:style-name="ce3" office:value-type="string" calcext:value-type="string">
            <text:p>335-738373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AGENTE: ANDREA CESARACCIO</text:p>
          </table:table-cell>
          <table:table-cell office:value-type="string" calcext:value-type="string">
            <text:p>CELL</text:p>
          </table:table-cell>
          <table:table-cell table:style-name="ce3" office:value-type="string" calcext:value-type="string">
            <text:p>340-8442123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BANCALI USATI</text:p>
          </table:table-cell>
          <table:table-cell table:style-name="ce2" office:value-type="string" calcext:value-type="string">
            <text:p>SOLO PALLET – BERGA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1-880426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RATELLA (PRIMO MATTINO) (STEFAN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34888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RATELLA (PRIMO MATTINO) (STEFAN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606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RATELLA (PRIMO MATTINO) (STEFANO)</text:p>
          </table:table-cell>
          <table:table-cell table:style-name="Default"/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<text:a xlink:href="mailto:cecilia.zuccari@primomattino.it" xlink:type="simple">cecilia.zuccari@primomattino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RATELLA (PRIMO MATTINO) (STEFANO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411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RBIERI NASTRI TRASPORTATORI</text:p>
          </table:table-cell>
          <table:table-cell table:style-name="ce2" office:value-type="string" calcext:value-type="string">
            <text:p>RAPPRESENTANTE COMMERCIA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16048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RBIERI NASTRI TRASPORTATORI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51087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RBIERI NASTRI TRASPORTATOR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5108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SILI PRIM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65688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SILI PRIM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4-6587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SSO (ANTONIO) (SEMINA RADICCHI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5869</text:p>
          </table:table-cell>
          <table:table-cell table:style-name="ce2" office:value-type="string" calcext:value-type="string">
            <text:p>SEMI SEMEN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ASSO WALTER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91700</text:p>
          </table:table-cell>
          <table:table-cell table:style-name="ce2" office:value-type="string" calcext:value-type="string">
            <text:p>SEMI SEMEN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ASSO WALTER</text:p>
          </table:table-cell>
          <table:table-cell table:style-name="ce2" office:value-type="string" calcext:value-type="string">
            <text:p>CELLULARE MOGLIE LAUR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91701</text:p>
          </table:table-cell>
          <table:table-cell table:style-name="ce2" office:value-type="string" calcext:value-type="string">
            <text:p>SEMI SEMEN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ASSO WALTER</text:p>
          </table:table-cell>
          <table:table-cell table:style-name="ce2" office:value-type="string" calcext:value-type="string">
            <text:p>FIGLIO FRANCES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92678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SSO WALTER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662248</text:p>
          </table:table-cell>
          <table:table-cell table:style-name="ce2" office:value-type="string" calcext:value-type="string">
            <text:p>SEMI SEMEN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ASSO WALTER</text:p>
          </table:table-cell>
          <table:table-cell table:style-name="ce2" office:value-type="string" calcext:value-type="string">
            <text:p>SERRA – 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664166</text:p>
          </table:table-cell>
          <table:table-cell table:style-name="ce2" office:value-type="string" calcext:value-type="string">
            <text:p>SEMI SEMEN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AZZAN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03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ZZAN DANIEL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4978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LFRUTTA (POSTEGGIO UDINE)</text:p>
          </table:table-cell>
          <table:table-cell table:style-name="ce2" office:value-type="string" calcext:value-type="string">
            <text:p>GI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770997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LFRUTTA (POSTEGGIO UDINE)</text:p>
          </table:table-cell>
          <table:table-cell table:style-name="ce2" office:value-type="string" calcext:value-type="string">
            <text:p>VENDITORE OSCAR NAZZ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18973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LFRUTTA (POSTEGGIO UDIN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32-60309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LFRUTTA (POSTEGGIO UDINE)</text:p>
          </table:table-cell>
          <table:table-cell table:style-name="ce2" office:value-type="string" calcext:value-type="string">
            <text:p>MAGDA PER PAGAMENTI</text:p>
          </table:table-cell>
          <table:table-cell table:style-name="ce2" office:value-type="string" calcext:value-type="string">
            <text:p>MAIL</text:p>
          </table:table-cell>
          <table:table-cell table:style-name="ce11" office:value-type="string" calcext:value-type="string">
            <text:p><text:a xlink:href="mailto:belfrutt@belfrutta-srl.191.it" xlink:type="simple">belfrutt@belfrutta-srl.191.it</text:a></text:p>
          </table:table-cell>
          <table:table-cell table:style-name="ce11"/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ELFRUTTA (POSTEGGIO UDIN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32-52159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LFRUTTA (POSTEGGIO UDIN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32-60289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LLINI (AUTOCENTER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665881</text:p>
          </table:table-cell>
          <table:table-cell table:style-name="ce2" office:value-type="string" calcext:value-type="string">
            <text:p>MANUTENZIONI RIPARAZIONI AUTOVETTUR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ELLINI MASSIMO</text:p>
          </table:table-cell>
          <table:table-cell table:style-name="ce2" office:value-type="string" calcext:value-type="string">
            <text:p>FRAN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5242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LLINI MASSIM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76592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LLINI ORTOFRUTT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3422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NATTI LEILA</text:p>
          </table:table-cell>
          <table:table-cell table:style-name="ce2" office:value-type="string" calcext:value-type="string">
            <text:p>ROBER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0-276484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NATTI LEI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61728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NAZZI</text:p>
          </table:table-cell>
          <table:table-cell table:style-name="ce2" office:value-type="string" calcext:value-type="string">
            <text:p>NIPOTE ALBER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2765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NAZZ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33-71916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NETTI LUIGI (LUSIA) (ORTO DEI PAND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225612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NETTI LUIGI (LUSIA) (ORTO DEI PAND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21622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NETTI LUIGI (LUSIA) (ORTO DEI PAND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5-60753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NETTI LUIGI (LUSIA) (ORTO DEI PAND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11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NFATTI</text:p>
          </table:table-cell>
          <table:table-cell table:style-name="ce2" office:value-type="string" calcext:value-type="string">
            <text:p>LUC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045978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BENINCASA ENRIC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329608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RGAMI (NASTRO LAVORAZION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6-631792</text:p>
          </table:table-cell>
          <table:table-cell table:style-name="ce2" office:value-type="string" calcext:value-type="string">
            <text:p>MANUTENZIONI RIPARAZIONI NASTRI TRASPORTATOR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ERGAMI (NASTRO LAVORAZION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6-633708</text:p>
          </table:table-cell>
          <table:table-cell table:style-name="ce2" office:value-type="string" calcext:value-type="string">
            <text:p>MANUTENZIONI RIPARAZIONI NASTRI TRASPORTATOR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ERSANI LUCA</text:p>
          </table:table-cell>
          <table:table-cell table:style-name="ce2" office:value-type="string" calcext:value-type="string">
            <text:p>PER VERZ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578631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RSANI MARCO</text:p>
          </table:table-cell>
          <table:table-cell table:style-name="ce2" office:value-type="string" calcext:value-type="string">
            <text:p>PER VERZ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365414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RTO GIULIO</text:p>
          </table:table-cell>
          <table:table-cell table:style-name="ce2" office:value-type="string" calcext:value-type="string">
            <text:p>(DATO SETTEMBRE 2012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234880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VERE ALFONS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0885425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EVERE GIORG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829529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EVERE GUIDO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0-806207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EVERE GUID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443234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EVERE MART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7-8159347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EVERE MART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9188458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EVERE MART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641040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ANCHI ARMANDO S.R.L. (VR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86993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ANCHI ARMANDO S.R.L. (VR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184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ANCHI ELVIR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9419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ANCOFIORE GIAN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42849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LANCIAI (GUALTIERI)</text:p>
          </table:table-cell>
          <table:table-cell table:style-name="ce2" office:value-type="string" calcext:value-type="string">
            <text:p>RAPP.TE LUCA RAU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1567031 (1)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LANCIAI (GUALTIERI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9-52707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LANCIAI (GUALTIERI)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cb@coopbilanciai.it" xlink:type="simple">cb@coopbilanciai.it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LANCIAI (GUALTIERI)</text:p>
          </table:table-cell>
          <table:table-cell table:style-name="ce2" office:value-type="string" calcext:value-type="string">
            <text:p>DIRETTO (ULTIMO VALIDO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9-893612</text:p>
          </table:table-cell>
          <table:table-cell table:style-name="ce2" office:value-type="string" calcext:value-type="string">
            <text:p>MANUTENZIONI RIPARAZIONI PES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OCCA (AVEZZANO)</text:p>
          </table:table-cell>
          <table:table-cell table:style-name="ce2" office:value-type="string" calcext:value-type="string">
            <text:p>GIACO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526325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OCCA (AVEZZANO)</text:p>
          </table:table-cell>
          <table:table-cell table:style-name="ce2" office:value-type="string" calcext:value-type="string">
            <text:p>LUCIAN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664829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OCCA (AVEZZANO)</text:p>
          </table:table-cell>
          <table:table-cell table:style-name="ce2" office:value-type="string" calcext:value-type="string">
            <text:p>ROBER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430346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OCCA (AVEZZAN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2538125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OCCA (AVEZZANO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863-727909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OCCA (AVEZZANO)</text:p>
          </table:table-cell>
          <table:table-cell table:style-name="ce2" office:value-type="string" calcext:value-type="string">
            <text:p>ABITAZIONE GIACOM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79373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OCCA (AVEZZANO)</text:p>
          </table:table-cell>
          <table:table-cell table:style-name="ce2" office:value-type="string" calcext:value-type="string">
            <text:p>ABITAZIONE LUCIA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792978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OCCA (AVEZZANO)</text:p>
          </table:table-cell>
          <table:table-cell table:style-name="ce2" office:value-type="string" calcext:value-type="string">
            <text:p>ABITAZIONE ROBER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790871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OCCA (AVEZZANO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72128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OCHIMICA SIRACUS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932-9916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CLAUD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9-464815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CLAUDIO</text:p>
          </table:table-cell>
          <table:table-cell table:style-name="ce2" office:value-type="string" calcext:value-type="string">
            <text:p>FIGLIO EMANU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542852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CLAUDIO</text:p>
          </table:table-cell>
          <table:table-cell table:style-name="ce2" office:value-type="string" calcext:value-type="string">
            <text:p>SUO COMMERCIALIST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3089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CLAUDIO</text:p>
          </table:table-cell>
          <table:table-cell table:style-name="ce2" office:value-type="string" calcext:value-type="string">
            <text:p>SUO COMMERCIALIST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106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CLAUD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3914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GABRIELE</text:p>
          </table:table-cell>
          <table:table-cell table:style-name="ce2" office:value-type="string" calcext:value-type="string">
            <text:p>AUTISTA GIUSEPP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6-500066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GABRIEL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28442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GABRIEL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00169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LORENZ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113392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MIRK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71431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TARCIS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828938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XIO CLAUDIO</text:p>
          </table:table-cell>
          <table:table-cell table:style-name="ce2" office:value-type="string" calcext:value-type="string">
            <text:p>PER CONFEZIONI NATALIZI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61403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LUE CITY (TRASPORTI PER ORTOMERCATO)</text:p>
          </table:table-cell>
          <table:table-cell table:style-name="ce2" office:value-type="string" calcext:value-type="string">
            <text:p>AUTISTA CAMIKAZ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561233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LUE CITY (TRASPORTI PER ORTOMERCATO)</text:p>
          </table:table-cell>
          <table:table-cell table:style-name="ce2" office:value-type="string" calcext:value-type="string">
            <text:p>AUTISTA GIOV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471519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LUE CITY (TRASPORTI PER ORTOMERCATO)</text:p>
          </table:table-cell>
          <table:table-cell table:style-name="ce2" office:value-type="string" calcext:value-type="string">
            <text:p>BARCAR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305832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LUE CITY (TRASPORTI PER ORTOMERCATO)</text:p>
          </table:table-cell>
          <table:table-cell table:style-name="ce2" office:value-type="string" calcext:value-type="string">
            <text:p>MATTIA (FIGLIO BAGGIA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534463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LUE CITY (TRASPORTI PER ORTOMERCATO)</text:p>
          </table:table-cell>
          <table:table-cell table:style-name="ce2" office:value-type="string" calcext:value-type="string">
            <text:p>TITOLARE CARLO CHIAMARE PER VIAGG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1116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LUE CITY (TRASPORTI PER ORTOMERCATO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61-96612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LUE CITY (TRASPORTI PER ORTOMERCATO)</text:p>
          </table:table-cell>
          <table:table-cell table:style-name="ce2" office:value-type="string" calcext:value-type="string">
            <text:p>AMMINISTR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61-96155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LUE CITY (TRASPORTI PER ORTOMERCATO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61-96026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LUE CITY (TRASPORTI PER ORTOMERCATO)</text:p>
          </table:table-cell>
          <table:table-cell table:style-name="ce2" office:value-type="string" calcext:value-type="string">
            <text:p>MAGAZZINO CHIAMRE PER VIAGG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61-95033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ARIN MICHEL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511731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CCA – TIOZZO CAENAZZO ROBERTO</text:p>
          </table:table-cell>
          <table:table-cell table:style-name="ce2" office:value-type="string" calcext:value-type="string">
            <text:p>MEDIATORE CHIOGGI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95960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CCA – TIOZZO CAENAZZO ROBERTO</text:p>
          </table:table-cell>
          <table:table-cell table:style-name="ce2" office:value-type="string" calcext:value-type="string">
            <text:p>MEDIATORE CHIOGGI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1-55431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CCA – TIOZZO CAENAZZO ROBERTO</text:p>
          </table:table-cell>
          <table:table-cell table:style-name="ce2" office:value-type="string" calcext:value-type="string">
            <text:p>MEDIATORE CHIOGGIA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caenazzo.bocca@yahoo.it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DIN GIUSEPPE</text:p>
          </table:table-cell>
          <table:table-cell table:style-name="ce2" office:value-type="string" calcext:value-type="string">
            <text:p>LUI ACQUISTA MOTORI CELLE USAT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94524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LLA FERDINAND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20273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LLA FERDINAND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61202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NATO GIANNINA</text:p>
          </table:table-cell>
          <table:table-cell table:style-name="ce2" office:value-type="string" calcext:value-type="string">
            <text:p>GIANNINA (MADR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58176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NATO GIANNINA</text:p>
          </table:table-cell>
          <table:table-cell table:style-name="ce2" office:value-type="string" calcext:value-type="string">
            <text:p>NICOLA (FIGLIO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543827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NFANTE MARZ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5515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NFANTE MARZ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20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NIARDI FRANCESC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023163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BONIARDI FRANCESCO</text:p>
          </table:table-cell>
          <table:table-cell table:style-name="ce2" office:value-type="string" calcext:value-type="string">
            <text:p>SECONDO NUMERO (DATO IL 23/12/14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580001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BONINSEGNA GIAMBATTISTA</text:p>
          </table:table-cell>
          <table:table-cell table:style-name="ce2" office:value-type="string" calcext:value-type="string">
            <text:p>GIAMBATTIST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851845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NINSEGNA GIAMBATTISTA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2545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office:value-type="string" calcext:value-type="string">
            <text:p>BONINSEGNA MARCO</text:p>
          </table:table-cell>
          <table:table-cell/>
          <table:table-cell office:value-type="string" calcext:value-type="string">
            <text:p>CELL</text:p>
          </table:table-cell>
          <table:table-cell table:style-name="ce3" office:value-type="string" calcext:value-type="string">
            <text:p>340-8597116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BONINSEGNA MARIO</text:p>
          </table:table-cell>
          <table:table-cell table:style-name="ce2" office:value-type="string" calcext:value-type="string">
            <text:p>ERM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858684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NINSEGNA MARI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252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RELLI BRU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23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RELLI G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0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RELLI OSVALD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4369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RELLI OSVALD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11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RIN (SPAZZATRICE 6400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365505</text:p>
          </table:table-cell>
          <table:table-cell table:style-name="ce2" office:value-type="string" calcext:value-type="string">
            <text:p>MANUTENZIONI RIPARAZIONI SPAZZATRIC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OSCOLO ROBER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31019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TTONI (SCOPE BLU USO ALIMENTAR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7021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A FRUTTA – VERONA</text:p>
          </table:table-cell>
          <table:table-cell table:style-name="ce2" office:value-type="string" calcext:value-type="string">
            <text:p>PAOLO PER ORDI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6-676200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A FRUTTA – VERON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268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AGANTINI (VR)</text:p>
          </table:table-cell>
          <table:table-cell table:style-name="ce2" office:value-type="string" calcext:value-type="string">
            <text:p>PER CELLE FRIGORIFER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025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ESSAN FAB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50062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ESSAN FAB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78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ESSANONE PRODUTTORE</text:p>
          </table:table-cell>
          <table:table-cell table:style-name="ce2" office:value-type="string" calcext:value-type="string">
            <text:p>INS. RAD. PDZ LUGLIO -&gt; OTTOB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1-9686554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BREVIGLIERI (MACCHINE AGRICOLE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713061</text:p>
          </table:table-cell>
          <table:table-cell table:style-name="ce2" office:value-type="string" calcext:value-type="string">
            <text:p>MANUTENZIONI RIPARAZIONI TRATTOR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REVIGLIERI (MACCHINE AGRICOL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37401</text:p>
          </table:table-cell>
          <table:table-cell table:style-name="ce2" office:value-type="string" calcext:value-type="string">
            <text:p>MANUTENZIONI RIPARAZIONI TRATTOR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RIGATI (AZ.AGR.LE VERDURE)</text:p>
          </table:table-cell>
          <table:table-cell office:value-type="string" calcext:value-type="string">
            <text:p>FRANCESCO – PADRE (PARL.CON LUI PER PAGAMENTI)</text:p>
          </table:table-cell>
          <table:table-cell office:value-type="string" calcext:value-type="string">
            <text:p>CELL</text:p>
          </table:table-cell>
          <table:table-cell table:style-name="ce3" office:value-type="string" calcext:value-type="string">
            <text:p>339-8923436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BRIGATI (AZ.AGR.LE VERDURE)</text:p>
          </table:table-cell>
          <table:table-cell table:style-name="ce2" office:value-type="string" calcext:value-type="string">
            <text:p>GIORGIO – FIGL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4-771702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OGATTO (WITT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07550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M DEBOR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334653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ELMINO</text:p>
          </table:table-cell>
          <table:table-cell table:style-name="ce2" office:value-type="string" calcext:value-type="string">
            <text:p>ARMAND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31076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ELMINO</text:p>
          </table:table-cell>
          <table:table-cell table:style-name="ce2" office:value-type="string" calcext:value-type="string">
            <text:p>GI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3107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ELMINO</text:p>
          </table:table-cell>
          <table:table-cell table:style-name="ce2" office:value-type="string" calcext:value-type="string">
            <text:p>ORNELL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31076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ELMINO</text:p>
          </table:table-cell>
          <table:table-cell table:style-name="ce2" office:value-type="string" calcext:value-type="string">
            <text:p>ROBER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3107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ELMINO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5-733032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ELMIN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300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EN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323912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IANFRANC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486905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IMM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95625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ION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6-830624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IORG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66323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MARIS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6-028958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MARIS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88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TIZIAN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8459045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BRUNELLI AGENZIA PRATICHE AUTOVEICOL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851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O ELIO</text:p>
          </table:table-cell>
          <table:table-cell table:style-name="ce2" office:value-type="string" calcext:value-type="string">
            <text:p>FIGLIO CI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57470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O ELIO (POSTEGGIO VERONA)</text:p>
          </table:table-cell>
          <table:table-cell table:style-name="ce2" office:value-type="string" calcext:value-type="string">
            <text:p>PADRE EL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63848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O ELIO (POSTEGGIO VERON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64904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O ELIO (POSTEGGIO VERONA)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info@brunoelio.com" xlink:type="simple">info@brunoelio.com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O ELIO (POSTEGGIO VERON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619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ULGARON GIANCARL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469400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ULGARON GIANCARL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56201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URATTI</text:p>
          </table:table-cell>
          <table:table-cell table:style-name="ce2" office:value-type="string" calcext:value-type="string">
            <text:p>AUTISTA DIEG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72314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URATTI</text:p>
          </table:table-cell>
          <table:table-cell table:style-name="ce2" office:value-type="string" calcext:value-type="string">
            <text:p>LEONARD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235529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URATTI</text:p>
          </table:table-cell>
          <table:table-cell table:style-name="ce2" office:value-type="string" calcext:value-type="string">
            <text:p>SIMON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05087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URATTI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4-7644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USANA (CINZIA RAFFAELLA)</text:p>
          </table:table-cell>
          <table:table-cell table:style-name="ce2" office:value-type="string" calcext:value-type="string">
            <text:p>CINZI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07509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USANA (CINZIA RAFFAELLA)</text:p>
          </table:table-cell>
          <table:table-cell table:style-name="ce2" office:value-type="string" calcext:value-type="string">
            <text:p>RAFFAELL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489203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USANA (CINZIA RAFFAELL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67520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USATO SRL</text:p>
          </table:table-cell>
          <table:table-cell table:style-name="ce2" office:value-type="string" calcext:value-type="string">
            <text:p>MANUEL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1432642</text:p>
          </table:table-cell>
          <table:table-cell table:style-name="ce2" office:value-type="string" calcext:value-type="string">
            <text:p>POSTEGGIO BERGAM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USATO SRL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2990</text:p>
          </table:table-cell>
          <table:table-cell table:style-name="ce2" office:value-type="string" calcext:value-type="string">
            <text:p>POSTEGGIO BERGAM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.A.P.O.</text:p>
          </table:table-cell>
          <table:table-cell table:style-name="ce2" office:value-type="string" calcext:value-type="string">
            <text:p>PA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36779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.A.P.O.</text:p>
          </table:table-cell>
          <table:table-cell table:style-name="ce2" office:value-type="string" calcext:value-type="string">
            <text:p>BRONDOL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49056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.A.P.O.</text:p>
          </table:table-cell>
          <table:table-cell table:style-name="ce2" office:value-type="string" calcext:value-type="string">
            <text:p>CONCH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584529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.OR.MA SOC. COOP. A R.L.</text:p>
          </table:table-cell>
          <table:table-cell table:style-name="ce2" office:value-type="string" calcext:value-type="string">
            <text:p>CELLE FRIGO x DEPOSI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86-75732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CCHIARELLI EURO (ORTICOLA MARCHIGIANA)</text:p>
          </table:table-cell>
          <table:table-cell table:style-name="ce2" office:value-type="string" calcext:value-type="string">
            <text:p>UFFICIO: FRANCESC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1-7574415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CCHIARELLI (ORTICOLA MARCHIGIANA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3-676528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CCHIARELLI EURO (ORTICOLA MARCHIGIANA)</text:p>
          </table:table-cell>
          <table:table-cell table:style-name="ce2" office:value-type="string" calcext:value-type="string">
            <text:p>SOCIO MASSI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6048378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CCHIARELLI EURO (ORTICOLA MARCHIGIAN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6919457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CCHIARELLI EURO (ORTICOLA MARCHIGIANA)</text:p>
          </table:table-cell>
          <table:table-cell table:style-name="ce2" office:value-type="string" calcext:value-type="string">
            <text:p>STUDIO MACERATINI UFFICIO <text:span text:style-name="T1">PER PAGAMENTI</text:span>: MARA (2015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1-982054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GNETTI (PER PEDANE LEGN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21320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ILOTTO SILVIO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5-862261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ILOTTO SILVIO</text:p>
          </table:table-cell>
          <table:table-cell table:style-name="ce2" office:value-type="string" calcext:value-type="string">
            <text:p>FAX PER RINNOVO ATP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62428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ILOTTO SILVIO</text:p>
          </table:table-cell>
          <table:table-cell table:style-name="ce2" office:value-type="string" calcext:value-type="string">
            <text:p>DIRETTO OFFICI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42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LDARELLA VINCENZO (FOGGIA)</text:p>
          </table:table-cell>
          <table:table-cell table:style-name="ce2" office:value-type="string" calcext:value-type="string">
            <text:p>SILV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2250646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6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CALDARELLA VINCENZO (FOGGIA)</text:p>
          </table:table-cell>
          <table:table-cell table:style-name="ce2" office:value-type="string" calcext:value-type="string">
            <text:p>VINCENZ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815645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6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CALIARI (SALIZZOL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009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LIMERO ORTOFRUTTA (MERCATO PADOVA)</text:p>
          </table:table-cell>
          <table:table-cell table:style-name="ce2" office:value-type="string" calcext:value-type="string">
            <text:p>VENDITORE SIG.PERON ANTON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35438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LIMERO ORTOFRUTTA (MERCATO PADOV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9-870193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LIMERO ORTOFRUTTA (MERCATO PADOV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11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LIMERO ORTOFRUTTA (MERCATO PADOV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29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MARELLA (MERCATO VERONA)</text:p>
          </table:table-cell>
          <table:table-cell table:style-name="ce2" office:value-type="string" calcext:value-type="string">
            <text:p>TITOLARE ROBER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595370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MARELLA (MERCATO VERONA)</text:p>
          </table:table-cell>
          <table:table-cell table:style-name="ce2" office:value-type="string" calcext:value-type="string">
            <text:p>PER CARTA POLITENATA O CELOFAN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194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MARELLA (MERCATO VERONA)</text:p>
          </table:table-cell>
          <table:table-cell table:style-name="ce2" office:value-type="string" calcext:value-type="string">
            <text:p>SOLEFRUTTA – KATI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547016 (1)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MBISE TRASACC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936807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MPAGNARO GIOVANNI (MESTR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31092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MPAGNARO GIOVANNI (MESTR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31095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MT</text:p>
          </table:table-cell>
          <table:table-cell table:style-name="ce2" office:value-type="string" calcext:value-type="string">
            <text:p>MERCATO BOLOGN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1-286112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MT</text:p>
          </table:table-cell>
          <table:table-cell table:style-name="ce2" office:value-type="string" calcext:value-type="string">
            <text:p>MERCATO BOLOG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1-286110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NTARELLA FRANCESCO</text:p>
          </table:table-cell>
          <table:table-cell table:style-name="ce2" office:value-type="string" calcext:value-type="string">
            <text:p>NEGOZIO ORTOF. ISOLA DELLA SCAL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33114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NTARELLA FRANCESCO</text:p>
          </table:table-cell>
          <table:table-cell table:style-name="ce2" office:value-type="string" calcext:value-type="string">
            <text:p>NEGOZIO ORTOF. ISOLA DELLA SCAL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0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NTARELLA GERMA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256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PASSO (CABRINO NOVAR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21-45739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PPELETTO</text:p>
          </table:table-cell>
          <table:table-cell table:style-name="ce2" office:value-type="string" calcext:value-type="string">
            <text:p>RENA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236140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PPELETTO</text:p>
          </table:table-cell>
          <table:table-cell table:style-name="ce2" office:value-type="string" calcext:value-type="string">
            <text:p>LUC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3918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PPELETTO</text:p>
          </table:table-cell>
          <table:table-cell table:style-name="ce2" office:value-type="string" calcext:value-type="string">
            <text:p>LUC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3918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PPELETTO</text:p>
          </table:table-cell>
          <table:table-cell table:style-name="ce2" office:value-type="string" calcext:value-type="string">
            <text:p>RENA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3908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PRIOTTI FILIPPO</text:p>
          </table:table-cell>
          <table:table-cell table:style-name="ce2" office:value-type="string" calcext:value-type="string">
            <text:p>VALE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5327456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PRIOTTI FILIPP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0-719888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PRIOTTI FILIPP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5-702713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PRIOTTI FILIPPO</text:p>
          </table:table-cell>
          <table:table-cell table:style-name="ce2" office:value-type="string" calcext:value-type="string">
            <text:p>VALER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5-702156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RDIA (SARDEGNA)</text:p>
          </table:table-cell>
          <table:table-cell table:style-name="ce2" office:value-type="string" calcext:value-type="string">
            <text:p>FRANCES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464300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RDIA (SARDEGNA)</text:p>
          </table:table-cell>
          <table:table-cell table:style-name="ce2" office:value-type="string" calcext:value-type="string">
            <text:p>FRANCES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834021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RDIA (SARDEGNA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70-28226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RDIA (SARDEGNA)</text:p>
          </table:table-cell>
          <table:table-cell table:style-name="ce2" office:value-type="string" calcext:value-type="string">
            <text:p>FRANCESC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0-2822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RDUCCI LAURO (AZ.AGR.)</text:p>
          </table:table-cell>
          <table:table-cell table:style-name="ce2" office:value-type="string" calcext:value-type="string">
            <text:p>INSALATA MARCH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527578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RLINI GIORGIO (VILLAFRANC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462859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RLINI SALIZZOL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0188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RMELA NAPOL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45615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RROZZIERE QUAGLIATO BENIT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5334712</text:p>
          </table:table-cell>
          <table:table-cell table:style-name="ce2" office:value-type="string" calcext:value-type="string">
            <text:p>MANUTENZIONI RIPARAZIONI CARROZZIER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RTOPLASTICA</text:p>
          </table:table-cell>
          <table:table-cell table:style-name="ce2" office:value-type="string" calcext:value-type="string">
            <text:p>SILVESTRIN SANT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93-987087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RTOPLASTIC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2-6907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RTOPLASTIC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2-6907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ALIN GIUSEPP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42681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ALIN GIUSEPP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20273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ALIN GIUSEPP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51863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AROTTI F.LLI</text:p>
          </table:table-cell>
          <table:table-cell table:style-name="ce2" office:value-type="string" calcext:value-type="string">
            <text:p>GIORG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42680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AROTTI F.LLI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12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CONE</text:p>
          </table:table-cell>
          <table:table-cell table:style-name="ce2" office:value-type="string" calcext:value-type="string">
            <text:p>RAGUSA – SICILI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7792073</text:p>
          </table:table-cell>
          <table:table-cell table:style-name="ce2" office:value-type="string" calcext:value-type="string">
            <text:p>PRODOTTI SICILIA</text:p>
          </table:table-cell>
          <table:table-cell table:style-name="ce2" table:number-columns-repeated="6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CASSA DI RISPARMIO DEL VENETO</text:p>
          </table:table-cell>
          <table:table-cell table:style-name="ce2" office:value-type="string" calcext:value-type="string">
            <text:p>GESTORE IMPRESE 2015 – STEFANO BERTANI DIRET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8735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SA DI RISPARMIO DEL VENETO</text:p>
          </table:table-cell>
          <table:table-cell table:style-name="ce2" office:value-type="string" calcext:value-type="string">
            <text:p>GESTORE IMPRESE 2015 – STEFANO BERTANI DIRETT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58405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SA DI RISPARMIO DEL VENETO</text:p>
          </table:table-cell>
          <table:table-cell table:style-name="ce2" office:value-type="string" calcext:value-type="string">
            <text:p>GESTORE IMPRESE 2015 – STEFANO BERTANI DIRET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312216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SA DI RISPARMIO DEL VENETO</text:p>
          </table:table-cell>
          <table:table-cell table:style-name="ce2" office:value-type="string" calcext:value-type="string">
            <text:p>GESTORE IMPRESE 2015 – STEFANO BERTANI DIRETTO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stefano.bertani@crveneto.it" xlink:type="simple">stefano.bertani@crveneto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SA DI RISPARMIO DEL VENETO</text:p>
          </table:table-cell>
          <table:table-cell table:style-name="ce2" office:value-type="string" calcext:value-type="string">
            <text:p>SIGNORA GIRARDI DIRET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8735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SA DI RISPARMIO DEL VENETO (FIL ISOL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3013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SA DI RISPARMIO DEL VENETO (FIL ISOL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1088</text:p>
          </table:table-cell>
          <table:table-cell table:style-name="ce2" office:value-type="string" calcext:value-type="string">
            <text:p>BAN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STIGLIA SALVATOR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23265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TIGLIA SALVATOR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2-4442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TIGLIONI GIANFRANCO (COMPUTEK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5-992355</text:p>
          </table:table-cell>
          <table:table-cell table:style-name="ce2" office:value-type="string" calcext:value-type="string">
            <text:p>ASSISTENZA COMPUTER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STIGLIONI GIANFRANCO (COMPUTEK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992322</text:p>
          </table:table-cell>
          <table:table-cell table:style-name="ce2" office:value-type="string" calcext:value-type="string">
            <text:p>ASSISTENZA COMPUTER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TALI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65750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TALIN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5-65923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UCCHILI STEFANO</text:p>
          </table:table-cell>
          <table:table-cell table:style-name="ce2" office:value-type="string" calcext:value-type="string">
            <text:p>PRODUTTORE VILLA FONTAN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5430046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CEDI SISA CENTRO NORD (SUPERMERCATI)</text:p>
          </table:table-cell>
          <table:table-cell table:style-name="ce2" office:value-type="string" calcext:value-type="string">
            <text:p>RESP.ACQ FEDERICO CHIAVELL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0-80099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MAURO RUDEL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0-4230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DI SISA CENTRO NORD (SUPERMERCATI)</text:p>
          </table:table-cell>
          <table:table-cell table:style-name="ce2" office:value-type="string" calcext:value-type="string">
            <text:p>RESP.ACQ ROMEO LORE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45685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DI SISA CENTRO NORD (SUPERMERCATI)</text:p>
          </table:table-cell>
          <table:table-cell table:style-name="ce2" office:value-type="string" calcext:value-type="string">
            <text:p>RESP.ORDINI FT NC FEDERICO CHIAVELL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9-907027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DI SISA CENTRO NORD (SUPERMERCATI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4-41569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DI SISA CENTRO NORD (SUPERMERCATI)</text:p>
          </table:table-cell>
          <table:table-cell table:style-name="ce2" office:value-type="string" calcext:value-type="string">
            <text:p>RESP.LOGISTICA MORENO ZIM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907055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DI SISA CENTRO NORD (SUPERMERCATI)</text:p>
          </table:table-cell>
          <table:table-cell table:style-name="ce2" office:value-type="string" calcext:value-type="string">
            <text:p>RESP.ORDINI FT NC FEDERICO CHIAVELL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907056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DI SISA CENTRO NORD (SUPERMERCAT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4-41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office:value-type="string" calcext:value-type="string">
            <text:p>CENTRO DEL PNEUMATICO COLTRO</text:p>
          </table:table-cell>
          <table:table-cell/>
          <table:table-cell office:value-type="string" calcext:value-type="string">
            <text:p>CELL</text:p>
          </table:table-cell>
          <table:table-cell table:style-name="ce3" office:value-type="string" calcext:value-type="string">
            <text:p>331-3447091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CENTRO DEL PNEUMATICO COLTRO</text:p>
          </table:table-cell>
          <table:table-cell table:style-name="ce2" office:value-type="string" calcext:value-type="string">
            <text:p>CERE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080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NTRO DEL PNEUMATICO COLTRO</text:p>
          </table:table-cell>
          <table:table-cell table:style-name="ce2" office:value-type="string" calcext:value-type="string">
            <text:p>NOGAR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873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NTROUFFIC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85005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NTROUFFIC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85145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REA BANCA 1987 (FIL. TREVENZUOL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61626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REA BANCA 1987 (FIL. TREVENZUOLO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8020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REA BANCA 1987 (FIL. TREVENZUOLO)</text:p>
          </table:table-cell>
          <table:table-cell table:style-name="ce2" office:value-type="string" calcext:value-type="string">
            <text:p>DIRETTORE FIORENZO LUCCH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616069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REA BANCA 1987 (FIL. TREVENZUOLO)</text:p>
          </table:table-cell>
          <table:table-cell table:style-name="ce2" office:value-type="string" calcext:value-type="string">
            <text:p>DIRETTORE FIORENZO LUCCHI</text:p>
          </table:table-cell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<text:a xlink:href="mailto:fiorenzo.lucchi@cereabanca1897.it" xlink:type="simple">fiorenzo.lucchi@cereabanca1897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REA BANCA 1987 (FIL. TREVENZUOL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8020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SAB</text:p>
          </table:table-cell>
          <table:table-cell table:style-name="ce2" office:value-type="string" calcext:value-type="string">
            <text:p>ANGE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2290511</text:p>
          </table:table-cell>
          <table:table-cell table:style-name="ce2" office:value-type="string" calcext:value-type="string">
            <text:p>MANUTENZIONI RIPARAZIONI CARRELLI ELEVATOR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ESAB</text:p>
          </table:table-cell>
          <table:table-cell table:style-name="ce2" office:value-type="string" calcext:value-type="string">
            <text:p>MASSIMO DE CARLI VENDITO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2290510</text:p>
          </table:table-cell>
          <table:table-cell table:style-name="ce2" office:value-type="string" calcext:value-type="string">
            <text:p>MANUTENZIONI RIPARAZIONI CARRELLI ELEVATOR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ESAB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0924</text:p>
          </table:table-cell>
          <table:table-cell table:style-name="ce2" office:value-type="string" calcext:value-type="string">
            <text:p>MANUTENZIONI RIPARAZIONI CARRELLI ELEVATOR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ESAB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0926</text:p>
          </table:table-cell>
          <table:table-cell table:style-name="ce2" office:value-type="string" calcext:value-type="string">
            <text:p>MANUTENZIONI RIPARAZIONI CARRELLI ELEVATOR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HECCH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29971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HELAB</text:p>
          </table:table-cell>
          <table:table-cell table:style-name="ce2" office:value-type="string" calcext:value-type="string">
            <text:p>DOTTOR NICCH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81119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HELAB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3-71505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HELAB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3-717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HIARAVALLE ANGELO</text:p>
          </table:table-cell>
          <table:table-cell table:style-name="ce2" office:value-type="string" calcext:value-type="string">
            <text:p>GERRY RAGIONIE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1567260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HIARAVALLE ANGEL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919865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HIARAVALLE ANGE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410253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office:value-type="string" calcext:value-type="string">
            <text:p>CHIARAVALLE ANGELO</text:p>
          </table:table-cell>
          <table:table-cell office:value-type="string" calcext:value-type="string">
            <text:p>MAGAZZINO (SIG.GERRY)</text:p>
          </table:table-cell>
          <table:table-cell office:value-type="string" calcext:value-type="string">
            <text:p>TEL</text:p>
          </table:table-cell>
          <table:table-cell table:style-name="ce3" office:value-type="string" calcext:value-type="string">
            <text:p>0863-401087</text:p>
          </table:table-cell>
          <table:table-cell table:style-name="ce2" office:value-type="string" calcext:value-type="string">
            <text:p>PRODOTTI AVEZZANO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IEREGATO PIER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42706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HIEREGATO PIER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675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HIODIN ERMAN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5007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HIODIN ERMAN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05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HRISTIAN SULSER GMBH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172207411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HRISTIAN SULSER GMBH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9-7782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HRISTIAN SULSER GMBH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9-7670691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IAVARELLA MICHEL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024876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ICONE ARMANDO (MEDIATORE FOND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92442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ICONE ARMANDO (MEDIATORE FOND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71-50396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IESSE PAPER (CARTONI)</text:p>
          </table:table-cell>
          <table:table-cell table:style-name="ce2" office:value-type="string" calcext:value-type="string">
            <text:p>FABRIZIO GOV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39839</text:p>
          </table:table-cell>
          <table:table-cell table:style-name="ce2" office:value-type="string" calcext:value-type="string">
            <text:p>IMBALLAGGI CASSETTE CARTON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IESSE PAPER (CARTONI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522-976837</text:p>
          </table:table-cell>
          <table:table-cell table:style-name="ce2" office:value-type="string" calcext:value-type="string">
            <text:p>IMBALLAGGI CASSETTE CARTON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IESSE PAPER (CARTONI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22-976761</text:p>
          </table:table-cell>
          <table:table-cell table:style-name="ce2" office:value-type="string" calcext:value-type="string">
            <text:p>IMBALLAGGI CASSETTE CARTON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IOCCI</text:p>
          </table:table-cell>
          <table:table-cell table:style-name="ce2" office:value-type="string" calcext:value-type="string">
            <text:p>BRU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0-605710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IOCCI</text:p>
          </table:table-cell>
          <table:table-cell table:style-name="ce2" office:value-type="string" calcext:value-type="string">
            <text:p>MA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496023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IOCCI</text:p>
          </table:table-cell>
          <table:table-cell table:style-name="ce2" office:value-type="string" calcext:value-type="string">
            <text:p>MAR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84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IRELLI MICHELE (ZUCCHE) BORGOFORTE (MN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0-842206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IT CENTRO IMBALLAGGIO TECNICO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4-63625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LA</text:p>
          </table:table-cell>
          <table:table-cell table:style-name="ce2" office:value-type="string" calcext:value-type="string">
            <text:p>GUGLIELMO BAGG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3351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8165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LESSIDRA RISTORANT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7370170</text:p>
          </table:table-cell>
          <table:table-cell table:style-name="ce2" office:value-type="string" calcext:value-type="string">
            <text:p>RISTORANT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.SVA (PER SEDANO)</text:p>
          </table:table-cell>
          <table:table-cell table:style-name="ce2" office:value-type="string" calcext:value-type="string">
            <text:p>RIGA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998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.SVA (PER SEDANO)</text:p>
          </table:table-cell>
          <table:table-cell table:style-name="ce2" office:value-type="string" calcext:value-type="string">
            <text:p>SEVERI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8-48948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.SVA (PER SEDAN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6-38301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F</text:p>
          </table:table-cell>
          <table:table-cell table:style-name="ce2" office:value-type="string" calcext:value-type="string">
            <text:p>DANILO E GRAZ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4366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F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65848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F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96600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GEMO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1-55433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GEMO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5434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LOMB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054636-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LOMBIN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85915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LOMB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96509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LT.OR</text:p>
          </table:table-cell>
          <table:table-cell table:style-name="ce2" office:value-type="string" calcext:value-type="string">
            <text:p>TONI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8195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LT.OR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863-8034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LT.OR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802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MINATO MICHEL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0-412368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MPARINI RICCARD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496532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MPARINI RICCARD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4516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MUNELLO GIULIO SPA</text:p>
          </table:table-cell>
          <table:table-cell table:style-name="ce2" office:value-type="string" calcext:value-type="string">
            <text:p>VICENZ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45556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COMUNELLO GIULIO SP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4-582357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COMUNELLO GIULIO SP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4-582350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CONCA DEL FUC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60050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NCA DEL FUC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8-717022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NCA DEL FUCIN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865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NS. AGR. LOMBARDO VENETO TREVENZUOLO</text:p>
          </table:table-cell>
          <table:table-cell table:style-name="ce2" office:value-type="string" calcext:value-type="string">
            <text:p>GIAMPAOLO AVANZI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8088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NS. AGR. LOMBARDO VENETO TREVENZUO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1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NS. AGR. LOMBARDO VENETO TREVENZUOLO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8335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NS. AGR. LOMBARDO VENETO TREVENZUO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1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NSORZIO PICCOLI FRUTTI</text:p>
          </table:table-cell>
          <table:table-cell table:style-name="ce2" office:value-type="string" calcext:value-type="string">
            <text:p>MAGAZZINIERE ANDRE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337171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NTINI MILANO</text:p>
          </table:table-cell>
          <table:table-cell table:style-name="ce2" office:value-type="string" calcext:value-type="string">
            <text:p>LUCA AMBROSETT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318473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CONTINI MILA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5181946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COOP. CANCA (AVEZZANO)</text:p>
          </table:table-cell>
          <table:table-cell table:style-name="ce2" office:value-type="string" calcext:value-type="string">
            <text:p>SALVATOR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68-7170256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OP. CANCA (AVEZZANO)</text:p>
          </table:table-cell>
          <table:table-cell table:style-name="ce2" office:value-type="string" calcext:value-type="string">
            <text:p>VINCENZ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68-7170223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OP. FACCHINI (VERONA)</text:p>
          </table:table-cell>
          <table:table-cell table:style-name="ce2" office:value-type="string" calcext:value-type="string">
            <text:p>ROBERTO PER BANCALI EU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42016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OP. FACCHINI (VERONA)</text:p>
          </table:table-cell>
          <table:table-cell table:style-name="ce2" office:value-type="string" calcext:value-type="string">
            <text:p>SERGIO (MASSALONGO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3078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OP. FACCHINI (VERON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50151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OP. FACCHINI (VERON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15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OP. IL MELONE (ERBE' BISS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2505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OP. LUSCIANESE (PER MELONI)</text:p>
          </table:table-cell>
          <table:table-cell table:style-name="ce2" office:value-type="string" calcext:value-type="string">
            <text:p>GIOVANNI GRIMALD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21222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OP. LUSCIANESE (PER MELON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503664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OP. ORTICOLA DI CONTRADA BAGNI SRL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2174203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COOP.FACCHINI (VERONA)</text:p>
          </table:table-cell>
          <table:table-cell table:style-name="ce2" office:value-type="string" calcext:value-type="string">
            <text:p>PIATTAFORMA LOGISTICA – ANDRE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753174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OP.FUCINO SEMENTI (AVEZZANO)</text:p>
          </table:table-cell>
          <table:table-cell table:style-name="ce2" office:value-type="string" calcext:value-type="string">
            <text:p>FELIC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835077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OP.FUCINO SEMENTI (AVEZZANO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193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OP.FUCINO SEMENTI (AVEZZAN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804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OPERATIVA CAMAGRE</text:p>
          </table:table-cell>
          <table:table-cell table:style-name="ce2" office:value-type="string" calcext:value-type="string">
            <text:p>TESINI ANTON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241895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OPERATIVA CAMAGRE</text:p>
          </table:table-cell>
          <table:table-cell table:style-name="ce2" office:value-type="string" calcext:value-type="string">
            <text:p>OLGA (CONTABILITA'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205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OPERATIVA CAMAGRE</text:p>
          </table:table-cell>
          <table:table-cell table:style-name="ce2" office:value-type="string" calcext:value-type="string">
            <text:p>TESINI ANTON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069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EX (NOVARA)</text:p>
          </table:table-cell>
          <table:table-cell table:style-name="ce2" office:value-type="string" calcext:value-type="string">
            <text:p>ELIS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782574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EX (NOVARA)</text:p>
          </table:table-cell>
          <table:table-cell table:style-name="ce2" office:value-type="string" calcext:value-type="string">
            <text:p>TITOLARE: ULDERI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37094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EX (NOVARA)</text:p>
          </table:table-cell>
          <table:table-cell table:style-name="ce2" office:value-type="string" calcext:value-type="string">
            <text:p>ABITAZION ELI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2-4580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EX (NOVAR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21-4568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EX (NOVAR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21-49146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ROPOLI ANTONIO</text:p>
          </table:table-cell>
          <table:table-cell table:style-name="ce2" office:value-type="string" calcext:value-type="string">
            <text:p>ULTIMO 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3578037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RROPOLI ANTON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3810660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RROPOLI ANTON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1890255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RROPOLI ANTONIO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882-554147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RROPOLI ANTON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553067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RSI TRASPORTI (TRASP.ESTERO VR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159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SI VITTOR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817374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SI VITTORIO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6040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SI VITTOR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6032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SO WALTER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07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SO WALTER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80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TE VECIA AZIENDA AGRICOLA</text:p>
          </table:table-cell>
          <table:table-cell table:style-name="ce2" office:value-type="string" calcext:value-type="string">
            <text:p>MASSIMO MARIOTTO (FIGLIO) (EX PECANA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36062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TE VECIA AZIENDA AGRICOLA</text:p>
          </table:table-cell>
          <table:table-cell table:style-name="ce2" office:value-type="string" calcext:value-type="string">
            <text:p>ANTONIO MARIOTTO (PADRE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601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TE VECIA AZIENDA AGRICO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63632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TINOVIS WALTER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251839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TINOVIS WALTER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29952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S – COOP.ORTOLANI SOTTOMARINA</text:p>
          </table:table-cell>
          <table:table-cell table:style-name="ce2" office:value-type="string" calcext:value-type="string">
            <text:p>MARCO (CHIAMARE LUI PER CARICHI IN MAGAZZINO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36971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S – COOP.ORTOLANI SOTTOMARINA</text:p>
          </table:table-cell>
          <table:table-cell table:style-name="ce2" office:value-type="string" calcext:value-type="string">
            <text:p>RENZ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232647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VER FRUTTA</text:p>
          </table:table-cell>
          <table:table-cell table:style-name="ce2" office:value-type="string" calcext:value-type="string">
            <text:p>DANI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716219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VER FRUTTA</text:p>
          </table:table-cell>
          <table:table-cell table:style-name="ce2" office:value-type="string" calcext:value-type="string">
            <text:p>GIOV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17526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VER FRUTTA</text:p>
          </table:table-cell>
          <table:table-cell table:style-name="ce2" office:value-type="string" calcext:value-type="string">
            <text:p>MARTI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362953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VER FRUTTA</text:p>
          </table:table-cell>
          <table:table-cell table:style-name="ce2" office:value-type="string" calcext:value-type="string">
            <text:p>RAFFA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896861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VER FRUTT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607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UCCHI ALFRED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648723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.TA. VISION SNC</text:p>
          </table:table-cell>
          <table:table-cell table:style-name="ce2" office:value-type="string" calcext:value-type="string">
            <text:p>REPERIBILE TONI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213798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.TA. VISION SNC</text:p>
          </table:table-cell>
          <table:table-cell table:style-name="ce2" office:value-type="string" calcext:value-type="string">
            <text:p>AMMINISTRAZION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45539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DONE ANTON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925311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DONE ANTON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99431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DONE MASSIMILIA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795397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DONE MASSIMILIA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99317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INESE</text:p>
          </table:table-cell>
          <table:table-cell table:style-name="ce2" office:value-type="string" calcext:value-type="string">
            <text:p>PER PORTA SALISCEND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39398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INESE</text:p>
          </table:table-cell>
          <table:table-cell table:style-name="ce2" office:value-type="string" calcext:value-type="string">
            <text:p>PER PORTA SALISCEND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9-65674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INESE</text:p>
          </table:table-cell>
          <table:table-cell table:style-name="ce2" office:value-type="string" calcext:value-type="string">
            <text:p>PER PORTA SALISCEND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9-65674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L BARCO FAUST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0-69491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L BARCO FAUS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95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L BELLO (PADOVA)</text:p>
          </table:table-cell>
          <table:table-cell table:style-name="ce2" office:value-type="string" calcext:value-type="string">
            <text:p>GIUL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1540229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DAL BELLO (PADOVA)</text:p>
          </table:table-cell>
          <table:table-cell table:style-name="ce2" office:value-type="string" calcext:value-type="string">
            <text:p>RENA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1540228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DAL BELLO (PADOV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5-609014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DAL BELLO (PADOV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237</text:p>
          </table:table-cell>
          <table:table-cell table:style-name="ce2" office:value-type="string" calcext:value-type="string">
            <text:p>POSEGGIO PADOV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DAL BELLO (PADOV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326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L BOSCO ORLAND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7100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L BOSCO PRIM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17504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LL'OCA (ERBE')</text:p>
          </table:table-cell>
          <table:table-cell table:style-name="ce2" office:value-type="string" calcext:value-type="string">
            <text:p>BASILICO IN VASET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176897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N FRUTTA</text:p>
          </table:table-cell>
          <table:table-cell table:style-name="ce2" office:value-type="string" calcext:value-type="string">
            <text:p>POSTEGGIO PADOV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1832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DANIELI</text:p>
          </table:table-cell>
          <table:table-cell table:style-name="ce2" office:value-type="string" calcext:value-type="string">
            <text:p>GIUL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441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NIELI</text:p>
          </table:table-cell>
          <table:table-cell table:style-name="ce2" office:value-type="string" calcext:value-type="string">
            <text:p>MIR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20966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NIELI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19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RIO ALFONS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632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THEO SRL</text:p>
          </table:table-cell>
          <table:table-cell table:style-name="ce2" office:value-type="string" calcext:value-type="string">
            <text:p>GALIMBERTI FERDINAND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11511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THEO SRL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2-84657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THEO SRL</text:p>
          </table:table-cell>
          <table:table-cell table:style-name="ce2" office:value-type="string" calcext:value-type="string">
            <text:p>POSTEGGIO MILA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84657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TURI ENRIC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23-86317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VIDE OLIVETT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6912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ANGELIS</text:p>
          </table:table-cell>
          <table:table-cell table:style-name="ce2" office:value-type="string" calcext:value-type="string">
            <text:p>VENDITORE MELONI – ANTON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15733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ANGELIS</text:p>
          </table:table-cell>
          <table:table-cell table:style-name="ce2" office:value-type="string" calcext:value-type="string">
            <text:p>VENDITORE UG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06431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ANGELIS</text:p>
          </table:table-cell>
          <table:table-cell table:style-name="ce2" office:value-type="string" calcext:value-type="string">
            <text:p>UFFICIO XPAG:FRANCESCO XRICAVI:ROBERT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1-286123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CARLI (X MELONI BIONDE)</text:p>
          </table:table-cell>
          <table:table-cell table:style-name="ce2" office:value-type="string" calcext:value-type="string">
            <text:p>ANDREA FIGL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19084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CARLI (X MELONI BIONDE)</text:p>
          </table:table-cell>
          <table:table-cell table:style-name="ce2" office:value-type="string" calcext:value-type="string">
            <text:p>CARLO (ZIO O PADR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812142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CRISTOFARO ALFONS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718677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CRISTOFARO ALFONS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5522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IORIS MAR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8-307411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STEFA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39825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STEFAN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02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VINCENZI BRU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2548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CUZZI ROCCO (MAG. TORINO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11-001477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CUZZI ROCCO (MAG. TORIN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1-001477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RAIZZAZIONE 3D SERVIC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930697</text:p>
          </table:table-cell>
          <table:table-cell table:style-name="ce2" office:value-type="string" calcext:value-type="string">
            <text:p>DERATTIZZAZION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DESPAR</text:p>
          </table:table-cell>
          <table:table-cell table:style-name="ce2" office:value-type="string" calcext:value-type="string">
            <text:p>DR. FIGI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76369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SPAR</text:p>
          </table:table-cell>
          <table:table-cell table:style-name="ce2" office:value-type="string" calcext:value-type="string">
            <text:p>DR. FIGI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62-5205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SPAR </text:p>
          </table:table-cell>
          <table:table-cell table:style-name="ce2" office:value-type="string" calcext:value-type="string">
            <text:p>CENTRAL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62-53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SPAR 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62-52057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I MARIA PIERLUIGI</text:p>
          </table:table-cell>
          <table:table-cell table:style-name="ce2" office:value-type="string" calcext:value-type="string">
            <text:p>NOTAIO NOGAR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51111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I NATURA FELIC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617992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DI NATURA FELIC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837952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DI NATURA FELICE</text:p>
          </table:table-cell>
          <table:table-cell table:style-name="ce2" office:value-type="string" calcext:value-type="string">
            <text:p>COOPERATIV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642588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DI NATURA FELIC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646558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DI ROCCO ANTON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3514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DICO (CAZZAGO BS) (TAGLIATORE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117425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ICO (CAZZAGO BS) (TAGLIATOR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120213006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ICO (CAZZAGO BS) (TAGLIATOR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77514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ISCONZI LUC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8731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ORO LINO</text:p>
          </table:table-cell>
          <table:table-cell table:style-name="ce2" office:value-type="string" calcext:value-type="string">
            <text:p>ALESSAND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626395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ORO MICHELE</text:p>
          </table:table-cell>
          <table:table-cell table:style-name="ce2" office:value-type="string" calcext:value-type="string">
            <text:p>PRIMA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52307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ORO MICHELE</text:p>
          </table:table-cell>
          <table:table-cell table:style-name="ce2" office:value-type="string" calcext:value-type="string">
            <text:p>SECONDA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105894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OSS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23441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RAGO SCAVI SAS – CAPRARA ANTONIO</text:p>
          </table:table-cell>
          <table:table-cell table:style-name="ce2" office:value-type="string" calcext:value-type="string">
            <text:p>PELLEGRIN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73303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RAGO SCAVI SAS – CAPRARA ANTONIO</text:p>
          </table:table-cell>
          <table:table-cell table:style-name="ce2" office:value-type="string" calcext:value-type="string">
            <text:p>PELLEGRI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303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RIVING COMPETITION</text:p>
          </table:table-cell>
          <table:table-cell table:style-name="ce2" office:value-type="string" calcext:value-type="string">
            <text:p>(CICCION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0-944258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RIVING COMPETITION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268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RIVING COMPETITION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31267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LECTRONIC SERVICE ITALIA</text:p>
          </table:table-cell>
          <table:table-cell table:style-name="ce2" office:value-type="string" calcext:value-type="string">
            <text:p>PER STAMPANTE Z4M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0142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LETTRAUTO LANZ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60117</text:p>
          </table:table-cell>
          <table:table-cell table:style-name="ce2" office:value-type="string" calcext:value-type="string">
            <text:p>MANUTENZIONI RIPARAZION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ELETTRICISTA (GHIRIGATO DORIAN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0-4213879</text:p>
          </table:table-cell>
          <table:table-cell table:style-name="ce2" office:value-type="string" calcext:value-type="string">
            <text:p>MANUTENZIONI RIPARAZIONI ELETTRICIST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ELETTRICISTA (GHIRIGATO DORIANO)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2621</text:p>
          </table:table-cell>
          <table:table-cell table:style-name="ce2" office:value-type="string" calcext:value-type="string">
            <text:p>MANUTENZIONI RIPARAZIONI ELETTRAUT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ELVANIS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89556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LVANIS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9-60339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LVANIS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9-61191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NEL DI LEGNAG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0194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NEL VERONA</text:p>
          </table:table-cell>
          <table:table-cell table:style-name="ce2" office:value-type="string" calcext:value-type="string">
            <text:p>SIG.PARISATO ALESSAND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953824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NEL VERON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7119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RRANI (AGENZI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5-9003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SPOSITO PASQUALE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6137347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ESPOSITO PASQUALE</text:p>
          </table:table-cell>
          <table:table-cell table:style-name="ce2" office:value-type="string" calcext:value-type="string">
            <text:p>ROME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334624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ESPOSITO PASQUALE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691179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ESPOSITO PASQUALE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691272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ETTORE PETRAZAN</text:p>
          </table:table-cell>
          <table:table-cell table:style-name="ce2" office:value-type="string" calcext:value-type="string">
            <text:p>APO SIG.PETER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910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TTORE PETRAZAN</text:p>
          </table:table-cell>
          <table:table-cell table:style-name="ce2" office:value-type="string" calcext:value-type="string">
            <text:p>ETTO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243456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TTORE PETRAZAN</text:p>
          </table:table-cell>
          <table:table-cell table:style-name="ce2" office:value-type="string" calcext:value-type="string">
            <text:p>LORENZ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10597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UROARICCI</text:p>
          </table:table-cell>
          <table:table-cell table:style-name="ce2" office:value-type="string" calcext:value-type="string">
            <text:p>GIORD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9037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UROARICCI</text:p>
          </table:table-cell>
          <table:table-cell table:style-name="ce2" office:value-type="string" calcext:value-type="string">
            <text:p>GIORGIO-GIORD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9037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UROARICCI</text:p>
          </table:table-cell>
          <table:table-cell table:style-name="ce2" office:value-type="string" calcext:value-type="string">
            <text:p>MAGAZZINO (X MELONI ELENA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241002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UROARICCI</text:p>
          </table:table-cell>
          <table:table-cell table:style-name="ce2" office:value-type="string" calcext:value-type="string">
            <text:p>POSTEGG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354289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UROCARGO (EX CARVIPER?) - ISOLA DELLA SCA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127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UROPOOOL</text:p>
          </table:table-cell>
          <table:table-cell table:style-name="ce2" office:value-type="string" calcext:value-type="string">
            <text:p>EUGENIO DE NARD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717725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UROPOOOL</text:p>
          </table:table-cell>
          <table:table-cell table:style-name="ce2" office:value-type="string" calcext:value-type="string">
            <text:p>EUGENIO DE NARD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2-26949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UROVERDE (BS)</text:p>
          </table:table-cell>
          <table:table-cell table:style-name="ce2" office:value-type="string" calcext:value-type="string">
            <text:p>TECNICO SIG.ADR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05310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UROVERDE (BS)</text:p>
          </table:table-cell>
          <table:table-cell table:style-name="ce2" office:value-type="string" calcext:value-type="string">
            <text:p>TITOLARE ZILIA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2939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UROVERDE (BS)</text:p>
          </table:table-cell>
          <table:table-cell table:style-name="ce2" office:value-type="string" calcext:value-type="string">
            <text:p>TIT. FABRIZIO E BRIGNA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97471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UROVERDE (MERCATO VERONA)</text:p>
          </table:table-cell>
          <table:table-cell table:style-name="ce2" office:value-type="string" calcext:value-type="string">
            <text:p>VENDITORE LUC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8364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VERGREEN (AVEZZANO)</text:p>
          </table:table-cell>
          <table:table-cell table:style-name="ce2" office:value-type="string" calcext:value-type="string">
            <text:p>ATTILIO TITO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9020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EVERGREEN (AVEZZAN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867848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.LLI ANNOVI (PER SPANDILETAME)</text:p>
          </table:table-cell>
          <table:table-cell table:style-name="ce2" office:value-type="string" calcext:value-type="string">
            <text:p>TITOLARE SIG. ANNOVI (FIGLIO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6819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ANNOVI (PER SPANDILETAME)</text:p>
          </table:table-cell>
          <table:table-cell table:style-name="ce2" office:value-type="string" calcext:value-type="string">
            <text:p>TITOLARE SIG. ANNOVI (PADR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5749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ANNOVI (PER SPANDILETAM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9-57359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ANNOVI (PER SPANDILETAM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9-55808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office:value-type="string" calcext:value-type="string">
            <text:p>F.LLI BISCO SNC (X ZUCCHE)</text:p>
          </table:table-cell>
          <table:table-cell office:value-type="string" calcext:value-type="string">
            <text:p>RAIMONDO</text:p>
          </table:table-cell>
          <table:table-cell office:value-type="string" calcext:value-type="string">
            <text:p>CELL</text:p>
          </table:table-cell>
          <table:table-cell table:style-name="ce3" office:value-type="string" calcext:value-type="string">
            <text:p>335-120681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FAX</text:p>
          </table:table-cell>
          <table:table-cell table:style-name="ce3" office:value-type="string" calcext:value-type="string">
            <text:p>0426-99381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TEL</text:p>
          </table:table-cell>
          <table:table-cell table:style-name="ce3" office:value-type="string" calcext:value-type="string">
            <text:p>0426-43297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F.LLI BRUNO (MAGAZZINO VERONA)</text:p>
          </table:table-cell>
          <table:table-cell table:style-name="ce1" office:value-type="string" calcext:value-type="string">
            <text:p>* CORRAD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266076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BRUNO (MAGAZZINO VERONA)</text:p>
          </table:table-cell>
          <table:table-cell table:style-name="ce2" office:value-type="string" calcext:value-type="string">
            <text:p>DIEG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331813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BRUNO (MAGAZZINO VERONA)</text:p>
          </table:table-cell>
          <table:table-cell table:style-name="ce2" office:value-type="string" calcext:value-type="string">
            <text:p>GIOV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97765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BRUNO (MAGAZZINO VERONA)</text:p>
          </table:table-cell>
          <table:table-cell table:style-name="ce2" office:value-type="string" calcext:value-type="string">
            <text:p>MAGAZZINIERE GIAMPIET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969499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BRUNO (MAGAZZINO VERONA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841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BRUNO (MAGAZZINO VERONA)</text:p>
          </table:table-cell>
          <table:table-cell table:style-name="ce2" office:value-type="string" calcext:value-type="string">
            <text:p>MAGAZZINO CENTRALIN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98306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BRUNO (MAGAZZINO VERONA)</text:p>
          </table:table-cell>
          <table:table-cell table:style-name="ce2" office:value-type="string" calcext:value-type="string">
            <text:p>MAGAZZINO RICEVIMENTO MERCE LOGISTICA ORDIN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98414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BRUNO (MAGAZZINO VERONA)</text:p>
          </table:table-cell>
          <table:table-cell table:style-name="ce2" office:value-type="string" calcext:value-type="string">
            <text:p>MAGAZZINO VERO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61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BRUNO (MAGAZZINO VERONA)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info@brunosrl.net" xlink:type="simple">info@brunosrl.ne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ROT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42-4280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TESI (POSTEGGIO FIRENZE)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94087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TESI (POSTEGGIO FIRENZE)</text:p>
          </table:table-cell>
          <table:table-cell table:style-name="ce2" office:value-type="string" calcext:value-type="string">
            <text:p>ANDREA (VENDITOR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94028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TESI (POSTEGGIO FIRENZE)</text:p>
          </table:table-cell>
          <table:table-cell table:style-name="ce2" office:value-type="string" calcext:value-type="string">
            <text:p>ROBERTO (VENDITOR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03259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TESI (POSTEGGIO FIRENZ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5-4126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TESI (POSTEGGIO FIRENZ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5-41555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TESI (POSTEGGIO FIRENZ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5-422182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TESI (POSTEGGIO FIRENZ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5-422252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BBRI MARIO (RIMIN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6490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BBRI MARIO (RIMINI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1-33153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BBRI MARIO (RIMIN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1-33023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CCHINI DONATO (BS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26405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CCHINI E C. S.S. (BRESCIA)</text:p>
          </table:table-cell>
          <table:table-cell table:style-name="ce2" office:value-type="string" calcext:value-type="string">
            <text:p>SARTOR ANDREA PER ORDI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392182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CCHINI E C. S.S. (BRESCIA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30-26405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CCHINI E C. S.S. (BRESCIA)</text:p>
          </table:table-cell>
          <table:table-cell table:style-name="ce2" office:value-type="string" calcext:value-type="string">
            <text:p>RESP.QUALIT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info@facchininatura.com" xlink:type="simple">info@facchininatura.com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CCHINI E C. S.S. (BRESCI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264053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CCINI GIANNI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540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CCINI NAND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114543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CCINI NAND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5407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CCIOLI VI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014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GIONI (PEDANE LEGNO USAT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069038</text:p>
          </table:table-cell>
          <table:table-cell table:style-name="ce2" office:value-type="string" calcext:value-type="string">
            <text:p>IMBALLAGG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ALAVIGNA ARDUINO (MONTALT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1029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RETRA DOMENICO</text:p>
          </table:table-cell>
          <table:table-cell table:style-name="ce2" office:value-type="string" calcext:value-type="string">
            <text:p>DOMENI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0-3630610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ARETRA DOMENICO</text:p>
          </table:table-cell>
          <table:table-cell table:style-name="ce2" office:value-type="string" calcext:value-type="string">
            <text:p>MICH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4631781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ARETRA DOMENICO</text:p>
          </table:table-cell>
          <table:table-cell table:style-name="ce2" office:value-type="string" calcext:value-type="string">
            <text:p>MOGLI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7368257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ARETRA DOMENICO</text:p>
          </table:table-cell>
          <table:table-cell table:style-name="ce2" office:value-type="string" calcext:value-type="string">
            <text:p>FAX CAS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85-783153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AZION VIANELL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08354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ERRANDO – POSTEGGIO GENOV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844677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ERRANDO – POSTEGGIO GENOV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10-745678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ERRANDO – POSTEGGIO GENOV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0-745678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ERRARA MARIO</text:p>
          </table:table-cell>
          <table:table-cell table:style-name="ce2" office:value-type="string" calcext:value-type="string">
            <text:p>METAPON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8-784916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ERRARI E FRANCESCHETTI</text:p>
          </table:table-cell>
          <table:table-cell table:style-name="ce2" office:value-type="string" calcext:value-type="string">
            <text:p>SEDANO E SOTTACET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400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ERRARI LUIGI DOTTOR</text:p>
          </table:table-cell>
          <table:table-cell table:style-name="ce2" office:value-type="string" calcext:value-type="string">
            <text:p>PER FAGIOLI BORLOTTI TACCOLE ETC...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19953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ERRARI LUIGI DOTTOR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402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IDANZA</text:p>
          </table:table-cell>
          <table:table-cell table:style-name="ce2" office:value-type="string" calcext:value-type="string">
            <text:p>DOMENI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668277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IDANZA</text:p>
          </table:table-cell>
          <table:table-cell table:style-name="ce2" office:value-type="string" calcext:value-type="string">
            <text:p>GI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351575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IDANZA</text:p>
          </table:table-cell>
          <table:table-cell table:style-name="ce2" office:value-type="string" calcext:value-type="string">
            <text:p>GIAN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793406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ILIPPINI (GENTILE)</text:p>
          </table:table-cell>
          <table:table-cell table:style-name="ce2" office:value-type="string" calcext:value-type="string">
            <text:p>ALESSANDRA (FIGLIA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69322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ILIPPINI (GENTILE)</text:p>
          </table:table-cell>
          <table:table-cell table:style-name="ce2" office:value-type="string" calcext:value-type="string">
            <text:p>FABIO (PADR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858470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ILIPPINI (GENTILE)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243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ILIPPINI ROBERTO – VIGAS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520878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IMEZ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254715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IORINO NATAL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5370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IORINO NATALIN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5500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ITO</text:p>
          </table:table-cell>
          <table:table-cell table:style-name="ce2" office:value-type="string" calcext:value-type="string">
            <text:p>ZAFFARAN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39711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I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7691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I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7693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GGINI</text:p>
          </table:table-cell>
          <table:table-cell table:style-name="ce2" office:value-type="string" calcext:value-type="string">
            <text:p>CARMINE – MURATO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219267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GGINI</text:p>
          </table:table-cell>
          <table:table-cell table:style-name="ce2" office:value-type="string" calcext:value-type="string">
            <text:p>LUIGIN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77-246954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NDIARIA SAI ASSICURAZIONE</text:p>
          </table:table-cell>
          <table:table-cell table:style-name="ce2" office:value-type="string" calcext:value-type="string">
            <text:p>FONDIARIA SA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8448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NDIARIA SAI ASSICURAZIONE</text:p>
          </table:table-cell>
          <table:table-cell table:style-name="ce2" office:value-type="string" calcext:value-type="string">
            <text:p>FONDIARIA SAI (SIG.BERTONCINI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41104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 (4) COMPANY SRL</text:p>
          </table:table-cell>
          <table:table-cell table:style-name="ce2" office:value-type="string" calcext:value-type="string">
            <text:p>ZUSI VALERI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81288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 (4) COMPANY SRL</text:p>
          </table:table-cell>
          <table:table-cell table:style-name="ce2" office:value-type="string" calcext:value-type="string">
            <text:p>ZUSI VALERIA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zusi@4company.it" xlink:type="simple">zusi@4company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 (4) MY SELECTION UG</text:p>
          </table:table-cell>
          <table:table-cell table:style-name="ce2" office:value-type="string" calcext:value-type="string">
            <text:p>SIG. PHILIP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7-715311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MAGLIO LUCIANO E C. SNC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045048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FORMAGLIO LUCIANO E C. SNC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5-24667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FORMAGLIO ORTOF.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42-9206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MIGAR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6-182584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</text:p>
          </table:table-cell>
          <table:table-cell table:style-name="ce2" office:value-type="string" calcext:value-type="string">
            <text:p>ADR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78425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</text:p>
          </table:table-cell>
          <table:table-cell table:style-name="ce2" office:value-type="string" calcext:value-type="string">
            <text:p>ADR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7842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</text:p>
          </table:table-cell>
          <table:table-cell table:style-name="ce2" office:value-type="string" calcext:value-type="string">
            <text:p>AUTISTA MAR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86020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</text:p>
          </table:table-cell>
          <table:table-cell table:style-name="ce2" office:value-type="string" calcext:value-type="string">
            <text:p>PAOLO (ORGANIZZA AUTISTI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7667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 CLAUDIO</text:p>
          </table:table-cell>
          <table:table-cell table:style-name="ce2" office:value-type="string" calcext:value-type="string">
            <text:p>CLAUD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7543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 CLAUDIO</text:p>
          </table:table-cell>
          <table:table-cell table:style-name="ce2" office:value-type="string" calcext:value-type="string">
            <text:p>CLAUD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72379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 GIUSEPPE</text:p>
          </table:table-cell>
          <table:table-cell table:style-name="ce2" office:value-type="string" calcext:value-type="string">
            <text:p>DAM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78425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 GIUSEPPE</text:p>
          </table:table-cell>
          <table:table-cell table:style-name="ce2" office:value-type="string" calcext:value-type="string">
            <text:p>GIUSEPP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7842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 GIUSEPPE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376-71407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 GIUSEPPE</text:p>
          </table:table-cell>
          <table:table-cell table:style-name="ce2" office:value-type="string" calcext:value-type="string">
            <text:p>ABITAZIONE GIUSEPP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72097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 GIUSEPPE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7654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SCHI MATTEO AZ.AGR.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3896769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ACASSO ENZO E BRUNO</text:p>
          </table:table-cell>
          <table:table-cell table:style-name="ce2" office:value-type="string" calcext:value-type="string">
            <text:p>PER BILANCE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5109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ACASSO ENZO E BRUNO</text:p>
          </table:table-cell>
          <table:table-cell table:style-name="ce2" office:value-type="string" calcext:value-type="string">
            <text:p>PER BILANC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9894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ACCA (PER TRATTORE)=&gt; VEDI SOFFIATI</text:p>
          </table:table-cell>
          <table:table-cell table:style-name="ce2"/>
          <table:table-cell table:style-name="ce2" office:value-type="string" calcext:value-type="string">
            <text:p>REMINDER</text:p>
          </table:table-cell>
          <table:table-cell table:style-name="ce10"/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ACCAROLI ROBERT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2519581</text:p>
          </table:table-cell>
          <table:table-cell table:style-name="ce2" office:value-type="string" calcext:value-type="string">
            <text:p>MURATOR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ANCESCHETTI </text:p>
          </table:table-cell>
          <table:table-cell table:style-name="ce2" office:value-type="string" calcext:value-type="string">
            <text:p>MACCACARI - RAD.CHIOGGI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606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IGENTI GIOVANNI (NAPOL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493399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IGENTI GIOVANNI (NAPOL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853795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IGENTI GIOVANNI (NAPOLI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955668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IGO TRANS 2000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9-956220</text:p>
          </table:table-cell>
          <table:table-cell table:style-name="ce2" office:value-type="string" calcext:value-type="string">
            <text:p>TRASPOR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IGOVENETA</text:p>
          </table:table-cell>
          <table:table-cell table:style-name="ce2" office:value-type="string" calcext:value-type="string">
            <text:p>PA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367048</text:p>
          </table:table-cell>
          <table:table-cell table:style-name="ce2" office:value-type="string" calcext:value-type="string">
            <text:p>MANUTENZIONI RIPARAZIONI FRIGO CELLE FRIGORIFER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IGOVENETA</text:p>
          </table:table-cell>
          <table:table-cell table:style-name="ce2" office:value-type="string" calcext:value-type="string">
            <text:p>TECNICO DI TURNO NEI FESTIV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367036</text:p>
          </table:table-cell>
          <table:table-cell table:style-name="ce2" office:value-type="string" calcext:value-type="string">
            <text:p>MANUTENZIONI RIPARAZIONI FRIGO CELLE FRIGORIFER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IGOVENETA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42-659011</text:p>
          </table:table-cell>
          <table:table-cell table:style-name="ce2" office:value-type="string" calcext:value-type="string">
            <text:p>MANUTENZIONI RIPARAZIONI FRIGO CELLE FRIGORIFER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IGOVENETA</text:p>
          </table:table-cell>
          <table:table-cell table:style-name="ce2" office:value-type="string" calcext:value-type="string">
            <text:p>UFFICIO X INTERVENT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59030</text:p>
          </table:table-cell>
          <table:table-cell table:style-name="ce2" office:value-type="string" calcext:value-type="string">
            <text:p>MANUTENZIONI RIPARAZIONI FRIGO CELLE FRIGORIFER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IULCOM GIACOMO RONZAT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0-43541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IULCOM GIACOMO RONZAT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32-61228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IULCOM GIACOMO RONZAT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32-52050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.VER</text:p>
          </table:table-cell>
          <table:table-cell table:style-name="ce2" office:value-type="string" calcext:value-type="string">
            <text:p>GIORG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415145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.VER</text:p>
          </table:table-cell>
          <table:table-cell table:style-name="ce2" office:value-type="string" calcext:value-type="string">
            <text:p>NICOLETTA DONATELL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183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IT SERVICE DI FERRI GIAMPIETRO</text:p>
          </table:table-cell>
          <table:table-cell table:style-name="ce2" office:value-type="string" calcext:value-type="string">
            <text:p>LUBR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86492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IT SERVICE DI FERRI GIAMPIETRO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35-835451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IT SERVICE DI FERRI GIAMPIETR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83545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IT SERVICE DI FERRI GIAMPIETR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835451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TT EXPORT</text:p>
          </table:table-cell>
          <table:table-cell table:style-name="ce2" office:value-type="string" calcext:value-type="string">
            <text:p>MERCATO VERONA – GI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725927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TTEXPORT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1-2861456</text:p>
          </table:table-cell>
          <table:table-cell table:style-name="ce2" office:value-type="string" calcext:value-type="string">
            <text:p>POSTEGGIO BOLOGN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UTTITAL</text:p>
          </table:table-cell>
          <table:table-cell table:style-name="ce2" office:value-type="string" calcext:value-type="string">
            <text:p>MICH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2728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TTITAL (POSTEGGIO ROMA)</text:p>
          </table:table-cell>
          <table:table-cell table:style-name="ce2" office:value-type="string" calcext:value-type="string">
            <text:p>ANGELO ROCCHI (VENDITOR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27274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TTITAL (POSTEGGIO ROM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6-412942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TTITAL BOLOGNA</text:p>
          </table:table-cell>
          <table:table-cell table:style-name="ce2" office:value-type="string" calcext:value-type="string">
            <text:p>PAOLO BONAZZ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27275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TTITAL MILANO</text:p>
          </table:table-cell>
          <table:table-cell table:style-name="ce2" office:value-type="string" calcext:value-type="string">
            <text:p>MAURIZIO CASTELNOV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27224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VEX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56474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VEX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536-96803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VEX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36-96825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UMAGALLI (ANTONI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0626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UMAGALLI (ANTONIO)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1-94703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UMAGALLI (ANTONIO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1-94712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UNTAMARA CERESANI DOMENICO</text:p>
          </table:table-cell>
          <table:table-cell table:style-name="ce2" office:value-type="string" calcext:value-type="string">
            <text:p>DOMENI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661263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UNTAMARA CERESANI DOMENICO</text:p>
          </table:table-cell>
          <table:table-cell table:style-name="ce2" office:value-type="string" calcext:value-type="string">
            <text:p>DOMENI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1422957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UNTAMARA CERESANI DOMENICO</text:p>
          </table:table-cell>
          <table:table-cell table:style-name="ce2" office:value-type="string" calcext:value-type="string">
            <text:p>GIAMMAR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25741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UNTAMARA CERESANI DOMENIC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86571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URIANI RODOLF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0973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ETANO CARUS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0-65460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LANO PATRIZ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66852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LEAZZO PAOLO S.R.L. (PADOV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76448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LEAZZO PAOLO S.R.L. (PADOV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9-870214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LEAZZO PAOLO S.R.L. (PADOV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30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LLETTO ANTON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70204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MBARETTO MASSIMO (RADICCHI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3309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MBIRASIO</text:p>
          </table:table-cell>
          <table:table-cell table:style-name="ce2" office:value-type="string" calcext:value-type="string">
            <text:p>VERO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022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MMA FRUTTA</text:p>
          </table:table-cell>
          <table:table-cell table:style-name="ce2" office:value-type="string" calcext:value-type="string">
            <text:p>MERCATO PADOVA – ANDRE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31771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MMA FRUTTA</text:p>
          </table:table-cell>
          <table:table-cell table:style-name="ce2" office:value-type="string" calcext:value-type="string">
            <text:p>MERCATO PADOVA – ANDRE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285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RDEN FRUTTA SRL (RENZ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020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ROFOLO GIORG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2197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ROFOLO GIORGI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33266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SPARRONI G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7586786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ASPARRONI G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2" office:value-type="string" calcext:value-type="string">
            <text:p>0734-640037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ATTI MAR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8682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TTI PAOLO (CIPOLLINE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66600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CCHELE</text:p>
          </table:table-cell>
          <table:table-cell table:style-name="ce2" office:value-type="string" calcext:value-type="string">
            <text:p>MIRK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01508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CCHELE</text:p>
          </table:table-cell>
          <table:table-cell table:style-name="ce2" office:value-type="string" calcext:value-type="string">
            <text:p>VALTER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49527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CCHELE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41228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CCHELE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4109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MMO (CARROZZERIA)</text:p>
          </table:table-cell>
          <table:table-cell table:style-name="ce2" office:value-type="string" calcext:value-type="string">
            <text:p>ADOLFO GEM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6872917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GEMMO (CARROZZERIA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42-538709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GEMMO (CARROZZERI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38710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GENERALI ASSICURAZIONI BOVOLONE</text:p>
          </table:table-cell>
          <table:table-cell table:style-name="ce2" office:value-type="string" calcext:value-type="string">
            <text:p>MICCOL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0117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NTALIA LUIG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853817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NTALIA LUIG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5511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OFUR SOC.COOP.AGRICOL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64142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OFUR SOC.COOP.AGRICOL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937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OFUR SOC.COOP.AGRICO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413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OMETRA FERDINANDO FOGGI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94281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RARDO (TREVISO NAPOL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30342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RARDO DE VITO (SCAFAT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850952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RGATI TERES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32-2837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RMANIA – CLIENTE RADICCHIO: DAVID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4917377771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RMANIA – REBHORN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049-(0)897670113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RMANIA – SULSER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049-(0)897782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RMANIA – VEDI TRI FRUTTA</text:p>
          </table:table-cell>
          <table:table-cell table:style-name="ce2"/>
          <table:table-cell table:style-name="ce2" office:value-type="string" calcext:value-type="string">
            <text:p>REMINDER</text:p>
          </table:table-cell>
          <table:table-cell table:style-name="ce10"/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HILARDI (POSTEGGIO BERGAMO)</text:p>
          </table:table-cell>
          <table:table-cell table:style-name="ce2" office:value-type="string" calcext:value-type="string">
            <text:p>ENRI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822972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HILARDI (POSTEGGIO BERGAM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2994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HIRIGATO ROBERTO</text:p>
          </table:table-cell>
          <table:table-cell table:style-name="ce2" office:value-type="string" calcext:value-type="string">
            <text:p>NEGOZ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00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HIRLANDA ANTONIO (IMBALLAGGIO)</text:p>
          </table:table-cell>
          <table:table-cell table:style-name="ce2" office:value-type="string" calcext:value-type="string">
            <text:p>MENEGHELLO PER CARICO CASS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306053</text:p>
          </table:table-cell>
          <table:table-cell table:style-name="ce2" office:value-type="string" calcext:value-type="string">
            <text:p>IMBALLAGG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HIRLANDA ANTONIO (IMBALLAGGIO)</text:p>
          </table:table-cell>
          <table:table-cell table:style-name="ce5" office:value-type="string" calcext:value-type="string">
            <text:p>COOP.S.MASSIMO UFFICIO IMPIEGATA MENEGHELL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901328</text:p>
          </table:table-cell>
          <table:table-cell table:style-name="ce2" office:value-type="string" calcext:value-type="string">
            <text:p>IMBALLAGG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HIRLANDA ANTONIO (IMBALLAGGI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21955</text:p>
          </table:table-cell>
          <table:table-cell table:style-name="ce2" office:value-type="string" calcext:value-type="string">
            <text:p>IMBALLAGG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HIROTTO SERG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057439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HIROTTO SERGI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66737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ACOBB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902647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ACOBBE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6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ACOBBE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86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ACOBBE LUCIA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755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ACOVELLI (BAR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0-9311122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IAMMARCO (PRIMIZIE DI ORT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867452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IANELLO FABIAN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072707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ANELLO FLAV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03174</text:p>
          </table:table-cell>
          <table:table-cell table:style-name="ce2" office:value-type="string" calcext:value-type="string">
            <text:p>ACQUIST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IANELLO GABRIEL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603256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ANELLO CARLO (FRATELLO DI GABRIEL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7018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ANNI ROS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677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AROLA GRISOSTAMO</text:p>
          </table:table-cell>
          <table:table-cell table:style-name="ce2" office:value-type="string" calcext:value-type="string">
            <text:p>ROVERCHIAR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773955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AROLA GRISOSTAMO</text:p>
          </table:table-cell>
          <table:table-cell table:style-name="ce2" office:value-type="string" calcext:value-type="string">
            <text:p>ROVERCHIAR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850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LIOLI ANGEL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2-50957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LIOLI ANGELO</text:p>
          </table:table-cell>
          <table:table-cell table:style-name="ce2" office:value-type="string" calcext:value-type="string">
            <text:p>FIGLIA: VEDI AGRI Più</text:p>
          </table:table-cell>
          <table:table-cell table:style-name="ce2" office:value-type="string" calcext:value-type="string">
            <text:p>REMINDER</text:p>
          </table:table-cell>
          <table:table-cell table:style-name="ce10"/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LIOLI ANGE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83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LIOLI OLIVIA (AGRIPIU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02562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LIOLI OLIVIA (AGRIPIU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60283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LIOLI OLIVIA (AGRIPIU)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1" office:value-type="string" calcext:value-type="string">
            <text:p>agripiu.<text:a xlink:href="mailto:studio@gmail.com" xlink:type="simple">studio@gmail.com</text:a></text:p>
          </table:table-cell>
          <table:table-cell table:style-name="ce11"/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ILIOLI OLIVIA (AGRIPIU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0283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NELLI ROBERT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325783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NELLI ROBERTO</text:p>
          </table:table-cell>
          <table:table-cell table:style-name="ce2" office:value-type="string" calcext:value-type="string">
            <text:p>GOLDEN GROPU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76-66159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NELLI ROBERTO</text:p>
          </table:table-cell>
          <table:table-cell table:style-name="ce2" office:value-type="string" calcext:value-type="string">
            <text:p>GOLDEN GROUP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66178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NELLI ROBERT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6612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OIA DEI MARS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05783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ORDANO NAPOL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8-3316461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IORDANO NAPOL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943706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IOTTO FRUIT S.R.L. (FIRENZE) (CONAD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5-439301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OTTO FRUIT S.R.L. (FIRENZE) (CONAD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5-43069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OBBETTI (PER FUNGH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258481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OZZI SIMON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3035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RASSI FRANCESCO (MERCE LAVORAT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889407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REEN FRUIT</text:p>
          </table:table-cell>
          <table:table-cell table:style-name="ce2" office:value-type="string" calcext:value-type="string">
            <text:p>VEDI TOSATTO</text:p>
          </table:table-cell>
          <table:table-cell table:style-name="ce2" office:value-type="string" calcext:value-type="string">
            <text:p>REMINDER</text:p>
          </table:table-cell>
          <table:table-cell table:style-name="ce10"/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ROSS MARKET (VERONA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5-8250186</text:p>
          </table:table-cell>
          <table:table-cell table:style-name="ce2" office:value-type="string" calcext:value-type="string">
            <text:p>MATERIALE DI CONSUM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ROSS MARKET (VERON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50235</text:p>
          </table:table-cell>
          <table:table-cell table:style-name="ce2" office:value-type="string" calcext:value-type="string">
            <text:p>MATERIALE DI CONSUM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RUPPO MAURO SAVOIA</text:p>
          </table:table-cell>
          <table:table-cell table:style-name="ce2" office:value-type="string" calcext:value-type="string">
            <text:p>RACCOLTA LEG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80023152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RUPPO NAPOLEON</text:p>
          </table:table-cell>
          <table:table-cell table:style-name="ce2" office:value-type="string" calcext:value-type="string">
            <text:p>MAU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06117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RUPPO NAPOLEON</text:p>
          </table:table-cell>
          <table:table-cell table:style-name="ce2" office:value-type="string" calcext:value-type="string">
            <text:p>ROVEREDO-ARCORE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14400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RUPPO NAPOLEON</text:p>
          </table:table-cell>
          <table:table-cell table:style-name="ce2" office:value-type="string" calcext:value-type="string">
            <text:p>ROVEREDO-ARCOR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4600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RUPPO NAPOLEON</text:p>
          </table:table-cell>
          <table:table-cell table:style-name="ce2" office:value-type="string" calcext:value-type="string">
            <text:p>ROVEREDO-ARCORE – PAOL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14401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RUPPO NAPOLEON</text:p>
          </table:table-cell>
          <table:table-cell table:style-name="ce2" office:value-type="string" calcext:value-type="string">
            <text:p>VERONA – GIORGIO X CONTAB.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969190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ARNIERI TENDE (SALIZZOL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3532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ERALDO ROBERTO (LUSIA)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5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ERALDO ROBERTO (LUSIA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768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ERALDO ROBERTO (LUSIA)</text:p>
          </table:table-cell>
          <table:table-cell table:style-name="ce2" office:value-type="string" calcext:value-type="string">
            <text:p>MERCA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86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ERRA (MELONI VILIMPENT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1757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IDO GRASSO</text:p>
          </table:table-cell>
          <table:table-cell table:style-name="ce2" office:value-type="string" calcext:value-type="string">
            <text:p>RIPORTELLA FILIPP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990610</text:p>
          </table:table-cell>
          <table:table-cell table:style-name="ce2" office:value-type="string" calcext:value-type="string">
            <text:p>PRODOTTI SICI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UIDO GRASS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47433</text:p>
          </table:table-cell>
          <table:table-cell table:style-name="ce2" office:value-type="string" calcext:value-type="string">
            <text:p>PRODOTTI SICI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UIDO GRASSO</text:p>
          </table:table-cell>
          <table:table-cell table:style-name="ce2" office:value-type="string" calcext:value-type="string">
            <text:p>FILIPP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92580009</text:p>
          </table:table-cell>
          <table:table-cell table:style-name="ce2" office:value-type="string" calcext:value-type="string">
            <text:p>PRODOTTI SICI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UIDO GRASSO</text:p>
          </table:table-cell>
          <table:table-cell table:style-name="ce2" office:value-type="string" calcext:value-type="string">
            <text:p>RIPORTELLA FILIPP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925-81872</text:p>
          </table:table-cell>
          <table:table-cell table:style-name="ce2" office:value-type="string" calcext:value-type="string">
            <text:p>PRODOTTI SICI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UIDO GRASSO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932-997511</text:p>
          </table:table-cell>
          <table:table-cell table:style-name="ce2" office:value-type="string" calcext:value-type="string">
            <text:p>PRODOTTI SICI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UIDO GRASS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932-801126</text:p>
          </table:table-cell>
          <table:table-cell table:style-name="ce2" office:value-type="string" calcext:value-type="string">
            <text:p>PRODOTTI SICI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UIZZARDI DAVIDE</text:p>
          </table:table-cell>
          <table:table-cell table:style-name="ce2" office:value-type="string" calcext:value-type="string">
            <text:p>CAVOLO CAPUCCIO (CASTAGNARO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56182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IZZARDI DAVIDE</text:p>
          </table:table-cell>
          <table:table-cell table:style-name="ce2" office:value-type="string" calcext:value-type="string">
            <text:p>(CAPUCCI)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9205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IZZARDI DAVIDE</text:p>
          </table:table-cell>
          <table:table-cell table:style-name="ce2" office:value-type="string" calcext:value-type="string">
            <text:p>(CAPUCCI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9205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LIZZI SALVATORE (FERRAR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6721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LIZZI SALVATORE (FERRARA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532-75046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LIZZI SALVATORE (FERRARA)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32-7504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HORTUS NOVUS COMMERCIUM SRL</text:p>
          </table:table-cell>
          <table:table-cell table:style-name="ce2" office:value-type="string" calcext:value-type="string">
            <text:p>SIG.CAPATO MATTE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89456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HORTUS NOVUS COMMERCIUM SRL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5-60007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HORTUS NOVUS COMMERCIUM SRL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19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HORTUS TRADE (MARCHE)</text:p>
          </table:table-cell>
          <table:table-cell table:style-name="ce2" office:value-type="string" calcext:value-type="string">
            <text:p>SIG.MORE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8430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HORTUS TRADE (MARCHE)</text:p>
          </table:table-cell>
          <table:table-cell table:style-name="ce2" office:value-type="string" calcext:value-type="string">
            <text:p>(IND.IN FATTURA... NON USARE)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733-8651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HORTUS TRADE (MARCH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733-2844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HYPO ALPE ADRIA BANK</text:p>
          </table:table-cell>
          <table:table-cell table:style-name="ce2" office:value-type="string" calcext:value-type="string">
            <text:p>MAURIZIO FERRARI PER LEASING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843098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AMPIERI LORETO (FUCINO)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532489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IAMPIERI LORETO (FUCINO)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007960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IAMPIERI LORETO (FUCINO)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25435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IAMPIERI LORETO (FUCINO)</text:p>
          </table:table-cell>
          <table:table-cell table:style-name="ce2" office:value-type="string" calcext:value-type="string">
            <text:p>FUC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532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IAMPIERI LUIG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91412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IAMPIERI LUIG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25881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ICA S.N.C.</text:p>
          </table:table-cell>
          <table:table-cell table:style-name="ce2" office:value-type="string" calcext:value-type="string">
            <text:p>RAFFAEL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9-216035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CE VERONA</text:p>
          </table:table-cell>
          <table:table-cell table:style-name="ce2" office:value-type="string" calcext:value-type="string">
            <text:p>UFFICIO INFORMAZIO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939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CE VERONA</text:p>
          </table:table-cell>
          <table:table-cell table:style-name="ce2" office:value-type="string" calcext:value-type="string">
            <text:p>UFFICIO INFORMAZIO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9392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COPLASTIC (VANGELIST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622220</text:p>
          </table:table-cell>
          <table:table-cell table:style-name="ce2" office:value-type="string" calcext:value-type="string">
            <text:p>IMBALLAGG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IFCO SYSTEM</text:p>
          </table:table-cell>
          <table:table-cell table:style-name="ce2" office:value-type="string" calcext:value-type="string">
            <text:p>FABIOLA RISMENI (PER SIST FT E CASSE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53841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FCO SYSTEM</text:p>
          </table:table-cell>
          <table:table-cell table:style-name="ce2" office:value-type="string" calcext:value-type="string">
            <text:p>FEDERICA PEDRON PER ORDINI BLOCCAT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5384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FCO SYSTEM</text:p>
          </table:table-cell>
          <table:table-cell table:style-name="ce2" office:value-type="string" calcext:value-type="string">
            <text:p>PER ORD.IMBALL. SIG.RA MANUELA // WALTER TRIPOD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5384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FCO SYSTEMS</text:p>
          </table:table-cell>
          <table:table-cell table:style-name="ce2" office:value-type="string" calcext:value-type="string">
            <text:p>RAPP.GIORGIO BETTELL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012884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FCO SYSTEMS</text:p>
          </table:table-cell>
          <table:table-cell table:style-name="ce2" office:value-type="string" calcext:value-type="string">
            <text:p>PER ORDINI IMBALLAGGIO (TRIPODI)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9-853844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FCO SYSTEMS</text:p>
          </table:table-cell>
          <table:table-cell table:style-name="ce2" office:value-type="string" calcext:value-type="string">
            <text:p>RAPP.GIORGIO BETTELLA</text:p>
          </table:table-cell>
          <table:table-cell table:style-name="ce2" office:value-type="string" calcext:value-type="string">
            <text:p>MAIL</text:p>
          </table:table-cell>
          <table:table-cell table:style-name="ce11" office:value-type="string" calcext:value-type="string">
            <text:p><text:a xlink:href="mailto:giorgio.betella@ifco.de" xlink:type="simple">giorgio.betella@ifco.de</text:a></text:p>
          </table:table-cell>
          <table:table-cell table:style-name="ce11"/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IFCO SYSTEMS</text:p>
          </table:table-cell>
          <table:table-cell table:style-name="ce2" office:value-type="string" calcext:value-type="string">
            <text:p>PER PROB.PORTALE VIRGINIA 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53840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FCO SYSTEMS</text:p>
          </table:table-cell>
          <table:table-cell table:style-name="ce2" office:value-type="string" calcext:value-type="string">
            <text:p>RAPP.GIORGIO BETTELL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5384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L BETTOLINO SCARL</text:p>
          </table:table-cell>
          <table:table-cell table:style-name="ce2" office:value-type="string" calcext:value-type="string">
            <text:p>SIG.DICARRA GIANLUCA RESP.ACQUIST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050605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LMAPAK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102044</text:p>
          </table:table-cell>
          <table:table-cell table:style-name="ce2" office:value-type="string" calcext:value-type="string">
            <text:p>IMBALLAGG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IMBALL NORD</text:p>
          </table:table-cell>
          <table:table-cell table:style-name="ce2" office:value-type="string" calcext:value-type="string">
            <text:p>AGENTE DAMIA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2-92335</text:p>
          </table:table-cell>
          <table:table-cell table:style-name="ce2" office:value-type="string" calcext:value-type="string">
            <text:p>IMBALLAGG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IMBALL NORD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9800857</text:p>
          </table:table-cell>
          <table:table-cell table:style-name="ce2" office:value-type="string" calcext:value-type="string">
            <text:p>IMBALLAGG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IMBALLAGGI USATI ZANFRETTA SAS</text:p>
          </table:table-cell>
          <table:table-cell table:style-name="ce2" office:value-type="string" calcext:value-type="string">
            <text:p>IMBALLI E PALLET USATI MASSI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0383862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IMBALLAGGI USATI ZANFRETTA SAS</text:p>
          </table:table-cell>
          <table:table-cell table:style-name="ce2" office:value-type="string" calcext:value-type="string">
            <text:p>IMBALLI E PALLET USAT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04968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IMPIANTO DI ALLARME-&gt; VEDI VSD</text:p>
          </table:table-cell>
          <table:table-cell table:style-name="ce2"/>
          <table:table-cell table:style-name="ce2" office:value-type="string" calcext:value-type="string">
            <text:p>REMINDER</text:p>
          </table:table-cell>
          <table:table-cell table:style-name="ce10"/>
          <table:table-cell table:style-name="ce2" table:number-columns-repeated="249"/>
          <table:table-cell table:number-columns-repeated="771"/>
        </table:table-row>
        <table:table-row table:style-name="ro4">
          <table:table-cell office:value-type="string" calcext:value-type="string">
            <text:p>INDIANI – KUMAR (FORSE è SEMPRE IL BARBA)</text:p>
          </table:table-cell>
          <table:table-cell office:value-type="string" calcext:value-type="string">
            <text:p>NOGARA/OSTIGLIA – MELANZANE PEPERONCINI</text:p>
          </table:table-cell>
          <table:table-cell office:value-type="string" calcext:value-type="string">
            <text:p>CELL</text:p>
          </table:table-cell>
          <table:table-cell table:style-name="ce3" office:value-type="string" calcext:value-type="string">
            <text:p>333-4702691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INDIANO (PER CAMPI GIMM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588830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RM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71569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SOLA BLU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73022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SOLA BLU</text:p>
          </table:table-cell>
          <table:table-cell table:style-name="ce2" office:value-type="string" calcext:value-type="string">
            <text:p>ACI ISOLA DELLA SCAL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085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TALIA BELT</text:p>
          </table:table-cell>
          <table:table-cell table:style-name="ce2" office:value-type="string" calcext:value-type="string">
            <text:p>UFFICIO (SIG.LUCA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32-5738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TALPRODUTTIVA</text:p>
          </table:table-cell>
          <table:table-cell table:style-name="ce2" office:value-type="string" calcext:value-type="string">
            <text:p>ANTONIO O LOREN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34910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VECO/BRENNERO (CAMION)</text:p>
          </table:table-cell>
          <table:table-cell table:style-name="ce2" office:value-type="string" calcext:value-type="string">
            <text:p>RAPPRESENTANTE GUERRA CLAUD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9351304</text:p>
          </table:table-cell>
          <table:table-cell table:style-name="ce2" office:value-type="string" calcext:value-type="string">
            <text:p>CAMION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JCOPLASTIC – BATTIPAGLIA</text:p>
          </table:table-cell>
          <table:table-cell table:style-name="ce1" office:value-type="string" calcext:value-type="string">
            <text:p>VENDITORE – SIG.AVOSSA RAFFA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48251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JCOPLASTIC – BATTIPAGLIA</text:p>
          </table:table-cell>
          <table:table-cell table:style-name="ce2" office:value-type="string" calcext:value-type="string">
            <text:p>VENDITORE – SIG.TARALLO ANTON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85984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JCOPLASTIC – BATTIPAGLIA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agroindustria@jcoplastic.com" xlink:type="simple">agroindustria@jcoplastic.com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JCOPLASTIC – BATTIPAGLI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3921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JCOPLASTIC – BATTIPAGLI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3921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JOSEPH (DEL TRENTINO)</text:p>
          </table:table-cell>
          <table:table-cell table:style-name="ce2" office:value-type="string" calcext:value-type="string">
            <text:p>A COLTIVA ANCHE A TREVENZU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93-169510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KILINC GMBH – GERMANIA</text:p>
          </table:table-cell>
          <table:table-cell table:style-name="ce2" office:value-type="string" calcext:value-type="string">
            <text:p>ROMANO PAROLINI “MEDIATORE A VR”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69109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KILINC GMBH – GERMANIA</text:p>
          </table:table-cell>
          <table:table-cell table:style-name="ce2" office:value-type="string" calcext:value-type="string">
            <text:p>ROMANO PAROLINI “MEDIATORE A VR”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62135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KILINC GMBH – GERMANIA</text:p>
          </table:table-cell>
          <table:table-cell table:style-name="ce2" office:value-type="string" calcext:value-type="string">
            <text:p>ROMANO PAROLINI “MEDIATORE A VR”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romano13@hotmail.it" xlink:type="simple">romano13@hotmail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ECONOMICA PAGLIARE SCARL (MARCH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5-8041616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'ECONOMICA PAGLIARE SCARL (MARCHE)</text:p>
          </table:table-cell>
          <table:table-cell table:number-columns-repeated="2"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agrieconomica1@libero.it" xlink:type="simple">agrieconomica1@libero.it</text:a></text:p>
          </table:table-cell>
          <table:table-cell table:style-name="ce2" office:value-type="string" calcext:value-type="string">
            <text:p>PRODOTTI MARCHE</text:p>
          </table:table-cell>
          <table:table-cell table:style-name="ce10"/>
          <table:table-cell table:style-name="ce2" table:number-columns-repeated="247"/>
          <table:table-cell table:number-columns-repeated="771"/>
        </table:table-row>
        <table:table-row table:style-name="ro3">
          <table:table-cell table:style-name="ce2" office:value-type="string" calcext:value-type="string">
            <text:p>L'ECONOMICA PAGLIARE SCARL (MARCHE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5-8041586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'ECONOMICA PAGLIARE SCARL (MARCHE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5-8041616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'ORTOCONF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45375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ORTOCONF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4570003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ORTOLANA DI PESCE GERARDO</text:p>
          </table:table-cell>
          <table:table-cell table:style-name="ce2" office:value-type="string" calcext:value-type="string">
            <text:p>CELL. PAD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48189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ORTOLANA DI PESCE GERARD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2-3450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ORTOLANA DI PESCE GERARDO</text:p>
          </table:table-cell>
          <table:table-cell table:style-name="ce2" office:value-type="string" calcext:value-type="string">
            <text:p>POSTEGGIO SIL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2-26241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ORTOLANA DI PESCE GERARDO</text:p>
          </table:table-cell>
          <table:table-cell table:style-name="ce2" office:value-type="string" calcext:value-type="string">
            <text:p>POSTEGGIO TREVIS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2-43346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ORTOLANO (VOLANTI – RIMINI)</text:p>
          </table:table-cell>
          <table:table-cell table:style-name="ce2" office:value-type="string" calcext:value-type="string">
            <text:p>MASSIMO VOLANT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782975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L'ORTOLANO (VOLANTI – RIMIN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1-73410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UNICA ORTOF.DEL MUGELLO</text:p>
          </table:table-cell>
          <table:table-cell table:style-name="ce2" office:value-type="string" calcext:value-type="string">
            <text:p>TITOLARE SIG.ANGEL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16368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UNICA ORTOF.DEL MUGELL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5-845827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UNICA ORTOF.DEL MUGELLO</text:p>
          </table:table-cell>
          <table:table-cell table:style-name="ce2" office:value-type="string" calcext:value-type="string">
            <text:p>UFFIC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5-849453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UNICA ORTOF.DEL MUGELLO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lunicasrl@lunica.it" xlink:type="simple">lunicasrl@lunica.it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'UNICA ORTOF.DEL MUGEL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5-845535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UNICA ORTOF.DEL MUGEL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5-845537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CASTAGNARESE SOC.AGR.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45171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CASTAGNARESE SOC.AGR.</text:p>
          </table:table-cell>
          <table:table-cell table:style-name="ce2" office:value-type="string" calcext:value-type="string">
            <text:p>CASTAGNARO (VR)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67522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CASTAGNARESE SOC.AGR.</text:p>
          </table:table-cell>
          <table:table-cell table:style-name="ce2" office:value-type="string" calcext:value-type="string">
            <text:p>CASTAGNARO (VR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9201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DELIZIA (DORO)</text:p>
          </table:table-cell>
          <table:table-cell table:style-name="ce2" office:value-type="string" calcext:value-type="string">
            <text:p>MAURIZ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0-869967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DELIZIA (DORO)</text:p>
          </table:table-cell>
          <table:table-cell table:style-name="ce2" office:value-type="string" calcext:value-type="string">
            <text:p>DAMIANO (FIGLIO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44517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DELIZIA (DORO)</text:p>
          </table:table-cell>
          <table:table-cell table:style-name="ce2" office:value-type="string" calcext:value-type="string">
            <text:p>PAOLO (PADR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0-869967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DELIZIA (DORO)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2506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DELIZIA (DORO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2516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MEDIGLIA FRUTTA</text:p>
          </table:table-cell>
          <table:table-cell table:style-name="ce2" office:value-type="string" calcext:value-type="string">
            <text:p>LUIG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524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MEDIGLIA FRUTTA</text:p>
          </table:table-cell>
          <table:table-cell table:style-name="ce2" office:value-type="string" calcext:value-type="string">
            <text:p>SALV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93693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MEDIGLIA FRUTTA</text:p>
          </table:table-cell>
          <table:table-cell table:style-name="ce2" office:value-type="string" calcext:value-type="string">
            <text:p>AGRONOMO BERALDI SIM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9-77921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MEDIGLIA FRUTTA</text:p>
          </table:table-cell>
          <table:table-cell table:style-name="ce2" office:value-type="string" calcext:value-type="string">
            <text:p>UFFICIO (PER PAG.SIN.RA SILVIA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9826033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POLIGNANESE</text:p>
          </table:table-cell>
          <table:table-cell table:style-name="ce2" office:value-type="string" calcext:value-type="string">
            <text:p>LISCO ANTON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5360008</text:p>
          </table:table-cell>
          <table:table-cell table:style-name="ce2" office:value-type="string" calcext:value-type="string">
            <text:p>POSTEGGIO MIL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A ROCCA SOC.COOP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9-76342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SCINTIL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2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SORGENTE (POSTEGGIO MILANO)</text:p>
          </table:table-cell>
          <table:table-cell table:style-name="ce2" office:value-type="string" calcext:value-type="string">
            <text:p>LUIGI (EX VENDITORE CONTINI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4-590592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TORRE (AUTOTRASP. PER FABBRI RIMIN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1-3411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IOL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011319034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IO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1-31862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IO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1-319676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IO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1-319717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NZA BRU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7441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NZA BRUNO</text:p>
          </table:table-cell>
          <table:table-cell table:style-name="ce2" office:value-type="string" calcext:value-type="string">
            <text:p>DEPOSI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807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RBI BADOU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42217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VAGNINI FERDINAND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44847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ZZARINI FRANCO E C. (POSTEGGIO UDINE)</text:p>
          </table:table-cell>
          <table:table-cell table:style-name="ce2" office:value-type="string" calcext:value-type="string">
            <text:p>FEDERI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2462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ZZARINI FRANCO E C. (POSTEGGIO UDINE)</text:p>
          </table:table-cell>
          <table:table-cell table:style-name="ce2" office:value-type="string" calcext:value-type="string">
            <text:p>MARI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20639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ZZARINI FRANCO E C. (POSTEGGIO UDINE)</text:p>
          </table:table-cell>
          <table:table-cell table:style-name="ce2" office:value-type="string" calcext:value-type="string">
            <text:p>SEDE TRIESTE PER PAG.SIG.CINZI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0-3036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ZZARINI FRANCO E C. (POSTEGGIO UDIN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32-60174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 CHIESOLE (LORA GIANN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7204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 CHIESOLE (LORA GIANNI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840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 CHIESOLE (LORA GIANN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40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ONARDI MARC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800343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ONCINI CLAUDIO (GEOLOGO)</text:p>
          </table:table-cell>
          <table:table-cell table:style-name="ce2" office:value-type="string" calcext:value-type="string">
            <text:p>SIG.SARTORETTI GIORD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521407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ONCINI CLAUDIO (GEOLOG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9001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ONCINI CLAUDIO (GEOLOGO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5105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ONCINI CLAUDIO (GEOLOGO)</text:p>
          </table:table-cell>
          <table:table-cell table:style-name="ce2" office:value-type="string" calcext:value-type="string">
            <text:p><text:a xlink:href="mailto:LEONCINI@PSVSRL.COM" xlink:type="simple">LEONCINI@PSVSRL.COM</text:a>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102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OPARDI</text:p>
          </table:table-cell>
          <table:table-cell table:style-name="ce2" office:value-type="string" calcext:value-type="string">
            <text:p>ADR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24003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OPARDI</text:p>
          </table:table-cell>
          <table:table-cell table:style-name="ce2" office:value-type="string" calcext:value-type="string">
            <text:p>ALESSAND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8363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OPARDI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5710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OPARDI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5460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CE</text:p>
          </table:table-cell>
          <table:table-cell table:style-name="ce2" office:value-type="string" calcext:value-type="string">
            <text:p>ANDREA CEOLETT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66907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EA VERDE</text:p>
          </table:table-cell>
          <table:table-cell table:style-name="ce2" office:value-type="string" calcext:value-type="string">
            <text:p>CARLO BIGNAM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34892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EA VERDE</text:p>
          </table:table-cell>
          <table:table-cell table:style-name="ce2" office:value-type="string" calcext:value-type="string">
            <text:p>DARIO ALBI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091209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EA VERDE</text:p>
          </table:table-cell>
          <table:table-cell table:style-name="ce2" office:value-type="string" calcext:value-type="string">
            <text:p>DOMENI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21372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EA VERDE</text:p>
          </table:table-cell>
          <table:table-cell table:style-name="ce2" office:value-type="string" calcext:value-type="string">
            <text:p>GIUSEPP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4124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EA VERDE</text:p>
          </table:table-cell>
          <table:table-cell table:style-name="ce2" office:value-type="string" calcext:value-type="string">
            <text:p>GIUSEPPE ESTE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64558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EA VERDE</text:p>
          </table:table-cell>
          <table:table-cell table:style-name="ce2" office:value-type="string" calcext:value-type="string">
            <text:p>MASSI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33054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EA VERDE</text:p>
          </table:table-cell>
          <table:table-cell table:style-name="ce2" office:value-type="string" calcext:value-type="string">
            <text:p>PA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290311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EA VERDE</text:p>
          </table:table-cell>
          <table:table-cell table:style-name="ce2" office:value-type="string" calcext:value-type="string">
            <text:p>CARLO BIGNAMI UFFICIO FAX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0-97188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EA VERDE</text:p>
          </table:table-cell>
          <table:table-cell table:style-name="ce2" office:value-type="string" calcext:value-type="string">
            <text:p>CARLO BIGNAMI 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97188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EA VERDE</text:p>
          </table:table-cell>
          <table:table-cell table:style-name="ce2" office:value-type="string" calcext:value-type="string">
            <text:p>CENTRAL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93736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UZZI FABRIZIO</text:p>
          </table:table-cell>
          <table:table-cell table:style-name="ce2" office:value-type="string" calcext:value-type="string">
            <text:p>PUGLIE PER INSALAT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5050237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IUZZI FABRIZIO</text:p>
          </table:table-cell>
          <table:table-cell table:style-name="ce2" office:value-type="string" calcext:value-type="string">
            <text:p>PUGLIE PER INSALAT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552827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O IACONO TRASPORTI</text:p>
          </table:table-cell>
          <table:table-cell table:style-name="ce2" office:value-type="string" calcext:value-type="string">
            <text:p>TITO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748451</text:p>
          </table:table-cell>
          <table:table-cell table:style-name="ce2" office:value-type="string" calcext:value-type="string">
            <text:p>TRASPOR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O IACONO TRASPORT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867612</text:p>
          </table:table-cell>
          <table:table-cell table:style-name="ce2" office:value-type="string" calcext:value-type="string">
            <text:p>TRASPOR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OFFREDO STELLA SRL</text:p>
          </table:table-cell>
          <table:table-cell table:style-name="ce2" office:value-type="string" calcext:value-type="string">
            <text:p>BATTISTI L.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16217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OFFREDO STELLA SRL</text:p>
          </table:table-cell>
          <table:table-cell table:style-name="ce2" office:value-type="string" calcext:value-type="string">
            <text:p>DOTT.STELL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8233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OFFREDO STELLA SRL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1-286170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OFFREDO STELLA SRL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1-286168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ONGA MILA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51831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ONGO PATRIZI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872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ORA LUCA SRL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5-819322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ORA LUCA SRL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46914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ORA LUCA SRL</text:p>
          </table:table-cell>
          <table:table-cell table:style-name="ce2" office:value-type="string" calcext:value-type="string">
            <text:p>mail certificata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loraluca.srl@legalmail.it" xlink:type="simple">loraluca.srl@legalmail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ORA LUCA SRL</text:p>
          </table:table-cell>
          <table:table-cell table:style-name="ce2" office:value-type="string" calcext:value-type="string">
            <text:p>mail certificata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lucalora@libero.it" xlink:type="simple">lucalora@libero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ORA LUCA SRL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46914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UCCI GREGORIO (AVEZZANO)</text:p>
          </table:table-cell>
          <table:table-cell table:style-name="ce2" office:value-type="string" calcext:value-type="string">
            <text:p>MACEROLA MARCELL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5-266624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UCCI GREGORIO (AVEZZANO)</text:p>
          </table:table-cell>
          <table:table-cell table:style-name="ce2" office:value-type="string" calcext:value-type="string">
            <text:p>AGROTECNICO ROCCO FAIELL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2742570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UCCI GREGORIO (AVEZZAN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4-1001223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UCCI GREGORIO (AVEZZANO)</text:p>
          </table:table-cell>
          <table:table-cell table:style-name="ce2" office:value-type="string" calcext:value-type="string">
            <text:p>AGROTECNICO ROCCO FAIELL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1-955947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UCCI GREGORIO (AVEZZANO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63-2392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USENT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730906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USENT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89307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USENTI MARCO</text:p>
          </table:table-cell>
          <table:table-cell table:style-name="ce2" office:value-type="string" calcext:value-type="string">
            <text:p>SUO COMMERCIALISTA FRANCES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25312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USENTI MARC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4821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USIA COOP.ORTOLANI</text:p>
          </table:table-cell>
          <table:table-cell table:style-name="ce2" office:value-type="string" calcext:value-type="string">
            <text:p>ITA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229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USIA COOP.ORTOLANI</text:p>
          </table:table-cell>
          <table:table-cell table:style-name="ce2" office:value-type="string" calcext:value-type="string">
            <text:p>ITA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80557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USIA COOP.ORTOLAN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06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.G.P. SRL</text:p>
          </table:table-cell>
          <table:table-cell table:style-name="ce2" office:value-type="string" calcext:value-type="string">
            <text:p>NERE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6165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.G.P. SRL</text:p>
          </table:table-cell>
          <table:table-cell table:style-name="ce2" office:value-type="string" calcext:value-type="string">
            <text:p>OMAR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7211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.G.P. SRL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55812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.G.P. SRL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503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.MU.SA. SRL</text:p>
          </table:table-cell>
          <table:table-cell table:style-name="ce2" office:value-type="string" calcext:value-type="string">
            <text:p>CAR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2882248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MA.MU.SA. SRL</text:p>
          </table:table-cell>
          <table:table-cell table:style-name="ce2" office:value-type="string" calcext:value-type="string">
            <text:p>CAGLIAR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0-2326046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MA.PA TRASPORT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34752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ESTRI ORTOFRUTTA (POSTEGGIO PARMA)</text:p>
          </table:table-cell>
          <table:table-cell table:style-name="ce2" office:value-type="string" calcext:value-type="string">
            <text:p>MICH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035075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4" office:value-type="string" calcext:value-type="string">
            <text:p>MAESTRI ORTOFRUTTA (POSTEGGIO PARMA)</text:p>
          </table:table-cell>
          <table:table-cell table:style-name="ce2" office:value-type="string" calcext:value-type="string">
            <text:p>POTEGGIO PARM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21-992795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MAGGIO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0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GNANI DANILO E EGIDIO OSTIGLI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6-4361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IOLI CRISTIAN PROD.ORTOFRUTT.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082393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MAIOLI CRISTIAN PROD.ORTOFRUTT.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41-932604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MAIOLI CRISTIAN PROD.ORTOFRUTT.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1-932000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MALAGNINI OSVALD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4416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LAMAN COSTANT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4787763</text:p>
          </table:table-cell>
          <table:table-cell table:style-name="ce2" office:value-type="string" calcext:value-type="string">
            <text:p>VENDIT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ALINI FLAVIO (INOXTECNICA VERONESE)</text:p>
          </table:table-cell>
          <table:table-cell table:style-name="ce2" office:value-type="string" calcext:value-type="string">
            <text:p>MANUTENZIONE NASTRI (EURO 35 ORARI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603311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MALINI FLAVIO (INOXTECNICA VERONESE)</text:p>
          </table:table-cell>
          <table:table-cell table:style-name="ce2" office:value-type="string" calcext:value-type="string">
            <text:p>MANUTENZIONE NASTRI (EURO 35 ORARI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994421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MALINI S.A.S. DI MALINI MARIO</text:p>
          </table:table-cell>
          <table:table-cell table:style-name="ce2" office:value-type="string" calcext:value-type="string">
            <text:p>SOTTACETI VILLAFONTA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8500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NFRIN LORENZO AZ.AGR. (ROSOLIN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190178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NFRIN LORENZO AZ.AGR. (ROSOLIN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6-34036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NFRIN LORENZO AZ.AGR. (ROSOLINA)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agricola.manfrin@alice.it" xlink:type="simple">agricola.manfrin@alice.it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ANFRIN LORENZO AZ.AGR. (ROSOLIN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6-34036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NTOAN BRUNO TRASPORTI CHIOGGIA (EX NARCISO)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4930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NTOAN BRUNO TRASPORTI CHIOGGIA (EX NARCIS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495093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NTOVANELLI FERDINAND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2024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NTOVANELLI LUC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6201740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MANTOVANELLI PIER GIORGIO</text:p>
          </table:table-cell>
          <table:table-cell table:style-name="ce2" office:value-type="string" calcext:value-type="string">
            <text:p>SALIZZOLE VALMORSELZ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0273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NTOVANI GIULIA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02093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NTOVANI GIULIANO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3005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ANESI SERG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0-88180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CANTONI F.LL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5-7213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CHIELLA RIN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5905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CON ROMEO</text:p>
          </table:table-cell>
          <table:table-cell table:style-name="ce2" office:value-type="string" calcext:value-type="string">
            <text:p>PER ROSSO VR A ROVEREDO DE GUA'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057474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CONCINI (COMPRA VERON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506840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CONCINI MARIA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66583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CONCINI MARIAN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2015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IANO PATRIZ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2611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IANO PATRIZ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4-6410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IELLA (SORELLA GIUSEPPE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42556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INO ALBERGO RIST.BUTTAPIETR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600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IOTTI CLAUDIO (DETTO MAGR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010337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TINELLI SUPERMERCATI</text:p>
          </table:table-cell>
          <table:table-cell table:style-name="ce2" office:value-type="string" calcext:value-type="string">
            <text:p>COMPRATORE MARCO FERRAR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94407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TINELLI SUPERMERCATI</text:p>
          </table:table-cell>
          <table:table-cell table:style-name="ce2" office:value-type="string" calcext:value-type="string">
            <text:p>AMMINISTRAZIONE FAX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30026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TINELLI SUPERMERCATI</text:p>
          </table:table-cell>
          <table:table-cell table:style-name="ce2" office:value-type="string" calcext:value-type="string">
            <text:p>FAX FERRARI CAS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80124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TINELLI SUPERMERCATI</text:p>
          </table:table-cell>
          <table:table-cell table:style-name="ce2" office:value-type="string" calcext:value-type="string">
            <text:p>FAX MAGAZZINO SCARIC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79796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TINELLI SUPERMERCATI</text:p>
          </table:table-cell>
          <table:table-cell table:style-name="ce2" office:value-type="string" calcext:value-type="string">
            <text:p>AMMINISTRAZ. → MAGAZZ.ALESSIO</text:p>
          </table:table-cell>
          <table:table-cell table:style-name="ce2" office:value-type="string" calcext:value-type="string">
            <text:p>TEL</text:p>
          </table:table-cell>
          <table:table-cell office:value-type="string" calcext:value-type="string">
            <text:p>045-79021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SAGGIA (IDRAULIC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797932</text:p>
          </table:table-cell>
          <table:table-cell table:style-name="ce2" office:value-type="string" calcext:value-type="string">
            <text:p>MANUTENZIONI RIPARAZION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ASAGGIA (IDRAULIC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88947</text:p>
          </table:table-cell>
          <table:table-cell table:style-name="ce2" office:value-type="string" calcext:value-type="string">
            <text:p>MANUTENZIONI RIPARAZION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ASTRANDREA AZ.AGR.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1757030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ASTRANDREA AZ.AGR.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28-871217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ASTRANDREA AZ.AGR.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871104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ATTIOLI (CANARIN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6779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TTIOLI (CANARIN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350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UR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20835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XI FRUTTA</text:p>
          </table:table-cell>
          <table:table-cell table:style-name="ce2" office:value-type="string" calcext:value-type="string">
            <text:p>FRANCES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76096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XI FRUTT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9-77208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XI FRUTT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9-7737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ECCANICO TRATTORE (BORAS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108977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EGO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649605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EGONI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3-564256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EGONI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3-564132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ELOTTI MORE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92227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ELOTTI MORE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2535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ELOTTO ENRIC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081409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ETALLI (RACCOLTA METALLI) IVAN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126086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CHELETTI LUCIA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2024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GROSS (MION)</text:p>
          </table:table-cell>
          <table:table-cell table:style-name="ce2" office:value-type="string" calcext:value-type="string">
            <text:p>ELEN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70017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GROSS (MION)</text:p>
          </table:table-cell>
          <table:table-cell table:style-name="ce2" office:value-type="string" calcext:value-type="string">
            <text:p>MASSIMO PERUS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7106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GROSS (MION)</text:p>
          </table:table-cell>
          <table:table-cell table:style-name="ce2" office:value-type="string" calcext:value-type="string">
            <text:p>RICCARDO RENZI (RESP.PIATT. VR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6-634534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GROSS (MION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62305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GROSS (MION)</text:p>
          </table:table-cell>
          <table:table-cell table:style-name="ce2" office:value-type="string" calcext:value-type="string">
            <text:p>ELE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833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GROSS (MION)</text:p>
          </table:table-cell>
          <table:table-cell table:style-name="ce2" office:value-type="string" calcext:value-type="string">
            <text:p>GIOVAN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834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GROSS (MION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95159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LANI E FRAGOR GROUP SP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2867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LANI E FRAGOR GROUP SPA</text:p>
          </table:table-cell>
          <table:table-cell table:style-name="ce2" office:value-type="string" calcext:value-type="string">
            <text:p>MARC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8672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LANI E FRAGOR GROUP SP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867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NCHIELLO POMPEO (PUGLI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9462590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INUTILLI GABRIELLA GILBERTO</text:p>
          </table:table-cell>
          <table:table-cell table:style-name="ce2" office:value-type="string" calcext:value-type="string">
            <text:p>TERRACINA LATINA PER INSALAT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8268312</text:p>
          </table:table-cell>
          <table:table-cell table:style-name="ce2" office:value-type="string" calcext:value-type="string">
            <text:p>PRODOTTI SARDEGN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INUTILLI GABRIELLA GILBERTO</text:p>
          </table:table-cell>
          <table:table-cell table:style-name="ce2" office:value-type="string" calcext:value-type="string">
            <text:p>TERRACINA LATINA PER INSALAT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73-772234</text:p>
          </table:table-cell>
          <table:table-cell table:style-name="ce2" office:value-type="string" calcext:value-type="string">
            <text:p>PRODOTTI SARDEGN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IOLA QUINTO (ASCOL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4-630021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IOSO GIOVAN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8976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OZZI ANGIOLINO (SCAVATOR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720455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RANDOLA CRISTIAN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18082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RANDOLA IDO E GABRIELE</text:p>
          </table:table-cell>
          <table:table-cell table:style-name="ce2" office:value-type="string" calcext:value-type="string">
            <text:p>PRODUTTORI BONFERA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690016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MIRANDOLA MAURIZ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3281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RONE GIG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6385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RONE GIG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31-27017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NEW FRUIT (MERCATO VERONA)</text:p>
          </table:table-cell>
          <table:table-cell table:style-name="ce2" office:value-type="string" calcext:value-type="string">
            <text:p>PA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4929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CCALDI RAFFAEL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86073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CCALDI RAFFAEL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733155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CCALDI RAFFAEL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753155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DENFRUIT SPA</text:p>
          </table:table-cell>
          <table:table-cell table:style-name="ce2" office:value-type="string" calcext:value-type="string">
            <text:p>MIRELLA RESP.ACQUIST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1611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DENFRUIT SP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35-41122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DENFRUIT SPA</text:p>
          </table:table-cell>
          <table:table-cell table:style-name="ce2" office:value-type="string" calcext:value-type="string">
            <text:p>GIUSEPPE PICA SOST.MIRELL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35-591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DENFRUIT SP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35-5905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LINARI CLAUD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90669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LINARI CLAUD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3032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LINARI DANI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221462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NTEDORO (PUGLI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8-3389175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ONTEDORO (PUGLI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5146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NTRESOR (SOMMACAMPAGN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1532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ANDI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33286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ANDINI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681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ANDO</text:p>
          </table:table-cell>
          <table:table-cell table:style-name="ce2" office:value-type="string" calcext:value-type="string">
            <text:p>ROBER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1882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ANDO</text:p>
          </table:table-cell>
          <table:table-cell table:style-name="ce2" office:value-type="string" calcext:value-type="string">
            <text:p>CERE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3753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ANDO (MARC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00637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ANDO (MARCO)</text:p>
          </table:table-cell>
          <table:table-cell table:style-name="ce2" office:value-type="string" calcext:value-type="string">
            <text:p>PRONTISSIMA 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04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ATELLO ENRICO (AZ.AGR.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916467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ATELLO ENRICO (AZ.AGR.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3290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ELATO GIOVANN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2522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ELATO VANNI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332830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ELATO VANNI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842876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INI (X MELONI)</text:p>
          </table:table-cell>
          <table:table-cell table:style-name="ce2" office:value-type="string" calcext:value-type="string">
            <text:p>ANGELA PER PAGAMENT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08367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INI (X MELONI)</text:p>
          </table:table-cell>
          <table:table-cell table:style-name="ce2" office:value-type="string" calcext:value-type="string">
            <text:p>GIANLUC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93-9399136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INI (X MELONI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75-8312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INI (X MELON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5-78025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OSATO SABRIN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331456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SE' (CRESPI RENAT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550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SE' (CRESPI RENAT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5500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UNARIN GIUSEPP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156989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APOLI (ALESSANDRO DALL'ORT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610737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APOLI TRANS</text:p>
          </table:table-cell>
          <table:table-cell table:style-name="ce2" office:value-type="string" calcext:value-type="string">
            <text:p>CRISTIAN PER CONSEGNE E NUMERI AUTIST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1-185558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APOLI TRANS</text:p>
          </table:table-cell>
          <table:table-cell table:style-name="ce2" office:value-type="string" calcext:value-type="string">
            <text:p>PER ZONA FOGGI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1-186655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APOLI TRANS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9-95622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APOLI TRANS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184246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APOLI TRANS</text:p>
          </table:table-cell>
          <table:table-cell table:style-name="ce2" office:value-type="string" calcext:value-type="string">
            <text:p>PER RICHIEDERE FATTURE MONICA/LOREDA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9-95622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ATURA (LA NATUR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1-495090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ATURA E' (FABEN)</text:p>
          </table:table-cell>
          <table:table-cell table:style-name="ce2" office:value-type="string" calcext:value-type="string">
            <text:p>PER PAGAMENTI SIG.SILVA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3510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ATURA NOSTRA (ALFONS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96513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ATURA.COM</text:p>
          </table:table-cell>
          <table:table-cell table:style-name="ce2" office:value-type="string" calcext:value-type="string">
            <text:p>RESPONSABILE CARICO/SCARICO EMANUEL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835453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ATURA.COM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835454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AZARIO DANIEL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2326786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NAZARIO DANIEL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643932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NELLO NIZZO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17203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ELLO NIZZO</text:p>
          </table:table-cell>
          <table:table-cell table:style-name="ce2" office:value-type="string" calcext:value-type="string">
            <text:p>GI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92736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ELLO NIZZ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0-651907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ELLO NIZZO</text:p>
          </table:table-cell>
          <table:table-cell table:style-name="ce2" office:value-type="string" calcext:value-type="string">
            <text:p>MERCATO (PER PAGAMENTI MANILA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0-50007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ELLO NIZZO</text:p>
          </table:table-cell>
          <table:table-cell table:style-name="ce2" office:value-type="string" calcext:value-type="string">
            <text:p>MANILA PER PAGAMENT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812365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OTAIO LUCIO LOMBARDI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3086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OTAIO LUCIO LOMBARD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04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UOVA ANNAFRUTTA (PER MELONI) UDINE</text:p>
          </table:table-cell>
          <table:table-cell table:style-name="ce2" office:value-type="string" calcext:value-type="string">
            <text:p>ANDRE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3079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UOVA ANNAFRUTTA (PER MELONI) UDINE</text:p>
          </table:table-cell>
          <table:table-cell table:style-name="ce2" office:value-type="string" calcext:value-type="string">
            <text:p>MARCO PERES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308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UOVA ANNAFRUTTA (PER MELONI) UDINE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32-6125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UOVA ANNAFRUTTA (PER MELONI) UDINE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info@annafrutta.it" xlink:type="simple">info@annafrutta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UOVA ANNAFRUTTA (PER MELONI) UDIN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32-5741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NUOVO CAM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30348</text:p>
          </table:table-cell>
          <table:table-cell table:style-name="ce2" office:value-type="string" calcext:value-type="string">
            <text:p>RISTORANT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OIGNATANO PUGLI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417182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OLICASA (SIG. OLIBONI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23381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OLICASA (SIG. OLIBON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338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OM (ZAPPOLLA PAOL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73910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OM (ZAPPOLLA PAOL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9730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ORLANDIN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83508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OROFRUIT</text:p>
          </table:table-cell>
          <table:table-cell table:style-name="ce2" office:value-type="string" calcext:value-type="string">
            <text:p>ZANON MAURIZIO TITO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44451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OROFRUIT</text:p>
          </table:table-cell>
          <table:table-cell table:style-name="ce2" office:value-type="string" calcext:value-type="string">
            <text:p>MERCATO VICENZ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4-5645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ORSI E FABBRI</text:p>
          </table:table-cell>
          <table:table-cell table:style-name="ce2" office:value-type="string" calcext:value-type="string">
            <text:p>ANDRE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789488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ORSI E FABBRI</text:p>
          </table:table-cell>
          <table:table-cell table:style-name="ce2" office:value-type="string" calcext:value-type="string">
            <text:p>O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40315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SI E FABBRI</text:p>
          </table:table-cell>
          <table:table-cell table:style-name="ce2" office:value-type="string" calcext:value-type="string">
            <text:p>TONI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01728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SI E FABBRI</text:p>
          </table:table-cell>
          <table:table-cell table:style-name="ce2" office:value-type="string" calcext:value-type="string">
            <text:p>TONI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55109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SI E FABBRI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1-286183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SI E FABBR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1-286178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ICOLA MARCHIGIANA=&gt; VEDI CACCHIARELLI</text:p>
          </table:table-cell>
          <table:table-cell table:style-name="ce2"/>
          <table:table-cell table:style-name="ce2" office:value-type="string" calcext:value-type="string">
            <text:p>REMINDER</text:p>
          </table:table-cell>
          <table:table-cell table:style-name="ce10"/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 DEI PANDA → VEDI BENETTI LUIGI</text:p>
          </table:table-cell>
          <table:table-cell table:style-name="ce2"/>
          <table:table-cell table:style-name="ce2" office:value-type="string" calcext:value-type="string">
            <text:p>REMINDER</text:p>
          </table:table-cell>
          <table:table-cell table:style-name="ce10"/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 RO. MI. </text:p>
          </table:table-cell>
          <table:table-cell table:style-name="ce2" office:value-type="string" calcext:value-type="string">
            <text:p>CRISTIANO DETRATTI X NUOVO MAG.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797437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 RO. MI. STABILIMENTO 3</text:p>
          </table:table-cell>
          <table:table-cell table:style-name="ce2" office:value-type="string" calcext:value-type="string">
            <text:p>ALESS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4-664627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 RO. MI. STABILIMENTO 3</text:p>
          </table:table-cell>
          <table:table-cell table:style-name="ce2" office:value-type="string" calcext:value-type="string">
            <text:p>GIANFRAN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75505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 RO. MI. STABILIMENTO 3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9-935926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 RO. MI. STABILIMENTO 3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935577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.CAV.2000 (POSTEGGIO MILANO)</text:p>
          </table:table-cell>
          <table:table-cell table:style-name="ce2" office:value-type="string" calcext:value-type="string">
            <text:p>TITOLARE CAMIL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27467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.CAV.2000 (POSTEGGIO MILAN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412286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.CAV.2000 (POSTEGGIO MILAN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412287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.FRUT S.A.S.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60452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.FRUT S.A.S.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02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.FRUT S.A.S.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35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.STE.MI – BASSANI (LUSIA) [ANCHE RADICCHIANDO]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20341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.STE.MI – BASSANI (LUSIA) [ANCHE RADICCHIANDO]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25-60754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.STE.MI – BASSANI (LUSIA) [ANCHE RADICCHIANDO]</text:p>
          </table:table-cell>
          <table:table-cell table:style-name="ce2" office:value-type="string" calcext:value-type="string">
            <text:p>BASSANI DICE DI PARLARE QUI PER I PAGAMENT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193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BELL</text:p>
          </table:table-cell>
          <table:table-cell table:style-name="ce2" office:value-type="string" calcext:value-type="string">
            <text:p>ANGELO NICCOLI RESP.CASSE SAN PAOLOD'ARGON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425246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BELL S.R.L.</text:p>
          </table:table-cell>
          <table:table-cell table:style-name="ce2" office:value-type="string" calcext:value-type="string">
            <text:p>DIEG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4603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BELL S.R.L.</text:p>
          </table:table-cell>
          <table:table-cell table:style-name="ce2" office:value-type="string" calcext:value-type="string">
            <text:p>FEDERICA FULLIN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21010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BELL S.R.L.</text:p>
          </table:table-cell>
          <table:table-cell table:style-name="ce2" office:value-type="string" calcext:value-type="string">
            <text:p>FEDERICA FULLIN DIRET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035-425245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BELL S.R.L.</text:p>
          </table:table-cell>
          <table:table-cell table:style-name="ce2" office:value-type="string" calcext:value-type="string">
            <text:p>MASSI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27257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BELL S.R.L.</text:p>
          </table:table-cell>
          <table:table-cell table:style-name="ce2" office:value-type="string" calcext:value-type="string">
            <text:p>CENTRAL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42524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BELL S.R.L.</text:p>
          </table:table-cell>
          <table:table-cell table:style-name="ce2" office:value-type="string" calcext:value-type="string">
            <text:p>FEDERICA FULLIN (ASSIST.ACQUISTI) (MI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1651922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BELL S.R.L.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95286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BELL S.R.L.</text:p>
          </table:table-cell>
          <table:table-cell table:style-name="ce2" office:value-type="string" calcext:value-type="string">
            <text:p>PESCHIERA BORROMEO (MILANO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165190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BELL S.R.L.</text:p>
          </table:table-cell>
          <table:table-cell table:style-name="ce2" office:value-type="string" calcext:value-type="string">
            <text:p>S.PAOLO D'ARGON (BG) (SEDE AMM.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425242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BELL S.R.L.</text:p>
          </table:table-cell>
          <table:table-cell table:style-name="ce2" office:value-type="string" calcext:value-type="string">
            <text:p>S.PAOLO D'ARGON (BG) (SEDE AMM.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95288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BERMAR (GIAMMARC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825993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ORTOBERMAR (GIAMMARC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867806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ORTOF.CASTELLO SRL</text:p>
          </table:table-cell>
          <table:table-cell table:style-name="ce2" office:value-type="string" calcext:value-type="string">
            <text:p>CASTELLO PIERLUIG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03483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F.CASTELLO SRL</text:p>
          </table:table-cell>
          <table:table-cell table:style-name="ce2" office:value-type="string" calcext:value-type="string">
            <text:p>CASTELLO ROBER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2241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F.CASTELLO SRL</text:p>
          </table:table-cell>
          <table:table-cell table:style-name="ce2" office:value-type="string" calcext:value-type="string">
            <text:p>AMMINISTRAZIONE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5-95879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F.CASTELLO SRL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5-459865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ORTOF.CASTELLO SRL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info@ortofruttacastello.com" xlink:type="simple">info@ortofruttacastello.com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ORTOF.CASTELLO SRL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95875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FIMA</text:p>
          </table:table-cell>
          <table:table-cell table:style-name="ce2" office:value-type="string" calcext:value-type="string">
            <text:p>CESIL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4796342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ORTOFIMA</text:p>
          </table:table-cell>
          <table:table-cell table:style-name="ce2" office:value-type="string" calcext:value-type="string">
            <text:p>TELEFONO E FAX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8971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ORTOFIN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41488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FIN</text:p>
          </table:table-cell>
          <table:table-cell table:style-name="ce2" office:value-type="string" calcext:value-type="string">
            <text:p>LORENA X ORDINI MELO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9535220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FIN</text:p>
          </table:table-cell>
          <table:table-cell table:style-name="ce2" office:value-type="string" calcext:value-type="string">
            <text:p>LILLO PERRONE PER ORD.INS RICCIA/SCAROLA /PDZ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9323613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ORTOFIN</text:p>
          </table:table-cell>
          <table:table-cell table:style-name="ce2" office:value-type="string" calcext:value-type="string">
            <text:p>LILLO PERRONE PER ORD.INS RICCIA/SCAROLA /PDZ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lillo.perrone@ortofin.it" xlink:type="simple">lillo.perrone@ortofin.it</text:a>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FRUTTA (FIRENZE)</text:p>
          </table:table-cell>
          <table:table-cell table:style-name="ce2" office:value-type="string" calcext:value-type="string">
            <text:p>PASTORELLI FABRIZ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886552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FRUTTA (FIRENZE)</text:p>
          </table:table-cell>
          <table:table-cell table:style-name="ce2" office:value-type="string" calcext:value-type="string">
            <text:p>PASTORELLI FABRIZ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5-41619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FRUTTICOLA BASSO ADIGE</text:p>
          </table:table-cell>
          <table:table-cell table:style-name="ce2" office:value-type="string" calcext:value-type="string">
            <text:p>TIZIA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9702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GREEN DI GASTALDELLO</text:p>
          </table:table-cell>
          <table:table-cell table:style-name="ce2" office:value-type="string" calcext:value-type="string">
            <text:p>ARNALD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51589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GREEN DI GASTALDELLO</text:p>
          </table:table-cell>
          <table:table-cell table:style-name="ce2" office:value-type="string" calcext:value-type="string">
            <text:p>LUC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5159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GREEN DI GASTALDEL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18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LANI E TREVENZUOL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84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MAR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5-701803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ORTOMERCATO (SEVEN SPA)</text:p>
          </table:table-cell>
          <table:table-cell table:style-name="ce2" office:value-type="string" calcext:value-type="string">
            <text:p>BAGGI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51686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MERCATO (SEVEN SP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61-24168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MERCATO (SEVEN SPA)</text:p>
          </table:table-cell>
          <table:table-cell table:style-name="ce2" office:value-type="string" calcext:value-type="string">
            <text:p>DIRETTO ALESANDRA ALDRIGHETT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61-40022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PADOVA SAS</text:p>
          </table:table-cell>
          <table:table-cell table:style-name="ce2" office:value-type="string" calcext:value-type="string">
            <text:p>PAOLO CAMPANA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6622376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ORTOPADOVA SAS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9-8705767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ORTOPADOVA SAS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5471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ORTOPIU' (GIUS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95948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ROSA</text:p>
          </table:table-cell>
          <table:table-cell table:style-name="ce2" office:value-type="string" calcext:value-type="string">
            <text:p>RENA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87709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ROS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87709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ROS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5-40182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ROS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93015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VERDE (POSTEGGIO PADOVA)</text:p>
          </table:table-cell>
          <table:table-cell table:style-name="ce2" office:value-type="string" calcext:value-type="string">
            <text:p>GIANPIET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683976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VERDE (POSTEGGIO PADOVA)</text:p>
          </table:table-cell>
          <table:table-cell table:style-name="ce2" office:value-type="string" calcext:value-type="string">
            <text:p>VENDITORE: NAZA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629206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VERDE (POSTEGGIO PADOV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297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VEG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73-7397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VEG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73-73993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VEG (ALPE DOTTOR LADUR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76735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VEG (ALPE DOTTOR LADUR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73-626160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PACKMA</text:p>
          </table:table-cell>
          <table:table-cell table:style-name="ce6" office:value-type="string" calcext:value-type="string">
            <text:p>PER MACCHINA AVVOLGITRICE ROTOPLAST 1515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95761520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PACKMA</text:p>
          </table:table-cell>
          <table:table-cell table:style-name="ce6" office:value-type="string" calcext:value-type="string">
            <text:p>PER MACCHINA AVVOLGITRICE ROTOPLAST 1515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9576153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LBOX (BINS NUOVI € 52,00 ANNO 2010)</text:p>
          </table:table-cell>
          <table:table-cell table:style-name="ce2" office:value-type="string" calcext:value-type="string">
            <text:p>PARTENZA BOLZAN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71-82001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LBOX (BINS NUOVI € 52,00 ANNO 2010)</text:p>
          </table:table-cell>
          <table:table-cell table:style-name="ce2" office:value-type="string" calcext:value-type="string">
            <text:p>PARTENZA BOLZA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71-8123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LERMO STEFANIA AZ.AGRICOL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66876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LMA</text:p>
          </table:table-cell>
          <table:table-cell table:style-name="ce2" office:value-type="string" calcext:value-type="string">
            <text:p>NUNZI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0-5145929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LM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0011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LUMBO GIACOM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874152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LUMBO GIACOM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964-933613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PAM</text:p>
          </table:table-cell>
          <table:table-cell table:style-name="ce2" office:value-type="string" calcext:value-type="string">
            <text:p>FAB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19764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</text:p>
          </table:table-cell>
          <table:table-cell table:style-name="ce2" office:value-type="string" calcext:value-type="string">
            <text:p>RESP.ACQUISTI SIG.VERZELL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290004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</text:p>
          </table:table-cell>
          <table:table-cell table:style-name="ce2" office:value-type="string" calcext:value-type="string">
            <text:p>RESP.ACQUISTI SIG.VERZELL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49500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</text:p>
          </table:table-cell>
          <table:table-cell table:style-name="ce2" office:value-type="string" calcext:value-type="string">
            <text:p>RESP.ACQUISTI SIG.VERZELL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4951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 (ASMAGHI-CAMPANALE FABIO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2-4884017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 (ASMAGHI-CAMPANALE FABIO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4884094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 (BERTOLO UFF.ZIGARIN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4570641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 (PER IMBALLAGGIO)</text:p>
          </table:table-cell>
          <table:table-cell table:style-name="ce2" office:value-type="string" calcext:value-type="string">
            <text:p>PARLARE CON DAVID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4571213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 (UFF. AMMINISTRATIVO)</text:p>
          </table:table-cell>
          <table:table-cell table:style-name="ce2" office:value-type="string" calcext:value-type="string">
            <text:p>PARLARE CON BUFFOL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49576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 (UFF. CONTABILITA'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1-549584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 (UFF. CONTABILITA')</text:p>
          </table:table-cell>
          <table:table-cell table:style-name="ce2" office:value-type="string" calcext:value-type="string">
            <text:p>PARLARE CON ELISABETTA (FT.NOLEGGI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49583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 (VENEZI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1376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 (VENEZI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41131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 (VENEZI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41193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 (VENEZI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4961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M (ZIGARNI RESP. GENERAL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445284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ANDOLI LUIG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7427157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NDOLI LUIGI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63-59318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NDOLI LUIG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9318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NNELLA</text:p>
          </table:table-cell>
          <table:table-cell table:style-name="ce2" office:value-type="string" calcext:value-type="string">
            <text:p>CES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8671006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NNELLA</text:p>
          </table:table-cell>
          <table:table-cell table:style-name="ce2" office:value-type="string" calcext:value-type="string">
            <text:p>WALTER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8084692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NNELL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8-546639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NNELLA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516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NNELLA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8099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RCO DELGARGANO</text:p>
          </table:table-cell>
          <table:table-cell table:style-name="ce2" office:value-type="string" calcext:value-type="string">
            <text:p>RAGIONIERE GIOVAN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475619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PASETTO EGIDIO (MEDIATORE MELON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302570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SETTO EGIDIO (MEDIATORE MELONI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10238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SETTO GAETA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70731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SINI FRANCESC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855987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SOT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6464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SOTTO ESTER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883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SSALONGO (BANCALI USAT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284302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STA GIOIOSA (RODIGO MN)</text:p>
          </table:table-cell>
          <table:table-cell table:style-name="ce2" office:value-type="string" calcext:value-type="string">
            <text:p>STORTI SERG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65070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TTARO MARCO</text:p>
          </table:table-cell>
          <table:table-cell table:style-name="ce2" office:value-type="string" calcext:value-type="string">
            <text:p>LUSI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203402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PATTARO MARCO</text:p>
          </table:table-cell>
          <table:table-cell table:style-name="ce2" office:value-type="string" calcext:value-type="string">
            <text:p>LUSI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220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PAVANELLO VALERI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49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VANELLO VALERIO</text:p>
          </table:table-cell>
          <table:table-cell table:style-name="ce2" office:value-type="string" calcext:value-type="string">
            <text:p>MERCA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01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CANA (PRONTOCHEF)</text:p>
          </table:table-cell>
          <table:table-cell table:style-name="ce2" office:value-type="string" calcext:value-type="string">
            <text:p>MARIOTTO MASSI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77333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CANA (PRONTOCHEF)</text:p>
          </table:table-cell>
          <table:table-cell table:style-name="ce2" office:value-type="string" calcext:value-type="string">
            <text:p>MASINI FRAN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05513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CANA (PRONTOCHEF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5-698400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CANA (PRONTOCHEF)</text:p>
          </table:table-cell>
          <table:table-cell table:style-name="ce2" office:value-type="string" calcext:value-type="string">
            <text:p>UFFICIO AMMINISTRATIV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3469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CANA (PRONTOCHEF)</text:p>
          </table:table-cell>
          <table:table-cell table:style-name="ce2" office:value-type="string" calcext:value-type="string">
            <text:p>UFFICIO COMMERCIAL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8400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DEVARA</text:p>
          </table:table-cell>
          <table:table-cell table:style-name="ce2" office:value-type="string" calcext:value-type="string">
            <text:p>AS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671834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DEVAR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71902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RBELLINI ANDREINA</text:p>
          </table:table-cell>
          <table:table-cell table:style-name="ce2" office:value-type="string" calcext:value-type="string">
            <text:p>PER INS. I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8402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RBELLINI TRANQUIL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137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RINELLI RULL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84313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PERINI SANT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90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ROTELLI CARROZZERIA (CAR.VI.PER.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527</text:p>
          </table:table-cell>
          <table:table-cell table:style-name="ce2" office:value-type="string" calcext:value-type="string">
            <text:p>MANUTENZIONI RIPARAZIONI</text:p>
          </table:table-cell>
          <table:table-cell table:style-name="ce2" office:value-type="string" calcext:value-type="string">
            <text:p>CAMION</text:p>
          </table:table-cell>
          <table:table-cell table:style-name="ce2" table:number-columns-repeated="247"/>
          <table:table-cell table:number-columns-repeated="771"/>
        </table:table-row>
        <table:table-row table:style-name="ro4">
          <table:table-cell table:style-name="ce2" office:value-type="string" calcext:value-type="string">
            <text:p>PERUSI (POSTEGGIO VR)</text:p>
          </table:table-cell>
          <table:table-cell table:style-name="ce2" office:value-type="string" calcext:value-type="string">
            <text:p>PA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807315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RUSI (POSTEGGIO VR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067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RUSI (POSTEGGIO VR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09477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SARESI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1-72006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TTENE STEFANO</text:p>
          </table:table-cell>
          <table:table-cell table:style-name="ce2" office:value-type="string" calcext:value-type="string">
            <text:p>PER RINGHIERA – FABB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237357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ZZO ADRIANO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92543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ZZO AUGUSTO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877715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EZZO AUGUSTO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6426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IACENZA ANTONIO</text:p>
          </table:table-cell>
          <table:table-cell table:style-name="ce2" office:value-type="string" calcext:value-type="string">
            <text:p>COMPRATO CASA FOGGI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96449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PIACENZA ANTONIO</text:p>
          </table:table-cell>
          <table:table-cell table:style-name="ce2" office:value-type="string" calcext:value-type="string">
            <text:p>COMPRATO CASA FOGGINI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eco_sicura@alice.it" xlink:type="simple">eco_sicura@alice.it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PILASTRO PLAST SNC (FRANCO POLATO)</text:p>
          </table:table-cell>
          <table:table-cell table:style-name="ce2" office:value-type="string" calcext:value-type="string">
            <text:p>RICICLO MAT. PLASTICHE BINS USAT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931277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ILASTRO PLAST SNC (FRANCO POLATO)</text:p>
          </table:table-cell>
          <table:table-cell table:style-name="ce2" office:value-type="string" calcext:value-type="string">
            <text:p>RICICLO MAT. PLASTICHE BINS USAT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4-57223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ILASTRO PLAST SNC (FRANCO POLATO)</text:p>
          </table:table-cell>
          <table:table-cell table:style-name="ce2" office:value-type="string" calcext:value-type="string">
            <text:p>RICICLO MAT. PLASTICHE BINS USAT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4-57223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IOVANI EUGENIO E FIGLI</text:p>
          </table:table-cell>
          <table:table-cell table:style-name="ce2" office:value-type="string" calcext:value-type="string">
            <text:p>(FRATELLO)</text:p>
          </table:table-cell>
          <table:table-cell table:style-name="ce2" office:value-type="string" calcext:value-type="string">
            <text:p>CELL</text:p>
          </table:table-cell>
          <table:table-cell table:style-name="ce14" office:value-type="string" calcext:value-type="string">
            <text:p>335-845756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IOVANI EUGENIO E FIGLI</text:p>
          </table:table-cell>
          <table:table-cell table:style-name="ce2" office:value-type="string" calcext:value-type="string">
            <text:p>GIUL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45756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IOVANI EUGENIO E FIGLI</text:p>
          </table:table-cell>
          <table:table-cell table:style-name="ce2" office:value-type="string" calcext:value-type="string">
            <text:p>UFFICIO - ??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971863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IOVANI EUGENIO E FIGLI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30-997147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IOVANI EUGENIO E FIGLI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971863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ITTONI (POSTEGGIO VICENZA)</text:p>
          </table:table-cell>
          <table:table-cell table:style-name="ce2" office:value-type="string" calcext:value-type="string">
            <text:p>PER RICAVI MELONI STEF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618158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IZZIGHELLA LERIS ROBER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514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IZZOLI (PER BANCALI LEGNO USATI)</text:p>
          </table:table-cell>
          <table:table-cell table:style-name="ce2" office:value-type="string" calcext:value-type="string">
            <text:p>PAD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4832416</text:p>
          </table:table-cell>
          <table:table-cell table:style-name="ce2" office:value-type="string" calcext:value-type="string">
            <text:p>IMBALLAGGI BANCALI USATI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IZZOLI (PER BANCALI LEGNO USATI)</text:p>
          </table:table-cell>
          <table:table-cell table:style-name="ce2" office:value-type="string" calcext:value-type="string">
            <text:p>SIMON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8-3750230</text:p>
          </table:table-cell>
          <table:table-cell table:style-name="ce2" office:value-type="string" calcext:value-type="string">
            <text:p>IMBALLAGGI BANCALI USATI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IZZOLI (PER BANCALI LEGNO USAT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502956</text:p>
          </table:table-cell>
          <table:table-cell table:style-name="ce2" office:value-type="string" calcext:value-type="string">
            <text:p>IMBALLAGGI BANCALI USATI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IZZOLI (PER BANCALI LEGNO USAT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022438</text:p>
          </table:table-cell>
          <table:table-cell table:style-name="ce2" office:value-type="string" calcext:value-type="string">
            <text:p>IMBALLAGGI BANCALI USATI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IZZOLI (PER BANCALI LEGNO USATI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376-398845</text:p>
          </table:table-cell>
          <table:table-cell table:style-name="ce2" office:value-type="string" calcext:value-type="string">
            <text:p>IMBALLAGGI BANCALI USATI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IZZOLI (PER BANCALI LEGNO USAT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1102</text:p>
          </table:table-cell>
          <table:table-cell table:style-name="ce2" office:value-type="string" calcext:value-type="string">
            <text:p>IMBALLAGGI BANCALI USATI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PIZZOLINI (ASOLA INSALAT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465638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LAFONI GIAN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53647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LAFONI GIANN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-24702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GGI ANGELO (ASCOLI SCAROL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430679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OGGI ANGELO (ASCOLI SCAROLA)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4-932652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OGGI ANGELO (ASCOLI SCAROLA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4-932898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POKER (PADOVA) (EX-DARE)</text:p>
          </table:table-cell>
          <table:table-cell table:style-name="ce2" office:value-type="string" calcext:value-type="string">
            <text:p>SERG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22516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KER (PADOVA) (EX-DARE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37626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KER (PADOVA) (EX-DAR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193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KER (PADOVA) (EX-DAR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304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LI VITTORIO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19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LIFRUTTA</text:p>
          </table:table-cell>
          <table:table-cell table:style-name="ce2" office:value-type="string" calcext:value-type="string">
            <text:p>MAURIZIO PER PAGAMENT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43598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LIFRUTTA</text:p>
          </table:table-cell>
          <table:table-cell table:style-name="ce2" office:value-type="string" calcext:value-type="string">
            <text:p>PARABOSH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10924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LIFRUTTA</text:p>
          </table:table-cell>
          <table:table-cell table:style-name="ce2" office:value-type="string" calcext:value-type="string">
            <text:p>DAX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23-59207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LIFRUTTA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23-59236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NTINA 2000</text:p>
          </table:table-cell>
          <table:table-cell table:style-name="ce2" office:value-type="string" calcext:value-type="string">
            <text:p>MAURIZ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73-66405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RRINI FLAV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81967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RRINI LINO E DINO</text:p>
          </table:table-cell>
          <table:table-cell table:style-name="ce2" office:value-type="string" calcext:value-type="string">
            <text:p>MILA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519304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RRINI LINO E DINO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81874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RRINI STELV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81800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OZZAT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93-9239980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POZZA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730025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2">
          <table:table-cell table:style-name="ce2" office:value-type="string" calcext:value-type="string">
            <text:p>PRANDINI PNEUMATICI</text:p>
          </table:table-cell>
          <table:table-cell table:style-name="ce2" office:value-type="string" calcext:value-type="string">
            <text:p>MOZZECANE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7930127</text:p>
          </table:table-cell>
          <table:table-cell table:style-name="ce2" office:value-type="string" calcext:value-type="string">
            <text:p>MANUTENZIONI RIPARAZIONI GOMME PNEUMATICI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RANDINI PNEUMATIC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930098</text:p>
          </table:table-cell>
          <table:table-cell table:style-name="ce2" office:value-type="string" calcext:value-type="string">
            <text:p>MANUTENZIONI RIPARAZIONI GOMME PNEUMATICI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PRIMO FIORE (POSTEGGIO MILANO)</text:p>
          </table:table-cell>
          <table:table-cell table:style-name="ce2" office:value-type="string" calcext:value-type="string">
            <text:p>ANDRE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126002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RIMO FIORE (POSTEGGIO MILANO)</text:p>
          </table:table-cell>
          <table:table-cell table:style-name="ce2" office:value-type="string" calcext:value-type="string">
            <text:p>MOGLIE ENZ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490530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ROMAPRIM (FRANCIA PER INSALATA)</text:p>
          </table:table-cell>
          <table:table-cell table:style-name="ce2" office:value-type="string" calcext:value-type="string">
            <text:p>GIAMARCO (PREFISSO PER FISSI 0033 E SI TOGLIE UNO “0”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0954726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ROMAPRIM (FRANCIA PER INSALATA)</text:p>
          </table:table-cell>
          <table:table-cell table:style-name="ce2" office:value-type="string" calcext:value-type="string">
            <text:p>(NUMERO TROVATO SU CARTELLINI PEDANE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6 09 54 72 6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RONTISSIMA </text:p>
          </table:table-cell>
          <table:table-cell table:style-name="ce2" office:value-type="string" calcext:value-type="string">
            <text:p>MAR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62969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RT CARROZZERIA ISOLA D.SCAL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4009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RT CARROZZERIA ISOLA D.SCA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1121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PUNTO FRESCO SRL</text:p>
          </table:table-cell>
          <table:table-cell table:style-name="ce2" office:value-type="string" calcext:value-type="string">
            <text:p><text:a xlink:href="mailto:ORTOMERCATO@PUNTOFRESCO.BG.IT" xlink:type="simple">ORTOMERCATO@PUNTOFRESCO.BG.IT</text:a>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72103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UNTO FRESCO SRL</text:p>
          </table:table-cell>
          <table:table-cell table:style-name="ce2" office:value-type="string" calcext:value-type="string">
            <text:p>MAGAZZINO CASAZZA (BG)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5-81264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UNTO FRESCO SRL</text:p>
          </table:table-cell>
          <table:table-cell table:style-name="ce2" office:value-type="string" calcext:value-type="string">
            <text:p>MERCATO BG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5-424036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UNTO FRESCO SRL</text:p>
          </table:table-cell>
          <table:table-cell table:style-name="ce2" office:value-type="string" calcext:value-type="string">
            <text:p>MAGAZZINO CASAZZA (BG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81017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UNTO FRESCO SRL</text:p>
          </table:table-cell>
          <table:table-cell table:style-name="ce2" office:value-type="string" calcext:value-type="string">
            <text:p>MERCATO BG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452388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QUAGLIA (AZIENDA AGRICOLA)</text:p>
          </table:table-cell>
          <table:table-cell table:style-name="ce2" office:value-type="string" calcext:value-type="string">
            <text:p>CLAUD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664845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QUAGLIA (AZIENDA AGRICOL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639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QUAGLIA (DISTRIBUTORE NOGARA AGIP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1032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QUIKER S.R.L.</text:p>
          </table:table-cell>
          <table:table-cell table:style-name="ce2" office:value-type="string" calcext:value-type="string">
            <text:p>TOR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1-9723396 (-7)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&amp;C LAB SRL</text:p>
          </table:table-cell>
          <table:table-cell table:style-name="ce2" office:value-type="string" calcext:value-type="string">
            <text:p>GIOVANNI ANNUNZIATA RESP.VERON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95378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R&amp;C LAB SRL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4-349041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R&amp;C LAB SRL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4-349040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RAIMONDO E CESARI S.R.L.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51311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AIMONDO E CESARI S.R.L.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51327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AS ASSICURAZIONI ISOLA DELLA SCAL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3218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AS ASSICURAZIONI ISOLA DELLA SCA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9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EAMI ROBERT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969414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ECUPERO IMB.USATO (SUP.MARTINELLI)</text:p>
          </table:table-cell>
          <table:table-cell table:style-name="ce2" office:value-type="string" calcext:value-type="string">
            <text:p>SIMONINI MAR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02683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ENATO LUSA</text:p>
          </table:table-cell>
          <table:table-cell table:style-name="ce2" office:value-type="string" calcext:value-type="string">
            <text:p>GIONATA CORZA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4-689154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ENATO LUS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5-8787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ENATO LUS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45-8343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ELLO (DI CASTELLETTOBERTOLAS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105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ELLO (DI CASTELLETTOBERTOLAS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825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GHETT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6008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GONI FERDINAND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61400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GONI FERDINAND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38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GONI MARIO (CARROZZIERE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385850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GONI MAURO (FAGNAN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398106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GONI ROBERTO</text:p>
          </table:table-cell>
          <table:table-cell table:style-name="ce2" office:value-type="string" calcext:value-type="string">
            <text:p>INS. GENTILE INS. LATTUG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615930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GONI SAPORETTI (PER GENTILE E LATTUG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854815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GONI SAPORETTI (PER GENTILE E LATTUG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3011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NCO PNEUMATICI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730030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NCO PNEUMATIC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30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SCALD.INFRA SOFITTO ADAMI LORIS</text:p>
          </table:table-cell>
          <table:table-cell table:style-name="ce2" office:value-type="string" calcext:value-type="string">
            <text:p>PER MANUTENZIONI E RIPARAZIO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646548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SCALD.INFRA SOFITTO ADAMI LORIS</text:p>
          </table:table-cell>
          <table:table-cell table:style-name="ce2" office:value-type="string" calcext:value-type="string">
            <text:p>PER MANUTENZIONI E RIPARAZIO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0039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ISPOLI (ISALATA NAPOLI)</text:p>
          </table:table-cell>
          <table:table-cell table:style-name="ce2" office:value-type="string" calcext:value-type="string">
            <text:p>CARMIN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6494992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RISPOLI (ISALATA NAPOLI)</text:p>
          </table:table-cell>
          <table:table-cell table:style-name="ce2" office:value-type="string" calcext:value-type="string">
            <text:p>ENRI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1245327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RIZZO</text:p>
          </table:table-cell>
          <table:table-cell table:style-name="ce2" office:value-type="string" calcext:value-type="string">
            <text:p>LUIG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07116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ZZO</text:p>
          </table:table-cell>
          <table:table-cell table:style-name="ce2" office:value-type="string" calcext:value-type="string">
            <text:p>NIPOTE: LUC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532667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ZZ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49068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IZZO</text:p>
          </table:table-cell>
          <table:table-cell table:style-name="ce2" office:value-type="string" calcext:value-type="string">
            <text:p>ADEL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49009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BISON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21-77719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CCO TRASPORTI</text:p>
          </table:table-cell>
          <table:table-cell table:style-name="ce2" office:value-type="string" calcext:value-type="string">
            <text:p>MAR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232849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CCO TRASPORTI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28-631170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ROCCO TRASPORTI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logistica@roccotrasporti.it" xlink:type="simple">logistica@roccotrasporti.it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ROCCO TRASPORT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63112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DEGHER GIULIA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242191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DEGHER GIULIA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840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MANI MAURIZ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66589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MANI MAURIZ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7522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NZAT GIACOMO S.P.A. (PORDENON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34-85744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NZAT GIACOMO S.P.A. (PORDENONE)</text:p>
          </table:table-cell>
          <table:table-cell table:style-name="ce2" office:value-type="string" calcext:value-type="string">
            <text:p>TOMAT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34-8513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SA (MONSELICE CASTELFRANC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80977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SSIGNOLI VITTOR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894203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ROSSINI ALBERTO</text:p>
          </table:table-cell>
          <table:table-cell table:style-name="ce2" office:value-type="string" calcext:value-type="string">
            <text:p>FIGLIO FILIPP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30559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SSINI ALBERT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30559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SSINI ALBERTO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6902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SSINI ALBER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4492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UFFATO ANTON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17900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UFFATO ANTONI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31-27568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UFFATO ANTONI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31-27536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UIN LUCIA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44885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UIN LUCIAN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05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UIN LUCIA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45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office:value-type="string" calcext:value-type="string">
            <text:p>RUSSIA MEDIATORE GIANNI FORNASIERO</text:p>
          </table:table-cell>
          <table:table-cell/>
          <table:table-cell office:value-type="string" calcext:value-type="string">
            <text:p>REMINDER</text:p>
          </table:table-cell>
          <table:table-cell table:style-name="ce3"/>
          <table:table-cell table:number-columns-repeated="1020"/>
        </table:table-row>
        <table:table-row table:style-name="ro4">
          <table:table-cell table:style-name="ce2" office:value-type="string" calcext:value-type="string">
            <text:p>S.ANNA (CHIOGGIA)</text:p>
          </table:table-cell>
          <table:table-cell table:style-name="ce2" office:value-type="string" calcext:value-type="string">
            <text:p>RENZ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867746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ALUTE E SICUREZZA (AYAAD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50246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ALUTE E SICUREZZA (AYAAD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254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ALVAG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0178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ALVI (BG) (AGRINATURA)</text:p>
          </table:table-cell>
          <table:table-cell table:style-name="ce2" office:value-type="string" calcext:value-type="string">
            <text:p>CRISTIN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67063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ALVI (BG) (AGRINATURA)</text:p>
          </table:table-cell>
          <table:table-cell table:style-name="ce2" office:value-type="string" calcext:value-type="string">
            <text:p>GIOSEPP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25431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ALVI (BG) (AGRINATUR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68406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ALVI (BG) (AGRINATUR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6665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ALVI ENZ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588959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ALVI ENZ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9334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ANDU (CONOSCE FINANZIERE)</text:p>
          </table:table-cell>
          <table:table-cell table:style-name="ce2" office:value-type="string" calcext:value-type="string">
            <text:p>INDIA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0-274222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ANDU (CONOSCE FINANZIERE)</text:p>
          </table:table-cell>
          <table:table-cell table:style-name="ce2" office:value-type="string" calcext:value-type="string">
            <text:p>INDIA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9-954117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ANTIN DINO (FAGNAN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37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ANTUCCI ANGELO</text:p>
          </table:table-cell>
          <table:table-cell table:style-name="ce2" office:value-type="string" calcext:value-type="string">
            <text:p>ONOFRIO FIGLIO DI ANGE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2048957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SANTUCCI ANGEL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0-675576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SANTUCCI ANGEL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4413252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SANTUCCI ANGE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30-541491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SANTUCCI ANGE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9138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SANTUCCI ANGE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9217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SANTUCCI ANGE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99453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SATIN DANIEL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4800913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SATIN LUIG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539682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BIZZERA</text:p>
          </table:table-cell>
          <table:table-cell table:style-name="ce2" office:value-type="string" calcext:value-type="string">
            <text:p>BRU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06559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BIZZERA</text:p>
          </table:table-cell>
          <table:table-cell table:style-name="ce2" office:value-type="string" calcext:value-type="string">
            <text:p>FLAV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06559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CANDOLA ANTONELLO (BUTTAPIETR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211815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CANOLA RICCARD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231605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CAPINI TELONI</text:p>
          </table:table-cell>
          <table:table-cell table:style-name="ce2" office:value-type="string" calcext:value-type="string">
            <text:p>GREMBIULI OPERAIE MS.120 / CLAUDI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5135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CAPINI TELONI</text:p>
          </table:table-cell>
          <table:table-cell table:style-name="ce2" office:value-type="string" calcext:value-type="string">
            <text:p>GREMBIULI OPERAIE MS.120 / CLAUDI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983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CAPPINI UGO E F.LLI</text:p>
          </table:table-cell>
          <table:table-cell table:style-name="ce2" office:value-type="string" calcext:value-type="string">
            <text:p>VIA CAMAGR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11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CARABELLO &amp; C. SNC OFFICINA IVECO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7100706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SCARABELLO &amp; C. SNC OFFICINA IVECO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scarabellosnc@tiscalinet.it" xlink:type="simple">scarabellosnc@tiscalinet.it</text:a>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CARABELLO &amp; C. SNC OFFICINA IVEC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0070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CHIAVO REM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614478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CIPIONI DANIELE</text:p>
          </table:table-cell>
          <table:table-cell table:style-name="ce2" office:value-type="string" calcext:value-type="string">
            <text:p>PRODUZIONE BIOLOGIC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4623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COLARI FABIO (BONFERRAR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241432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EGALA ELEONORA</text:p>
          </table:table-cell>
          <table:table-cell table:number-columns-repeated="2" table:style-name="ce2" office:value-type="string" calcext:value-type="string">
            <text:p>CELL</text:p>
          </table:table-cell>
          <table:table-cell table:style-name="ce10" office:value-type="string" calcext:value-type="string">
            <text:p>340-4069890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SEGALA ELEONORA</text:p>
          </table:table-cell>
          <table:table-cell table:style-name="ce2" office:value-type="string" calcext:value-type="string">
            <text:p>NEGOZ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9176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SEGALA ROMA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2274216</text:p>
          </table:table-cell>
          <table:table-cell table:style-name="ce2" office:value-type="string" calcext:value-type="string">
            <text:p>MANUTENZIONI RIPARAZIONI ELETTRICIST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SELECTA S.R.L.(AGENZIA)</text:p>
          </table:table-cell>
          <table:table-cell table:style-name="ce2" office:value-type="string" calcext:value-type="string">
            <text:p>RINNER ANTON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73-6220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ENO E SENO</text:p>
          </table:table-cell>
          <table:table-cell table:style-name="ce2" office:value-type="string" calcext:value-type="string">
            <text:p>PER COLTELL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27915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ENO E SENO</text:p>
          </table:table-cell>
          <table:table-cell table:style-name="ce2" office:value-type="string" calcext:value-type="string">
            <text:p>PER COLTELL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0178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GUAZZABIA AZ.AGR. DI MACACCARI</text:p>
          </table:table-cell>
          <table:table-cell table:style-name="ce2" office:value-type="string" calcext:value-type="string">
            <text:p>FIGLIO JIMM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2-142615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GUAZZABIA AZ.AGR. DI MACACCARI</text:p>
          </table:table-cell>
          <table:table-cell table:style-name="ce2" office:value-type="string" calcext:value-type="string">
            <text:p>PADRE DOR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421850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HOP S.P.A.</text:p>
          </table:table-cell>
          <table:table-cell table:style-name="ce2" office:value-type="string" calcext:value-type="string">
            <text:p>MICH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41164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HOP S.P.A.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2-241044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HOP S.P.A.</text:p>
          </table:table-cell>
          <table:table-cell table:style-name="ce2" office:value-type="string" calcext:value-type="string">
            <text:p>CONTABILITA'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9350669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HOP S.P.A.</text:p>
          </table:table-cell>
          <table:table-cell table:style-name="ce2" office:value-type="string" calcext:value-type="string">
            <text:p>MAGAZZINO BELLINGERI ROBER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2441109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LE S.R.L. (TREVIS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2-23062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LL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42721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LVANA (POSTIN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811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NGH</text:p>
          </table:table-cell>
          <table:table-cell table:style-name="ce2" office:value-type="string" calcext:value-type="string">
            <text:p>INDIANI NOGAR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140923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NGH MAAN</text:p>
          </table:table-cell>
          <table:table-cell table:style-name="ce2" office:value-type="string" calcext:value-type="string">
            <text:p>INDIA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0-973307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NGH MAAN</text:p>
          </table:table-cell>
          <table:table-cell table:style-name="ce2" office:value-type="string" calcext:value-type="string">
            <text:p>INDIANI – FIGLIO SINGH RANVINDER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335153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NGH MAAN (DASH MESH)</text:p>
          </table:table-cell>
          <table:table-cell table:style-name="ce2" office:value-type="string" calcext:value-type="string">
            <text:p>INDIA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8-199939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NGH RANVIR (CONOSCE GIANELLO) (LALLY)</text:p>
          </table:table-cell>
          <table:table-cell table:style-name="ce2" office:value-type="string" calcext:value-type="string">
            <text:p>INDIA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779030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PO (CESENA)</text:p>
          </table:table-cell>
          <table:table-cell table:style-name="ce2" office:value-type="string" calcext:value-type="string">
            <text:p>BIAG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235825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PO (CESENA)</text:p>
          </table:table-cell>
          <table:table-cell table:style-name="ce2" office:value-type="string" calcext:value-type="string">
            <text:p>CLAUD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1330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PO (CESENA)</text:p>
          </table:table-cell>
          <table:table-cell table:style-name="ce2" office:value-type="string" calcext:value-type="string">
            <text:p>PAZZAGL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54671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PO (CESENA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547-67268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PO (CESENA)</text:p>
          </table:table-cell>
          <table:table-cell table:style-name="ce2" office:value-type="string" calcext:value-type="string">
            <text:p>BIAG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7-6745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PO (CESENA)</text:p>
          </table:table-cell>
          <table:table-cell table:style-name="ce2" office:value-type="string" calcext:value-type="string">
            <text:p>STEFA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7-67451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LEFRUTTA (PIERO EX-MORAND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54701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LIM ALIMENTARI</text:p>
          </table:table-cell>
          <table:table-cell table:style-name="ce2" office:value-type="string" calcext:value-type="string">
            <text:p>FINO ANTON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43492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AMBROSINI</text:p>
          </table:table-cell>
          <table:table-cell table:style-name="ce2" office:value-type="string" calcext:value-type="string">
            <text:p>CELL</text:p>
          </table:table-cell>
          <table:table-cell table:style-name="ce14" office:value-type="string" calcext:value-type="string">
            <text:p>338-737334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FERRARI GIORGIO – PER ORARI SCARICO E RITARDI VETTO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6-667762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FERRARI RENZ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05880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ACQUISTI ORTOFRUTT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0-993333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CONTROLLO QUALIT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0-993339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FONTANA – CONTROLLO QUALITA' – INVIO DDT GIORNALIER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0-701481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RICEVIMENTO MERCI</text:p>
          </table:table-cell>
          <table:table-cell table:style-name="ce2" office:value-type="string" calcext:value-type="string">
            <text:p>FAX</text:p>
          </table:table-cell>
          <table:table-cell table:style-name="ce14" office:value-type="string" calcext:value-type="string">
            <text:p>030-9933393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INVIO DDT GIORNALIERI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op320112@sma.it" xlink:type="simple">op320112@sma.it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5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PER FATTURA NON PAGATE DISABBINATA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disabbinato_sma@accenture.com" xlink:type="simple">disabbinato_sma@accenture.com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5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PER RICHIEDERE LORO FT SCONTI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contabilita.clienti@accenture.com" xlink:type="simple">contabilita.clienti@accenture.com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ACQUISTI ORTOFRUTTA FERRAR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61324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CALL CENTER ROZZANO PER PAG. LUN-&gt;VEN 13.30-&gt;17.00</text:p>
          </table:table-cell>
          <table:table-cell table:style-name="ce2" office:value-type="string" calcext:value-type="string">
            <text:p>TEL</text:p>
          </table:table-cell>
          <table:table-cell table:style-name="ce14" office:value-type="string" calcext:value-type="string">
            <text:p>02-575840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CENTRALINO</text:p>
          </table:table-cell>
          <table:table-cell table:style-name="ce2" office:value-type="string" calcext:value-type="string">
            <text:p>TEL</text:p>
          </table:table-cell>
          <table:table-cell table:style-name="ce14" office:value-type="string" calcext:value-type="string">
            <text:p>02-5758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CONTROLLO QUALITA E RIC.MERCI – FONTA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701483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CURRO' – ORDINI ORTOFRUTTA</text:p>
          </table:table-cell>
          <table:table-cell table:style-name="ce2" office:value-type="string" calcext:value-type="string">
            <text:p>TEL</text:p>
          </table:table-cell>
          <table:table-cell table:style-name="ce14" office:value-type="string" calcext:value-type="string">
            <text:p>030-701483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IVA VIMERCATI</text:p>
          </table:table-cell>
          <table:table-cell table:style-name="ce2" office:value-type="string" calcext:value-type="string">
            <text:p>TEL</text:p>
          </table:table-cell>
          <table:table-cell table:style-name="ce14" office:value-type="string" calcext:value-type="string">
            <text:p>02-5758336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PORTINERIA</text:p>
          </table:table-cell>
          <table:table-cell table:style-name="ce2" office:value-type="string" calcext:value-type="string">
            <text:p>TEL</text:p>
          </table:table-cell>
          <table:table-cell table:style-name="ce14" office:value-type="string" calcext:value-type="string">
            <text:p>030-993332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X CASSE IFC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701484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OFFIATI (PER TRATTORE)</text:p>
          </table:table-cell>
          <table:table-cell table:style-name="ce2" office:value-type="string" calcext:value-type="string">
            <text:p>FRACCA DAVID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412389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OFFIATI (PER TRATTORE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01012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OFFIATI (PER TRATTORE)</text:p>
          </table:table-cell>
          <table:table-cell table:style-name="ce2" office:value-type="string" calcext:value-type="string">
            <text:p>OFFICINA (FRACCA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602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OFFIATI (PER TRATTORE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7904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OLDINI NELLO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428058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OLDINI NELLO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131-85456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OLDINI NELL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31-85446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OLOSOLE S.R.L. (BRESCIA)</text:p>
          </table:table-cell>
          <table:table-cell table:style-name="ce2" office:value-type="string" calcext:value-type="string">
            <text:p>FELIC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018523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SOLOSOLE S.R.L. (BRESCIA)</text:p>
          </table:table-cell>
          <table:table-cell table:style-name="ce2" office:value-type="string" calcext:value-type="string">
            <text:p>FELIC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21614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PAGNA</text:p>
          </table:table-cell>
          <table:table-cell table:style-name="ce2" office:value-type="string" calcext:value-type="string">
            <text:p>ANTONIO MAREND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9-504640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PEDIZIONIERE AVESANI D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446154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SPEDIZIONIERE AVESANI DINO</text:p>
          </table:table-cell>
          <table:table-cell table:style-name="ce2" office:value-type="string" calcext:value-type="string">
            <text:p>(LAVORA PER RENATO EXPORT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082054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SPEDIZIONIERE AVESANI DINO</text:p>
          </table:table-cell>
          <table:table-cell table:style-name="ce2" office:value-type="string" calcext:value-type="string">
            <text:p>PER DOCUMENTI DOGANA EXPORT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082058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SPINELLI CLAUD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0-49345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PINELLI CLAUDI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97165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PINELLI CLAUDIO</text:p>
          </table:table-cell>
          <table:table-cell table:style-name="ce2" office:value-type="string" calcext:value-type="string">
            <text:p>ABITAZIONE CORRAD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9716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TEGANO LUCIANO (PRODUTTORE MELON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803651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TERZI GIORGIO (VALEGGI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96505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UPER GI BI (MILANO)</text:p>
          </table:table-cell>
          <table:table-cell table:style-name="ce2" office:value-type="string" calcext:value-type="string">
            <text:p>CLAUD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36517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UPER GI BI (MILANO)</text:p>
          </table:table-cell>
          <table:table-cell table:style-name="ce2" office:value-type="string" calcext:value-type="string">
            <text:p>MA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36082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UPER GI BI (MILAN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518886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UPERMERCATI GRISI SRL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15103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UPERMERCATI GRISI SRL</text:p>
          </table:table-cell>
          <table:table-cell table:style-name="ce2" office:value-type="string" calcext:value-type="string">
            <text:p>SIG.VALENT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65206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18 (POSTEGGIO TORINO)</text:p>
          </table:table-cell>
          <table:table-cell table:style-name="ce2" office:value-type="string" calcext:value-type="string">
            <text:p>SIGN.FABAR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1-3493735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TARGA (AZ.AGR.)</text:p>
          </table:table-cell>
          <table:table-cell table:style-name="ce2" office:value-type="string" calcext:value-type="string">
            <text:p>DANI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22974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ARGA ROBERTO</text:p>
          </table:table-cell>
          <table:table-cell table:style-name="ce2" office:value-type="string" calcext:value-type="string">
            <text:p>FIGLIO ALESSIO LAVO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20505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ARGA ROBERTO</text:p>
          </table:table-cell>
          <table:table-cell table:style-name="ce2" office:value-type="string" calcext:value-type="string">
            <text:p>FIGLIO ALESSIO PERSONA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62546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ARGA ROBERT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52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ARGA ROBERTO</text:p>
          </table:table-cell>
          <table:table-cell table:style-name="ce2" office:value-type="string" calcext:value-type="string">
            <text:p>POST.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04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ASSO RODOLFO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45649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ASSO RODOLF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6-50025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ASSO RODOLF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6-30451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CNOCASA (ISOLA DELLA SCALA)</text:p>
          </table:table-cell>
          <table:table-cell table:style-name="ce2" office:value-type="string" calcext:value-type="string">
            <text:p>TITOLARE TOMASETTO GIOV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941026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CNOCASA (ISOLA DELLA SCAL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3043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CNOCASA (ISOLA DELLA SCAL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042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CNOFER (OSTIGLI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86-80243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LECOM ITALIA</text:p>
          </table:table-cell>
          <table:table-cell table:style-name="ce2" office:value-type="string" calcext:value-type="string">
            <text:p>TECNICO CHE HA RISOLTO PROB.ADSL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28323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LECOM ITALIA</text:p>
          </table:table-cell>
          <table:table-cell table:style-name="ce2" office:value-type="string" calcext:value-type="string">
            <text:p>PER DISDETTA UTENZA TELEFONIC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803308187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TELECOM ITALIA – TECNICO</text:p>
          </table:table-cell>
          <table:table-cell table:style-name="ce2" office:value-type="string" calcext:value-type="string">
            <text:p>VENUTO 04/2011 PER PROB. ADSL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684013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LEFONITALIA</text:p>
          </table:table-cell>
          <table:table-cell table:style-name="ce2" office:value-type="string" calcext:value-type="string">
            <text:p>TECNICO MAURIZ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76488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LEFONITALIA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5-820089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LEFONITALI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8522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MU BV HOLLAND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3172562439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MU BV HOLLAND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317256731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NDE DA SOLE (ISOLA D. SCALA)</text:p>
          </table:table-cell>
          <table:table-cell table:style-name="ce2" office:value-type="string" calcext:value-type="string">
            <text:p>FAUS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028625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NDE DA SOLE (ISOLA D. SCALA)</text:p>
          </table:table-cell>
          <table:table-cell table:style-name="ce2" office:value-type="string" calcext:value-type="string">
            <text:p>FAUS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92519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RAZZAN</text:p>
          </table:table-cell>
          <table:table-cell table:style-name="ce2" office:value-type="string" calcext:value-type="string">
            <text:p>LUIGINO “UFFICIO”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802018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RAZZAN</text:p>
          </table:table-cell>
          <table:table-cell table:style-name="ce2" office:value-type="string" calcext:value-type="string">
            <text:p>MASSI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80080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RAZZAN</text:p>
          </table:table-cell>
          <table:table-cell table:style-name="ce2" office:value-type="string" calcext:value-type="string">
            <text:p>LUIGI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5038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RAZZAN</text:p>
          </table:table-cell>
          <table:table-cell table:style-name="ce2" office:value-type="string" calcext:value-type="string">
            <text:p>LUIG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7306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RAZZAN</text:p>
          </table:table-cell>
          <table:table-cell table:style-name="ce2" office:value-type="string" calcext:value-type="string">
            <text:p>MAR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54632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ERRA ORTI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28-600103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ERRA ORT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601213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ERRAMORE</text:p>
          </table:table-cell>
          <table:table-cell table:style-name="ce2" office:value-type="string" calcext:value-type="string">
            <text:p>DEMET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334623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6"/>
          <table:table-cell table:style-name="ce16" table:number-columns-repeated="242"/>
          <table:table-cell table:number-columns-repeated="771"/>
        </table:table-row>
        <table:table-row table:style-name="ro2">
          <table:table-cell table:style-name="ce2" office:value-type="string" calcext:value-type="string">
            <text:p>TERRAMORE</text:p>
          </table:table-cell>
          <table:table-cell table:style-name="ce2" office:value-type="string" calcext:value-type="string">
            <text:p>MOGLIE DEMETRIO PER PAG: MODEST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9191763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ERRAMORE</text:p>
          </table:table-cell>
          <table:table-cell table:style-name="ce2" office:value-type="string" calcext:value-type="string">
            <text:p>ROBERTO (PER FATTUR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575305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ERRAMORE</text:p>
          </table:table-cell>
          <table:table-cell table:style-name="ce2" office:value-type="string" calcext:value-type="string">
            <text:p>RUBI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2180898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6"/>
          <table:table-cell table:style-name="ce16" table:number-columns-repeated="242"/>
          <table:table-cell table:number-columns-repeated="771"/>
        </table:table-row>
        <table:table-row table:style-name="ro2">
          <table:table-cell table:style-name="ce2" office:value-type="string" calcext:value-type="string">
            <text:p>TERRAMORE</text:p>
          </table:table-cell>
          <table:table-cell table:style-name="ce2" office:value-type="string" calcext:value-type="string">
            <text:p>UG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367507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ERRAMORE</text:p>
          </table:table-cell>
          <table:table-cell table:style-name="ce2" office:value-type="string" calcext:value-type="string">
            <text:p>ALFONSO MAROTTA (X IMBALLAGGI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0053060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ERRAMORE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28-347015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ERRAMORE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1818014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ERRAMORE</text:p>
          </table:table-cell>
          <table:table-cell table:style-name="ce2" office:value-type="string" calcext:value-type="string">
            <text:p>UFFICIO (ULTIMO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1818602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ERRAMORE</text:p>
          </table:table-cell>
          <table:table-cell table:style-name="ce2" office:value-type="string" calcext:value-type="string">
            <text:p>SARA (COLLABORATRICE DEMETRIO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7035595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ERRE EUGANEE SOC.COOP.A R.L.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9-778082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TERRE EUGANEE SOC.COOP.A R.L.</text:p>
          </table:table-cell>
          <table:table-cell table:style-name="ce2" office:value-type="string" calcext:value-type="string">
            <text:p>X IMBALLAGGI IFCO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commerciale@terreeuganee.it" xlink:type="simple">commerciale@terreeuganee.it</text:a>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RRE EUGANEE SOC.COOP.A R.L.</text:p>
          </table:table-cell>
          <table:table-cell table:style-name="ce2" office:value-type="string" calcext:value-type="string">
            <text:p>X IMBALLAGGI: STEFANI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9-77853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RRON VITTORIO</text:p>
          </table:table-cell>
          <table:table-cell table:style-name="ce2" office:value-type="string" calcext:value-type="string">
            <text:p>PER LAVORAZIONE GREZZ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464100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SINI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063359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SINI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8506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SINI</text:p>
          </table:table-cell>
          <table:table-cell table:style-name="ce2" office:value-type="string" calcext:value-type="string">
            <text:p>ABITAZIONE SORELL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324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SINI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8505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SINI </text:p>
          </table:table-cell>
          <table:table-cell table:style-name="ce2" office:value-type="string" calcext:value-type="string">
            <text:p>COMMERCIALISTA STUDIO BELLE'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92514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STON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332080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ESTONE GIUSEPPE</text:p>
          </table:table-cell>
          <table:table-cell table:style-name="ce2" office:value-type="string" calcext:value-type="string">
            <text:p>COMPARE DI LUCCI GREGO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426768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EZZA (BUTTAPIETRA) (VITANATURE PRODUCE)</text:p>
          </table:table-cell>
          <table:table-cell table:style-name="ce2" office:value-type="string" calcext:value-type="string">
            <text:p>RESP.ACQUISTI SIG. CAZADOR STEF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396271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ZZA (BUTTAPIETRA) (VITANATURE PRODUC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5667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ZZA F.LLI AZ AGRICOLA</text:p>
          </table:table-cell>
          <table:table-cell table:style-name="ce2" office:value-type="string" calcext:value-type="string">
            <text:p>DANI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33146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ZZA F.LLI AZ AGRICOLA</text:p>
          </table:table-cell>
          <table:table-cell table:style-name="ce2" office:value-type="string" calcext:value-type="string">
            <text:p>GIAMPIET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33146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ZZA F.LLI AZ AGRICOLA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5-855034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EZZA F.LLI AZ AGRICO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55065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HIND SATNAM SINGH</text:p>
          </table:table-cell>
          <table:table-cell table:style-name="ce2" office:value-type="string" calcext:value-type="string">
            <text:p>INDIA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7-913573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HIND SATNAM SINGH</text:p>
          </table:table-cell>
          <table:table-cell table:style-name="ce2" office:value-type="string" calcext:value-type="string">
            <text:p>INDIANI 2014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4-747556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IATI SOC.COOP. (FOGGIA)</text:p>
          </table:table-cell>
          <table:table-cell table:style-name="ce2" office:value-type="string" calcext:value-type="string">
            <text:p>PIET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057755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6"/>
          <table:table-cell table:style-name="ce16" table:number-columns-repeated="242"/>
          <table:table-cell table:number-columns-repeated="771"/>
        </table:table-row>
        <table:table-row table:style-name="ro2">
          <table:table-cell table:style-name="ce2" office:value-type="string" calcext:value-type="string">
            <text:p>TIATI SOC.COOP. (FOGGI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82-42117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IATI SOC.COOP. (FOGGI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421175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IEFFE (LA TIEFFE ORTOF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111393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EFFE (LA TIEFFE ORTOF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67518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EFFE (LA TIEFFE ORTOF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7517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M</text:p>
          </table:table-cell>
          <table:table-cell table:style-name="ce2" office:value-type="string" calcext:value-type="string">
            <text:p>REFERENTE: BARBARA CHIORLIN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9-781373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M</text:p>
          </table:table-cell>
          <table:table-cell table:style-name="ce2" office:value-type="string" calcext:value-type="string">
            <text:p>REFERENTE: BARBARA CHIORLIN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781361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M (ALESSANDRO BARONI)</text:p>
          </table:table-cell>
          <table:table-cell table:style-name="ce2" office:value-type="string" calcext:value-type="string">
            <text:p>RAPPRESENTANT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27251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M PER GUAST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8008469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OZZO FRATELLI</text:p>
          </table:table-cell>
          <table:table-cell table:style-name="ce2" office:value-type="string" calcext:value-type="string">
            <text:p>FABRIZ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66615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OZZO FRATELLI</text:p>
          </table:table-cell>
          <table:table-cell table:style-name="ce2" office:value-type="string" calcext:value-type="string">
            <text:p>LUIGI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882321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OZZO FRATELL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6-33718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OZZO PIERINO GOBETT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411440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OZZO PIERINO GOBETTO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1-49011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OZZO PIERINO GOBETTO</text:p>
          </table:table-cell>
          <table:table-cell table:style-name="ce2" office:value-type="string" calcext:value-type="string">
            <text:p>S.ANNA DI CHIOGIA VENEZI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49017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POLITOGRAFIA GI BI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3916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IPOLITOGRAFIA GI B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007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GNOLI LUSIA RENZ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45644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GNOLI LUSIA RENZ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3448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MEZZOLI (GEOMETR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32237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MEZZOLI (GEOMETR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730011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MEZZOLI (GEOMETR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11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MIOLO STUDIO ASSOCIATO</text:p>
          </table:table-cell>
          <table:table-cell table:style-name="ce2" office:value-type="string" calcext:value-type="string">
            <text:p>GIOV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4-108434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MIOLO STUDIO ASSOCIATO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57301089</text:p>
          </table:table-cell>
          <table:table-cell table:style-name="ce2" office:value-type="string" calcext:value-type="string">
            <text:p>COMMERCIALIST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OMIOLO STUDIO ASSOCIATO</text:p>
          </table:table-cell>
          <table:table-cell table:style-name="ce2" office:value-type="string" calcext:value-type="string">
            <text:p>UFFICI VERO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033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MIOLO STUDIO ASSOCIATO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232</text:p>
          </table:table-cell>
          <table:table-cell table:style-name="ce2" office:value-type="string" calcext:value-type="string">
            <text:p>COMMERCIALIST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OP FRUIT</text:p>
          </table:table-cell>
          <table:table-cell table:style-name="ce2" office:value-type="string" calcext:value-type="string">
            <text:p>MERCATO TRIESTE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0-30701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P FRUIT</text:p>
          </table:table-cell>
          <table:table-cell table:style-name="ce2" office:value-type="string" calcext:value-type="string">
            <text:p>MERCATO TRIEST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0-30400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P FRUIT (POSTEGGIO PADOVA)</text:p>
          </table:table-cell>
          <table:table-cell table:style-name="ce2" office:value-type="string" calcext:value-type="string">
            <text:p>MASSI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9114852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TOP FRUIT (POSTEGGIO PADOV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5407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TORRESANI ANDRE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0047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SATTO ANDREA</text:p>
          </table:table-cell>
          <table:table-cell table:style-name="ce2" office:value-type="string" calcext:value-type="string">
            <text:p>ANDRE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0059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SATTO ANDREA</text:p>
          </table:table-cell>
          <table:table-cell table:style-name="ce2" office:value-type="string" calcext:value-type="string">
            <text:p>DIEG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106019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SATTO ANDRE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51150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SATTO ANDREA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938611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SATTO ANDREA</text:p>
          </table:table-cell>
          <table:table-cell table:style-name="ce2" office:value-type="string" calcext:value-type="string">
            <text:p>GREEN FRUIT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938656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OSATTO ANDREA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938507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OSATTO ANDREA</text:p>
          </table:table-cell>
          <table:table-cell table:style-name="ce2" office:value-type="string" calcext:value-type="string">
            <text:p>NICOLETTA (COMMERCIAL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193541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OSATTO FRUIT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2-73988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P PALLET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331344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TRANSFER TRADE</text:p>
          </table:table-cell>
          <table:table-cell table:style-name="ce2" office:value-type="string" calcext:value-type="string">
            <text:p>ANTONELLA FACCHINELL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1468855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TRANSFER TRADE</text:p>
          </table:table-cell>
          <table:table-cell table:style-name="ce2" office:value-type="string" calcext:value-type="string">
            <text:p>ANTONELLA FACCHINELLI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antonellafacchinelli@t-trade.it" xlink:type="simple">antonellafacchinelli@t-trade.it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RANSLUSIA</text:p>
          </table:table-cell>
          <table:table-cell table:style-name="ce2" office:value-type="string" calcext:value-type="string">
            <text:p>ANGE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9104223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TRANSLUSIA</text:p>
          </table:table-cell>
          <table:table-cell table:style-name="ce2" office:value-type="string" calcext:value-type="string">
            <text:p>AUTISTA MAURIZ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674199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NSLUSIA</text:p>
          </table:table-cell>
          <table:table-cell table:style-name="ce2" office:value-type="string" calcext:value-type="string">
            <text:p>AUTISTA MAURIZIO “PERSONALE”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50743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NSLUSIA</text:p>
          </table:table-cell>
          <table:table-cell table:style-name="ce2" office:value-type="string" calcext:value-type="string">
            <text:p>AUTISTA SANDRO “RAGIONIERE”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58213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NSLUSIA</text:p>
          </table:table-cell>
          <table:table-cell table:style-name="ce2" office:value-type="string" calcext:value-type="string">
            <text:p>MASSI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32594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NSLUSI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74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RANSLUSI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5" office:value-type="string" calcext:value-type="string">
            <text:p>0425-60775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NSLUSI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856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TRASPORTI DELLI QUANTI TRASPORTI</text:p>
          </table:table-cell>
          <table:table-cell table:style-name="ce2" office:value-type="string" calcext:value-type="string">
            <text:p>MAGNOLIA MATTE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01545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SPORTI DELLI QUANTI TRASPORTI</text:p>
          </table:table-cell>
          <table:table-cell table:style-name="ce2" office:value-type="string" calcext:value-type="string">
            <text:p>SAN NICANDRO GARG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175052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SPORTI DEVI (AQUILA)</text:p>
          </table:table-cell>
          <table:table-cell table:style-name="ce2" office:value-type="string" calcext:value-type="string">
            <text:p>DANI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651071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SPORTI DEVI (AQUIL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71185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SPORTI KIARA (AVEZZANO)</text:p>
          </table:table-cell>
          <table:table-cell table:style-name="ce2" office:value-type="string" calcext:value-type="string">
            <text:p>N° DATO DA PANDOL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86304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SPORTI KIARA (AVEZZAN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436651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SPORTI KIARA (AVEZZAN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575633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SPORTI KIARA (AVEZZANO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63-2239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SPORTI STRANOTIR – SICILIA</text:p>
          </table:table-cell>
          <table:table-cell table:style-name="ce2" office:value-type="string" calcext:value-type="string">
            <text:p>MAR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79677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SPORTI STRANOTIR – SICILIA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95-53342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TTAMENTO ACQUE ZANATTA CARL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6183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TTAMENTO ACQUE ZANATTA CARLO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899021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TRATTAMENTO ACQUE ZANATTA CARLO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info@zanattacarlo.it" xlink:type="simple">info@zanattacarlo.it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RATTAMENTO ACQUE ZANATTA CAR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94124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I FRUTTA NICOLA CULTRON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0049-1768449385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I FRUTTA NICOLA CULTRON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049-80318072641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TRI FRUTTA NICOLA CULTRONA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info@trifrutta.de" xlink:type="simple">info@trifrutta.de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RI FRUTTA NICOLA CULTRON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049-1769993543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ONCHETTO</text:p>
          </table:table-cell>
          <table:table-cell table:style-name="ce2" office:value-type="string" calcext:value-type="string">
            <text:p>PA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95666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ONCHETTO</text:p>
          </table:table-cell>
          <table:table-cell table:style-name="ce2" office:value-type="string" calcext:value-type="string">
            <text:p>PAOL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28993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OPICAL FRUIT</text:p>
          </table:table-cell>
          <table:table-cell table:style-name="ce2" office:value-type="string" calcext:value-type="string">
            <text:p>GI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802283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OPICAL FRUIT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2-551077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OPICAL FRUIT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46110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URAZZA BRUNO</text:p>
          </table:table-cell>
          <table:table-cell table:style-name="ce2" office:value-type="string" calcext:value-type="string">
            <text:p>SEMINA RADICCHIO € 15/ CAMPO VR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?? 347-604263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URAZZA BRUNO</text:p>
          </table:table-cell>
          <table:table-cell table:style-name="ce2" office:value-type="string" calcext:value-type="string">
            <text:p>SEMINA RADICCHIO € 15/ CAMPO VR</text:p>
          </table:table-cell>
          <table:table-cell table:style-name="ce2" office:value-type="string" calcext:value-type="string">
            <text:p>TEL</text:p>
          </table:table-cell>
          <table:table-cell table:style-name="ce2" office:value-type="string" calcext:value-type="string">
            <text:p>0442-81516</text:p>
          </table:table-cell>
          <table:table-cell table:style-name="ce2" office:value-type="string" calcext:value-type="string">
            <text:p>SEMINA RADICCHIO € 15/ CAMPO VR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URCO</text:p>
          </table:table-cell>
          <table:table-cell table:style-name="ce2" office:value-type="string" calcext:value-type="string">
            <text:p>MARTIN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3701935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TURCO</text:p>
          </table:table-cell>
          <table:table-cell table:style-name="ce2" office:value-type="string" calcext:value-type="string">
            <text:p>MOGLIE: ALESSANDRA PACHER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166206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URC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148060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URCO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037787</text:p>
          </table:table-cell>
          <table:table-cell table:style-name="ce2" office:value-type="string" calcext:value-type="string">
            <text:p>COMMERCIALIST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URC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93678</text:p>
          </table:table-cell>
          <table:table-cell table:style-name="ce2" office:value-type="string" calcext:value-type="string">
            <text:p>COMMERCIALIST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URC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001596</text:p>
          </table:table-cell>
          <table:table-cell table:style-name="ce2" office:value-type="string" calcext:value-type="string">
            <text:p>COMMERCIALIST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URCO ALESSANDRO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010713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TURCO ALESSANDR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00192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URELLA IMBALLAGGI</text:p>
          </table:table-cell>
          <table:table-cell table:style-name="ce2" office:value-type="string" calcext:value-type="string">
            <text:p>AUGUS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449530</text:p>
          </table:table-cell>
          <table:table-cell table:style-name="ce2" office:value-type="string" calcext:value-type="string">
            <text:p>IMBALLAGGI CASSETTE PLASTIC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URELLA IMBALLAGGI</text:p>
          </table:table-cell>
          <table:table-cell table:style-name="ce2" office:value-type="string" calcext:value-type="string">
            <text:p>MATTE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2053197</text:p>
          </table:table-cell>
          <table:table-cell table:style-name="ce2" office:value-type="string" calcext:value-type="string">
            <text:p>IMBALLAGGI CASSETTE PLASTIC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URELLA IMBALLAGGI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44-785310</text:p>
          </table:table-cell>
          <table:table-cell table:style-name="ce2" office:value-type="string" calcext:value-type="string">
            <text:p>IMBALLAGGI CASSETTE PLASTIC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URELLA IMBALLAGG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4-785309</text:p>
          </table:table-cell>
          <table:table-cell table:style-name="ce2" office:value-type="string" calcext:value-type="string">
            <text:p>IMBALLAGGI CASSETTE PLASTIC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URRIN IMPIANTI SRL (IMPIANTO ALLARME)</text:p>
          </table:table-cell>
          <table:table-cell table:style-name="ce2" office:value-type="string" calcext:value-type="string">
            <text:p>TECNICO (MICHELE BERTON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2821802</text:p>
          </table:table-cell>
          <table:table-cell table:style-name="ce2" office:value-type="string" calcext:value-type="string">
            <text:p>MANUTENZIONI RIPARAZIONI IMPIANTO ALLARME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URRIN IMPIANTI SRL (IMPIANTO ALLARME)</text:p>
          </table:table-cell>
          <table:table-cell table:style-name="ce2" office:value-type="string" calcext:value-type="string">
            <text:p>REPERIBI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6-6185164</text:p>
          </table:table-cell>
          <table:table-cell table:style-name="ce2" office:value-type="string" calcext:value-type="string">
            <text:p>MANUTENZIONI RIPARAZIONI IMPIANTO ALLARME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URRIN IMPIANTI SRL (IMPIANTO ALLARM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799282</text:p>
          </table:table-cell>
          <table:table-cell table:style-name="ce2" office:value-type="string" calcext:value-type="string">
            <text:p>MANUTENZIONI RIPARAZIONI IMPIANTO ALLARME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URRIN IMPIANTI SRL (IMPIANTO ALLARM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780411</text:p>
          </table:table-cell>
          <table:table-cell table:style-name="ce2" office:value-type="string" calcext:value-type="string">
            <text:p>MANUTENZIONI RIPARAZIONI IMPIANTO ALLARME</text:p>
          </table:table-cell>
          <table:table-cell table:style-name="ce2" table:number-columns-repeated="248"/>
          <table:table-cell table:number-columns-repeated="771"/>
        </table:table-row>
        <table:table-row table:style-name="ro5">
          <table:table-cell table:style-name="ce2" office:value-type="string" calcext:value-type="string">
            <text:p>TURRIN IMPIANTI SRL (IMPIANTO ALLARME)</text:p>
          </table:table-cell>
          <table:table-cell table:style-name="ce2"/>
          <table:table-cell table:style-name="ce2" office:value-type="string" calcext:value-type="string">
            <text:p>WEB</text:p>
          </table:table-cell>
          <table:table-cell table:style-name="ce10" office:value-type="string" calcext:value-type="string">
            <text:p><text:a xlink:href="http://www.turrinimpianti.it/" xlink:type="simple">www.turrinimpianti.it</text:a></text:p>
          </table:table-cell>
          <table:table-cell table:style-name="ce2" office:value-type="string" calcext:value-type="string">
            <text:p>MANUTENZIONI RIPARAZIONI IMPIANTO ALLARME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UZZA MARIA ROSA (AZ.AGR.)</text:p>
          </table:table-cell>
          <table:table-cell table:style-name="ce2" office:value-type="string" calcext:value-type="string">
            <text:p>(VEDI MORATELLO ENRICO)</text:p>
          </table:table-cell>
          <table:table-cell table:style-name="ce2" office:value-type="string" calcext:value-type="string">
            <text:p>REMINDER</text:p>
          </table:table-cell>
          <table:table-cell table:style-name="ce10"/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GOLINI MAR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271850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GOLINI MAR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912992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LISSE SRL (MERCATO PADOVA)</text:p>
          </table:table-cell>
          <table:table-cell table:style-name="ce2" office:value-type="string" calcext:value-type="string">
            <text:p>MARCHIORO DAVID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21163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LISSE SRL (MERCATO PADOVA)</text:p>
          </table:table-cell>
          <table:table-cell table:style-name="ce2" office:value-type="string" calcext:value-type="string">
            <text:p>MARCHIORO ULIS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0792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LISSE SRL (MERCATO PADOVA)</text:p>
          </table:table-cell>
          <table:table-cell table:style-name="ce2" office:value-type="string" calcext:value-type="string">
            <text:p>VENDITORE DE STEFANI ANTONEL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708000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LISSE SRL (MERCATO PADOV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9-870298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LISSE SRL (MERCATO PADOV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307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LSS - COMPRI MARCO PER TIROCINIO</text:p>
          </table:table-cell>
          <table:table-cell table:style-name="ce2" office:value-type="string" calcext:value-type="string">
            <text:p>CELLULARE PERSONA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495903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LSS - COMPRI MARCO PER TIROCINIO</text:p>
          </table:table-cell>
          <table:table-cell table:style-name="ce2" office:value-type="string" calcext:value-type="string">
            <text:p>SEGRETERI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71235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 CONSULTING SRL (BOLZANO)</text:p>
          </table:table-cell>
          <table:table-cell table:style-name="ce2" office:value-type="string" calcext:value-type="string">
            <text:p>SVETLANA KONOBEEV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1573231</text:p>
          </table:table-cell>
          <table:table-cell table:style-name="ce2" office:value-type="string" calcext:value-type="string">
            <text:p>AGENZIA COMMERCIO RUSSI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UNI CONSULTING SRL (BOLZANO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73-497510</text:p>
          </table:table-cell>
          <table:table-cell table:style-name="ce2" office:value-type="string" calcext:value-type="string">
            <text:p>AGENZIA COMMERCIO RUSSIA</text:p>
          </table:table-cell>
          <table:table-cell table:style-name="ce2" table:number-columns-repeated="248"/>
          <table:table-cell table:number-columns-repeated="771"/>
        </table:table-row>
        <table:table-row table:style-name="ro5">
          <table:table-cell table:style-name="ce2" office:value-type="string" calcext:value-type="string">
            <text:p>UNI CONSULTING SRL (BOLZANO)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<text:a xlink:href="mailto:s.konobeeva@uni-consulting.it" xlink:type="simple">s.konobeeva@uni-consulting.it</text:a></text:p>
          </table:table-cell>
          <table:table-cell table:style-name="ce2" office:value-type="string" calcext:value-type="string">
            <text:p>AGENZIA COMMERCIO RUSSI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UNI CONSULTING SRL (BOLZANO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73-497500</text:p>
          </table:table-cell>
          <table:table-cell table:style-name="ce2" office:value-type="string" calcext:value-type="string">
            <text:p>AGENZIA COMMERCIO RUSSIA</text:p>
          </table:table-cell>
          <table:table-cell table:style-name="ce2" table:number-columns-repeated="248"/>
          <table:table-cell table:number-columns-repeated="771"/>
        </table:table-row>
        <table:table-row table:style-name="ro5">
          <table:table-cell table:style-name="ce2" office:value-type="string" calcext:value-type="string">
            <text:p>UNI CONSULTING SRL (BOLZANO)</text:p>
          </table:table-cell>
          <table:table-cell table:style-name="ce2"/>
          <table:table-cell table:style-name="ce2" office:value-type="string" calcext:value-type="string">
            <text:p>WEB</text:p>
          </table:table-cell>
          <table:table-cell table:style-name="ce2" office:value-type="string" calcext:value-type="string">
            <text:p><text:a xlink:href="http://www.uni-consulting.eu/" xlink:type="simple">www.uni-consulting.eu</text:a></text:p>
          </table:table-cell>
          <table:table-cell table:style-name="ce2" office:value-type="string" calcext:value-type="string">
            <text:p>AGENZIA COMMERCIO RUSSI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UNICOMM SRL</text:p>
          </table:table-cell>
          <table:table-cell table:style-name="ce2" office:value-type="string" calcext:value-type="string">
            <text:p>OPERATORE ORTOFRUTTA FABIO FRANZO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268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COMM SRL</text:p>
          </table:table-cell>
          <table:table-cell table:style-name="ce2" office:value-type="string" calcext:value-type="string">
            <text:p>PADOV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300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COMM SRL</text:p>
          </table:table-cell>
          <table:table-cell table:style-name="ce2" office:value-type="string" calcext:value-type="string">
            <text:p>RESP.ACQUISTI ORTOF. SIG.GHELLER VITTOR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300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CREDIT</text:p>
          </table:table-cell>
          <table:table-cell table:style-name="ce2" office:value-type="string" calcext:value-type="string">
            <text:p>DIEGO BORTOLOT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85608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CREDIT</text:p>
          </table:table-cell>
          <table:table-cell table:style-name="ce2" office:value-type="string" calcext:value-type="string">
            <text:p>ROBERTO SCEVAROL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4-695798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CREDIT</text:p>
          </table:table-cell>
          <table:table-cell table:style-name="ce2" office:value-type="string" calcext:value-type="string">
            <text:p>DIEGO BORTOLOTT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33075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CREDIT</text:p>
          </table:table-cell>
          <table:table-cell table:style-name="ce2" office:value-type="string" calcext:value-type="string">
            <text:p>ROBERTO SCEVAROL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493902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CREDIT</text:p>
          </table:table-cell>
          <table:table-cell table:style-name="ce2" office:value-type="string" calcext:value-type="string">
            <text:p>DIEGO BORTOLOT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33072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CREDIT</text:p>
          </table:table-cell>
          <table:table-cell table:style-name="ce2" office:value-type="string" calcext:value-type="string">
            <text:p>ROBERTO SCEVAROL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487140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CREDIT FILIALE ISOLA</text:p>
          </table:table-cell>
          <table:table-cell table:style-name="ce2" office:value-type="string" calcext:value-type="string">
            <text:p>DIRETTORE MORELATO GIACO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8555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CREDIT FILIALE ISOLA</text:p>
          </table:table-cell>
          <table:table-cell table:style-name="ce2" office:value-type="string" calcext:value-type="string">
            <text:p>DIRETTORE MORELATO GIACOM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1815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UNICREDITO</text:p>
          </table:table-cell>
          <table:table-cell table:style-name="ce2" office:value-type="string" calcext:value-type="string">
            <text:p>DIEGO BORTOLOTTO</text:p>
          </table:table-cell>
          <table:table-cell table:style-name="ce2" office:value-type="string" calcext:value-type="string">
            <text:p>MAIL</text:p>
          </table:table-cell>
          <table:table-cell table:style-name="ce11" office:value-type="string" calcext:value-type="string">
            <text:p><text:a xlink:href="mailto:diego.bortolotto@unicredit.eu" xlink:type="simple">diego.bortolotto@unicredit.eu</text:a>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ONE AGRICOLTORI ISOLA DELLA SCALA</text:p>
          </table:table-cell>
          <table:table-cell table:style-name="ce2" office:value-type="string" calcext:value-type="string">
            <text:p>LUC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034964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ONE AGRICOLTORI ISOLA DELLA SCAL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730004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ONE AGRICOLTORI ISOLA DELLA SCALA</text:p>
          </table:table-cell>
          <table:table-cell table:style-name="ce2" office:value-type="string" calcext:value-type="string">
            <text:p>DIRETTO LUC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886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ONE AGRICOLTORI ISOLA DELLA SCA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886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ONE AGRICOLTORI VERONA</text:p>
          </table:table-cell>
          <table:table-cell table:style-name="ce2" office:value-type="string" calcext:value-type="string">
            <text:p>FRANCESCA QUINTANINI X CONTRIBUT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88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.S.D. SRL (IMPIANTO ALLARM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305465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V.S.D. SRL (IMPIANTO ALLARME)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info@vsd-sistemi.com" xlink:type="simple">info@vsd-sistemi.com</text:a>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.S.D. SRL (IMPIANTO ALLARM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30545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AGNARELLI ENRIC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5-701427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VAGNARELLI ENRIC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5-704356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VALENTI (CORRIDONIA DI MACERATA)</text:p>
          </table:table-cell>
          <table:table-cell table:style-name="ce2" office:value-type="string" calcext:value-type="string">
            <text:p>PER VERZ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2474094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VALLE PIETRO FRANCESCO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2-55180342</text:p>
          </table:table-cell>
          <table:table-cell table:style-name="ce2" office:value-type="string" calcext:value-type="string">
            <text:p>POSTEGGIO MILANO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VALLE PIETRO FRANCESC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1-317391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ALLE PIETRO FRANCESC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41-59254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ALPE IMBALLAGGI (IMBALL. LEGNO)</text:p>
          </table:table-cell>
          <table:table-cell table:style-name="ce2" office:value-type="string" calcext:value-type="string">
            <text:p>VITTO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969152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ALPE IMBALLAGGI (IMBALL. LEGNO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796159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VALPE IMBALLAGGI (IMBALL. LEGNO)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valpe.imballaggi@tin.it" xlink:type="simple">valpe.imballaggi@tin.it</text:a>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ALPE IMBALLAGGI (IMBALL. LEGN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99217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ARA SNC</text:p>
          </table:table-cell>
          <table:table-cell table:style-name="ce2" office:value-type="string" calcext:value-type="string">
            <text:p>BATTERIE TREVENZUOL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3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ARA SNC</text:p>
          </table:table-cell>
          <table:table-cell table:style-name="ce2" office:value-type="string" calcext:value-type="string">
            <text:p>BATTERIE TREVENZUOL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64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CHINI CARLET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600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ENDITTI ANGEL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319178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VENDITTI ANGE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8543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VENERI LIVI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86-80253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NETO BANCA (FABRIZIO MOR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4-697211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NETO BANCA (FABRIZIO MOR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222582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VENETO BANCA (FABRIZIO MORA)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<text:a xlink:href="mailto:fabrizio.mora@venetobanca.it" xlink:type="simple">fabrizio.mora@venetobanca.it</text:a>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NETO BANCA (FABRIZIO MORA)</text:p>
          </table:table-cell>
          <table:table-cell table:style-name="ce2" office:value-type="string" calcext:value-type="string">
            <text:p>UFFICIO DIRET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2752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NETO BANCA (FABRIZIO MOR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2254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NETO BANCA (FILIALE BOVOLONE)</text:p>
          </table:table-cell>
          <table:table-cell table:style-name="ce2" office:value-type="string" calcext:value-type="string">
            <text:p>CAPO AREA: GENNAR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88335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NETO BANCA (FILIALE BOVOLONE)</text:p>
          </table:table-cell>
          <table:table-cell table:style-name="ce2" office:value-type="string" calcext:value-type="string">
            <text:p>LUIGINO ISEL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1-683341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NETO BANCA (FILIALE BOVOLON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90148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NETO BANCA (FILIALE BOVOLONE)</text:p>
          </table:table-cell>
          <table:table-cell table:style-name="ce2" office:value-type="string" calcext:value-type="string">
            <text:p>BEATRIC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0130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NTURI CARL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48058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NTURI CAR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187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NTURI MIR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8272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NTURI MIR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96084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RDE EUROPA (UDINE)</text:p>
          </table:table-cell>
          <table:table-cell table:style-name="ce2" office:value-type="string" calcext:value-type="string">
            <text:p>MATTIA (FIGLIO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460076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RDE EUROPA (UDINE)</text:p>
          </table:table-cell>
          <table:table-cell table:style-name="ce2" office:value-type="string" calcext:value-type="string">
            <text:p>SIG.RA TERESA (TITOLARE PER PAG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040523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RDE EUROPA (UDIN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32-52022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RDE EUROPA (UDIN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32-52022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RDE EUROPA ZEVIO</text:p>
          </table:table-cell>
          <table:table-cell table:style-name="ce2" office:value-type="string" calcext:value-type="string">
            <text:p>BELLI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9790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RDE EUROPA ZEVIO</text:p>
          </table:table-cell>
          <table:table-cell table:style-name="ce2" office:value-type="string" calcext:value-type="string">
            <text:p>BELLI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0683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RONA SUD SISTEMI</text:p>
          </table:table-cell>
          <table:table-cell table:style-name="ce2" office:value-type="string" calcext:value-type="string">
            <text:p>PER PROGRAMMI CONTABILITA'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955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RTRAS</text:p>
          </table:table-cell>
          <table:table-cell table:style-name="ce2" office:value-type="string" calcext:value-type="string">
            <text:p>ALA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769030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ERTRAS</text:p>
          </table:table-cell>
          <table:table-cell table:style-name="ce2" office:value-type="string" calcext:value-type="string">
            <text:p>ABITAZIONE FRANCESCO FURFAR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6097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AREGGIO FRUTTA DI VANNUCCI</text:p>
          </table:table-cell>
          <table:table-cell table:style-name="ce2" office:value-type="string" calcext:value-type="string">
            <text:p>MERCATO VIAREGG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84-39216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CENTINI ALESSANDR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56825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CENTINI SANTO</text:p>
          </table:table-cell>
          <table:table-cell table:style-name="ce2" office:value-type="string" calcext:value-type="string">
            <text:p>ROBER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124273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CENTINI SANTO</text:p>
          </table:table-cell>
          <table:table-cell table:style-name="ce2" office:value-type="string" calcext:value-type="string">
            <text:p>SAN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083204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CENTINI SAN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13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LLA2</text:p>
          </table:table-cell>
          <table:table-cell table:style-name="ce2" office:value-type="string" calcext:value-type="string">
            <text:p>CANTELE BATIST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93-312362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LLA2</text:p>
          </table:table-cell>
          <table:table-cell table:style-name="ce2" office:value-type="string" calcext:value-type="string">
            <text:p>ZANDONA' CAR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844425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LLA2</text:p>
          </table:table-cell>
          <table:table-cell table:style-name="ce2" office:value-type="string" calcext:value-type="string">
            <text:p>STUDIO ROCCO VERSAC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77676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LLA2</text:p>
          </table:table-cell>
          <table:table-cell table:style-name="ce2" office:value-type="string" calcext:value-type="string">
            <text:p>STUDIO ROCCO VERSAC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75172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LLA2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8245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ILLA2</text:p>
          </table:table-cell>
          <table:table-cell table:style-name="ce2" office:value-type="string" calcext:value-type="string">
            <text:p>SIG.CARUS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5-003775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ILLAFRUTT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981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LLAFRUTT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9811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LLAFRUTTA (GIANCARL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9817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LLAFRUTTA (GIANCARL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9817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LLAFRUTTA (MATTE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9812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LLAFRUTTA (MATTE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9812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office:value-type="string" calcext:value-type="string">
            <text:p>VILLANI E PARTNER – PER FINANZIAMENTO ESTERO</text:p>
          </table:table-cell>
          <table:table-cell office:value-type="string" calcext:value-type="string">
            <text:p>(NUMERO PASSATO DA TURCO) FIMEZ DR.SEGU</text:p>
          </table:table-cell>
          <table:table-cell office:value-type="string" calcext:value-type="string">
            <text:p>TEL</text:p>
          </table:table-cell>
          <table:table-cell table:style-name="ce3" office:value-type="string" calcext:value-type="string">
            <text:p>0382-3428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INCI GIOVANNI (PUGLIE)</text:p>
          </table:table-cell>
          <table:table-cell table:style-name="ce2" office:value-type="string" calcext:value-type="string">
            <text:p>AZIENDA BRINDISI E META' PON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830641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VIPAK (CASS. POLIST.) =&gt; ORA ECOFORM</text:p>
          </table:table-cell>
          <table:table-cell table:style-name="ce2" office:value-type="string" calcext:value-type="string">
            <text:p>VIVIANI VALTER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52993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PAK (CASS. POLIST.) =&gt; ORA ECOFORM</text:p>
          </table:table-cell>
          <table:table-cell table:style-name="ce2" office:value-type="string" calcext:value-type="string">
            <text:p>ELIA VICENTI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93316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ITTORIA ASSICURAZIONI</text:p>
          </table:table-cell>
          <table:table-cell table:style-name="ce2" office:value-type="string" calcext:value-type="string">
            <text:p>ISOLA DELLA SCAL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2320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VITTORIA ASSICURAZIONI</text:p>
          </table:table-cell>
          <table:table-cell table:style-name="ce2" office:value-type="string" calcext:value-type="string">
            <text:p>ISOLA DELLA SCAL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2333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ZAFFANI MASSIM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85669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MBLERLA MAURIZ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4-5474921</text:p>
          </table:table-cell>
          <table:table-cell table:style-name="ce2" office:value-type="string" calcext:value-type="string">
            <text:p>MAGAZZINO A CASAZZA (LUI è DI OSTIGLIA) COMPRA LATTUG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ZAMBONI</text:p>
          </table:table-cell>
          <table:table-cell table:style-name="ce2" office:value-type="string" calcext:value-type="string">
            <text:p>AUREL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50757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MBONI</text:p>
          </table:table-cell>
          <table:table-cell table:style-name="ce2" office:value-type="string" calcext:value-type="string">
            <text:p>LUC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2293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MBONI</text:p>
          </table:table-cell>
          <table:table-cell table:style-name="ce2" office:value-type="string" calcext:value-type="string">
            <text:p>AMMINISTRAZIONE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736439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MBONI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736350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MBONI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6372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MBOTTO GIUSEPP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33412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MBOTTO GIUSEPPE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48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ZANARINI LUCIANO (MODENA)</text:p>
          </table:table-cell>
          <table:table-cell table:style-name="ce2" office:value-type="string" calcext:value-type="string">
            <text:p>GIOVANNI (PER PAGAMENTI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51554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NARINI LUCIANO (MODENA)</text:p>
          </table:table-cell>
          <table:table-cell table:style-name="ce2" office:value-type="string" calcext:value-type="string">
            <text:p>MAURO (PER PAGAMENTI TI DICE DI PARLARE CON GIOVANNI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51554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NARINI LUCIANO (MODEN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9-977280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NARINI LUCIANO (MODEN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9-79894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NARINI LUCIANO (MODEN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9-977219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NOLINI S.R.L.</text:p>
          </table:table-cell>
          <table:table-cell table:style-name="ce2" office:value-type="string" calcext:value-type="string">
            <text:p>CLAUDIO TONOLI AMMINISTRATO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8588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NOLINI S.R.L.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33563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NOLINI S.R.L.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0012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ZAPPOLA CLEMENTE E MARCO AZ.AGR.</text:p>
          </table:table-cell>
          <table:table-cell table:style-name="ce2" office:value-type="string" calcext:value-type="string">
            <text:p>CLEMENT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1258848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ZAPPOLA CLEMENTE E MARCO AZ.AGR.</text:p>
          </table:table-cell>
          <table:table-cell table:style-name="ce2" office:value-type="string" calcext:value-type="string">
            <text:p>MAR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463654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PPOLA CLEMENTE E MARCO AZ.AGR.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64126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APPOLA CLEMENTE E MARCO AZ.AGR.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4126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ERBINATI</text:p>
          </table:table-cell>
          <table:table-cell table:style-name="ce2" office:value-type="string" calcext:value-type="string">
            <text:p>ENRI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1315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ERBINATI</text:p>
          </table:table-cell>
          <table:table-cell table:style-name="ce2" office:value-type="string" calcext:value-type="string">
            <text:p>GIORG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1315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ERBINATI</text:p>
          </table:table-cell>
          <table:table-cell table:style-name="ce2" office:value-type="string" calcext:value-type="string">
            <text:p>ABITAZIONE GIORG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42-42948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ZERBINATI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42-42920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ZOBOLETTI AFRO (MARCHE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294150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ZOBOLETTI AFRO (MARCHE)</text:p>
          </table:table-cell>
          <table:table-cell table:style-name="ce2" office:value-type="string" calcext:value-type="string">
            <text:p>UFFICIO: PIER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5-659524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ZUARI GINO</text:p>
          </table:table-cell>
          <table:table-cell table:style-name="ce2" office:value-type="string" calcext:value-type="string">
            <text:p>DIEG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0054958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ZUARI G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450520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GASTRONOMICA FRESSCOTT SRL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9-990373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GASTRONOMICA FRESSCOTT SRL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9-598322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GASTRONOMICA FRESSCOTT SRL</text:p>
          </table:table-cell>
          <table:table-cell table:style-name="ce2" office:value-type="string" calcext:value-type="string">
            <text:p>ZOIA ROBER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610777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GASTRONOMICA FRESSCOTT SRL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fresscot@alice.it" xlink:type="simple">fresscot@alice.it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ORTOVERDE (TAGLIATORE LODI)</text:p>
          </table:table-cell>
          <table:table-cell table:style-name="ce2" office:value-type="string" calcext:value-type="string">
            <text:p>MARCO TAGLIAFERRI (COMPRATOR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93-949700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VERDE (TAGLIATORE LODI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7-92371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LIVER DI SIGNORINI LUCIANO (MACCHINE AGRICOLE)</text:p>
          </table:table-cell>
          <table:table-cell table:style-name="ce2" office:value-type="string" calcext:value-type="string">
            <text:p>LUC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41842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OL ORTOFRUTTA DI CONSALTER WALTER</text:p>
          </table:table-cell>
          <table:table-cell table:style-name="ce2" office:value-type="string" calcext:value-type="string">
            <text:p>OSCAR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78621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OL ORTOFRUTTA DI CONSALTER WALTER</text:p>
          </table:table-cell>
          <table:table-cell table:style-name="ce2" office:value-type="string" calcext:value-type="string">
            <text:p>CONSALTER VALTER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80190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OL ORTOFRUTTA DI CONSALTER WALTER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2-150000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BTR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3-37061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BTR</text:p>
          </table:table-cell>
          <table:table-cell table:style-name="ce2" office:value-type="string" calcext:value-type="string">
            <text:p>MAURIZ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469942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CRISTOFOLI TOMAS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850571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DADDON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883559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FILIPPI X FOGNATUURE (DETTO: GIGI MERD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976481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GIRONDA (ECO SANITAS)</text:p>
          </table:table-cell>
          <table:table-cell table:style-name="ce2" office:value-type="string" calcext:value-type="string">
            <text:p>PER RIFIUTI CONTENITORI FITOFARMAC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2055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GIRONDA (ECO SANITAS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744077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MANTOVANELLI MARIO ATTREZZI AGRICOLI</text:p>
          </table:table-cell>
          <table:table-cell table:style-name="ce2" office:value-type="string" calcext:value-type="string">
            <text:p>ISAC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584991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FRUTTICOLA CAPASSO SRL</text:p>
          </table:table-cell>
          <table:table-cell table:style-name="ce2" office:value-type="string" calcext:value-type="string">
            <text:p>PER PAGAMENTI SIG.RA “LAURA”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21-45739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FRUTTICOLA CAPASSO SRL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21-49102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FRUTTICOLA CAPASSO SRL</text:p>
          </table:table-cell>
          <table:table-cell table:style-name="ce2" office:value-type="string" calcext:value-type="string">
            <text:p>TITOLARE: PA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621557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ORTOFRUTTICOLA CAPASSO SRL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info.ortocapasso@virgilio.it" xlink:type="simple">info.ortocapasso@virgilio.it</text:a>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ORTOFRUTTICOLA CAPASSO SRL</text:p>
          </table:table-cell>
          <table:table-cell table:style-name="ce2"/>
          <table:table-cell table:style-name="ce2" office:value-type="string" calcext:value-type="string">
            <text:p>MAIL PEC</text:p>
          </table:table-cell>
          <table:table-cell table:style-name="ce10" office:value-type="string" calcext:value-type="string">
            <text:p><text:a xlink:href="mailto:ortocapasso@pec.it" xlink:type="simple">ortocapasso@pec.it</text:a>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FRUMA SRL (BOLZANO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71-06408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FRUMA SRL (BOLZANO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71-06408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FRUMA SRL (BOLZANO)</text:p>
          </table:table-cell>
          <table:table-cell table:style-name="ce2" office:value-type="string" calcext:value-type="string">
            <text:p>HELMUT (PER ORDINI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71-06409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FRUMA SRL (BOLZANO)</text:p>
          </table:table-cell>
          <table:table-cell table:style-name="ce2" office:value-type="string" calcext:value-type="string">
            <text:p>GIUSEPPE (PER ORDINI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71-06409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NE.MA FRUT SRL (CESENA)</text:p>
          </table:table-cell>
          <table:table-cell table:style-name="ce2" office:value-type="string" calcext:value-type="string">
            <text:p>SEDE LEGAL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7-38420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NE.MA FRUT SRL (CESENA)</text:p>
          </table:table-cell>
          <table:table-cell table:style-name="ce2" office:value-type="string" calcext:value-type="string">
            <text:p>SEDE LEGALE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47-63153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NE.MA FRUT SRL (CESENA)</text:p>
          </table:table-cell>
          <table:table-cell table:style-name="ce2" office:value-type="string" calcext:value-type="string">
            <text:p>MAUZIO VENDITO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63627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NE.MA FRUT SRL (CESENA)</text:p>
          </table:table-cell>
          <table:table-cell table:style-name="ce2" office:value-type="string" calcext:value-type="string">
            <text:p>MERCA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7-31207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NE.MA FRUT SRL (CESENA)</text:p>
          </table:table-cell>
          <table:table-cell table:style-name="ce2" office:value-type="string" calcext:value-type="string">
            <text:p>MERCAT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47-312077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NE.MA FRUT SRL (CESENA)</text:p>
          </table:table-cell>
          <table:table-cell table:style-name="ce2" office:value-type="string" calcext:value-type="string">
            <text:p>MERCATO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nemafrut.mercato@alice.it" xlink:type="simple">nemafrut.mercato@alice.it</text:a>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NE.MA FRUT SRL (CESENA)</text:p>
          </table:table-cell>
          <table:table-cell table:style-name="ce2" office:value-type="string" calcext:value-type="string">
            <text:p>MAURIZIO VENDITORE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maurizio.mantegoli@tin.it" xlink:type="simple">maurizio.mantegoli@tin.it</text:a></text:p>
          </table:table-cell>
          <table:table-cell table:style-name="ce2" table:number-columns-repeated="249"/>
          <table:table-cell table:number-columns-repeated="771"/>
        </table:table-row>
        <table:table-row table:style-name="ro5">
          <table:table-cell table:style-name="ce2" office:value-type="string" calcext:value-type="string">
            <text:p>NE.MA FRUT SRL (CESENA)</text:p>
          </table:table-cell>
          <table:table-cell table:style-name="ce2" office:value-type="string" calcext:value-type="string">
            <text:p>SEDE LEGALE</text:p>
          </table:table-cell>
          <table:table-cell table:style-name="ce2" office:value-type="string" calcext:value-type="string">
            <text:p>PEC</text:p>
          </table:table-cell>
          <table:table-cell table:style-name="ce10" office:value-type="string" calcext:value-type="string">
            <text:p><text:a xlink:href="mailto:nemafrutsrl@pec.it" xlink:type="simple">nemafrutsrl@pec.it</text:a>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DUE ERRE (POSTEGGIO PADOV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9-762847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DUE ERRE (POSTEGGIO PADOVA)</text:p>
          </table:table-cell>
          <table:table-cell table:style-name="ce2" office:value-type="string" calcext:value-type="string">
            <text:p>POSTEGGI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9-762847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DUE ERRE (POSTEGGIO PADOV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152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INDIANI GIMMI PER CAMPI</text:p>
          </table:table-cell>
          <table:table-cell table:style-name="ce7" office:value-type="string" calcext:value-type="string">
            <text:p><text:s/>(FACCIONI TECNICO DI MORATEL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50497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INDIANI GIMMI PER CAMPI</text:p>
          </table:table-cell>
          <table:table-cell table:style-name="ce2" office:value-type="string" calcext:value-type="string">
            <text:p>TO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7-316662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INDIANI GIMMI PER CAMPI</text:p>
          </table:table-cell>
          <table:table-cell table:style-name="ce2" office:value-type="string" calcext:value-type="string">
            <text:p>JESS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0-191227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INDIANI GIMMI PER CAMPI</text:p>
          </table:table-cell>
          <table:table-cell table:style-name="ce2" office:value-type="string" calcext:value-type="string">
            <text:p>JESSI 2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51-046788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LATONIERE PER CANALI - GIUSEPPE</text:p>
          </table:table-cell>
          <table:table-cell table:style-name="ce8" office:value-type="string" calcext:value-type="string">
            <text:p>CHAMATO GIMMI IL 29/01/2015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18856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ALEACOM (BG BERGAMO)</text:p>
          </table:table-cell>
          <table:table-cell table:style-name="ce2" office:value-type="string" calcext:value-type="string">
            <text:p>DITTA SERIA CHE PAGA 60 GG -DATO NUMERO BRESCIA</text:p>
          </table:table-cell>
          <table:table-cell table:style-name="ce2"/>
          <table:table-cell table:style-name="ce10"/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ROMBIN STEFANO (LAVORAVA PER FORNARI?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363918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CILLA LUIG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1436371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7">
          <table:table-cell table:style-name="ce2" office:value-type="string" calcext:value-type="string">
            <text:p>TONDODONATO CESILIO (CUGINO BIOCCA)</text:p>
          </table:table-cell>
          <table:table-cell table:style-name="ce2" office:value-type="string" calcext:value-type="string">
            <text:p>FINOCCHIO RADICCHIO (NSALATA SU PROGRAMMA) </text:p>
            <text:p>CI HA CHIAMATO LUI NEL 2015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9214072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FERRO (PER RADICCHIO ISOLA DELLA SCAL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111893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DATA VISION SNC (TREVENZUOLO) (ALLARME BRUN GELMIN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455391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table:number-columns-repeated="3"/>
          <table:table-cell table:style-name="ce10"/>
          <table:table-cell table:style-name="ce2" table:number-columns-repeated="249"/>
          <table:table-cell table:number-columns-repeated="771"/>
        </table:table-row>
        <table:table-row table:style-name="ro4" table:number-rows-repeated="30154">
          <table:table-cell table:style-name="ce2" table:number-columns-repeated="3"/>
          <table:table-cell table:style-name="ce10"/>
          <table:table-cell table:style-name="ce2" table:number-columns-repeated="249"/>
          <table:table-cell table:number-columns-repeated="771"/>
        </table:table-row>
        <table:table-row table:style-name="ro4" table:number-rows-repeated="10166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glio2" table:style-name="ta2" table:print="false">
        <table:table-column table:style-name="co8" table:number-columns-repeated="256" table:default-cell-style-name="Default"/>
        <table:table-row table:style-name="ro6">
          <table:table-cell table:number-columns-repeated="256"/>
        </table:table-row>
      </table:table>
      <table:table table:name="Foglio3" table:style-name="ta3" table:print="false">
        <table:table-column table:style-name="co8" table:number-columns-repeated="256" table:default-cell-style-name="Default"/>
        <table:table-row table:style-name="ro6">
          <table:table-cell table:number-columns-repeated="256"/>
        </table:table-row>
      </table:table>
      <table:named-expressions>
        <table:named-range table:name="Excel_BuiltIn_Print_Area_1" table:base-cell-address="$Foglio1.$A$1" table:cell-range-address="$Foglio1.$A$3:.$D$1128" table:range-usable-as="print-range"/>
        <table:named-expression table:name="Excel_BuiltIn_Print_Titles_1" table:base-cell-address="$Foglio1.$A$1" table:expression="$foglio1.$b$#rif!:$iv$#rif!"/>
      </table:named-expressions>
      <table:database-ranges>
        <table:database-range table:name="__Anonymous_Sheet_DB__0" table:target-range-address="Foglio1.A1:Foglio1.F180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Verdana" svg:font-family="Verdana"/>
    <style:font-face style:name="Tahoma1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it" fo:country="IT" style:font-name-asian="Tahoma1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  </number:text>
    </number:number-style>
    <number:number-style style:name="N106">
      <number:text>-</number:text>
      <number:number number:decimal-places="0" number:min-integer-digits="1" number:grouping="true"/>
      <number:text>   </number:text>
      <style:map style:condition="value()&gt;=0" style:apply-style-name="N106P0"/>
    </number:number-style>
    <number:number-style style:name="N108P0" style:volatile="true">
      <number:number number:decimal-places="2" number:min-integer-digits="1" number:grouping="true"/>
      <number:text>   </number:text>
    </number:number-style>
    <number:number-style style:name="N108">
      <number:text>-</number:text>
      <number:number number:decimal-places="2" number:min-integer-digits="1" number:grouping="true"/>
      <number:text>   </number:text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number-style style:name="N110">
      <number:scientific-number number:decimal-places="1" number:min-integer-digits="1" number:min-exponent-digits="1"/>
    </number:number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-€ 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€ </number:text>
      <number:number number:decimal-places="2" number:min-integer-digits="1" number:grouping="true"/>
    </number:number-style>
    <number:number-style style:name="N114">
      <number:text>-€ 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text> € </number:text>
      <number:number number:decimal-places="0" number:min-integer-digits="1" number:grouping="true"/>
      <number:text> </number:text>
    </number:number-style>
    <number:number-style style:name="N118P1" style:volatile="true">
      <number:text>-€ </number:text>
      <number:number number:decimal-places="0" number:min-integer-digits="1" number:grouping="true"/>
      <number:text> </number:text>
    </number:number-style>
    <number:number-style style:name="N118P2" style:volatile="true">
      <number:text> €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€ </number:text>
      <number:number number:decimal-places="2" number:min-integer-digits="1" number:grouping="true"/>
      <number:text> </number:text>
    </number:number-style>
    <number:number-style style:name="N126P1" style:volatile="true">
      <number:text>-€ </number:text>
      <number:number number:decimal-places="2" number:min-integer-digits="1" number:grouping="true"/>
      <number:text> </number:text>
    </number:number-style>
    <number:number-style style:name="N126P2" style:volatile="true">
      <number:text> €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text>L. </number:text>
      <number:number number:decimal-places="0" number:min-integer-digits="1" number:grouping="true"/>
    </number:number-style>
    <number:number-style style:name="N132">
      <number:text>-L. </number:text>
      <number:number number:decimal-places="0" number:min-integer-digits="1" number:grouping="true"/>
      <style:map style:condition="value()&gt;=0" style:apply-style-name="N132P0"/>
    </number:number-style>
    <number:number-style style:name="N134P0" style:volatile="true">
      <number:text>L. </number:text>
      <number:number number:decimal-places="2" number:min-integer-digits="1" number:grouping="true"/>
    </number:number-style>
    <number:number-style style:name="N134">
      <number:text>-L. </number:text>
      <number:number number:decimal-places="2" number:min-integer-digits="1" number:grouping="true"/>
      <style:map style:condition="value()&gt;=0" style:apply-style-name="N134P0"/>
    </number:number-style>
    <number:number-style style:name="N138P0" style:volatile="true">
      <number:text> L. </number:text>
      <number:number number:decimal-places="0" number:min-integer-digits="1" number:grouping="true"/>
      <number:text> </number:text>
    </number:number-style>
    <number:number-style style:name="N138P1" style:volatile="true">
      <number:text>-L. </number:text>
      <number:number number:decimal-places="0" number:min-integer-digits="1" number:grouping="true"/>
      <number:text> </number:text>
    </number:number-style>
    <number:number-style style:name="N138P2" style:volatile="true">
      <number:text> L.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L. </number:text>
      <number:number number:decimal-places="2" number:min-integer-digits="1" number:grouping="true"/>
      <number:text> </number:text>
    </number:number-style>
    <number:number-style style:name="N142P1" style:volatile="true">
      <number:text>-L. </number:text>
      <number:number number:decimal-places="2" number:min-integer-digits="1" number:grouping="true"/>
      <number:text> </number:text>
    </number:number-style>
    <number:number-style style:name="N142P2" style:volatile="true">
      <number:text> L.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Sì</number:text>
    </number:number-style>
    <number:number-style style:name="N144P1" style:volatile="true">
      <number:text>Sì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Vero</number:text>
    </number:number-style>
    <number:number-style style:name="N146P1" style:volatile="true">
      <number:text>Vero</number:text>
    </number:number-style>
    <number:number-style style:name="N146">
      <number:text>Fals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Attivo</number:text>
    </number:number-style>
    <number:number-style style:name="N148P1" style:volatile="true">
      <number:text>Attivo</number:text>
    </number:number-style>
    <number:number-style style:name="N148">
      <number:text>Disattivo</number:text>
      <style:map style:condition="value()&gt;0" style:apply-style-name="N148P0"/>
      <style:map style:condition="value()&lt;0" style:apply-style-name="N148P1"/>
    </number:number-style>
    <number:date-style style:name="N10110" number:language="ja" number:country="JP">
      <number:day/>
      <number:text>/</number:text>
      <number:month/>
      <number:text>/</number:text>
      <number:year/>
    </number:date-style>
    <number:date-style style:name="N1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3" number:language="ja" number:country="JP">
      <number:month/>
      <number:text>月</number:text>
      <number:day/>
      <number:text>日</number:text>
    </number:date-style>
    <number:date-style style:name="N1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fo:background-color="transparent" style:print-page-order="ttb" style:first-page-number="continue" style:scale-to-X="1" style:scale-to-Y="3" style:writing-mode="lr-tb" style:print="charts drawings grid objects zero-values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7.51mm" fo:margin-left="0mm" fo:margin-right="0mm" fo:margin-bottom="12.7mm"/>
      </style:header-style>
      <style:footer-style>
        <style:header-footer-properties fo:min-height="7.51mm" fo:margin-left="0mm" fo:margin-right="0mm" fo:margin-top="12.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Verdana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9">00/00/0000</text:date>, <text:time style:data-style-name="N2" text:time-value="11:54:13.296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TAB_5f_Foglio1" style:display-name="TAB_Foglio1" style:page-layout-name="Mpm3">
      <style:header style:display="false"/>
      <style:header-left style:display="false"/>
      <style:footer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-left>
    </style:master-page>
    <style:master-page style:name="TAB_5f_Foglio2" style:display-name="TAB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Foglio3" style:display-name="TAB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0.3$Windows_x86 LibreOffice_project/de093506bcdc5fafd9023ee680b8c60e3e0645d7</meta:generator>
    <meta:creation-date>2006-08-22T11:19:42</meta:creation-date>
    <dc:date>2015-03-09T11:54:50.265000000</dc:date>
    <meta:editing-cycles>191</meta:editing-cycles>
    <meta:editing-duration>P1DT10H5M43S</meta:editing-duration>
    <meta:print-date>2015-02-26T15:09:04.140000000</meta:print-date>
    <meta:document-statistic meta:table-count="3" meta:cell-count="6727" meta:object-count="0"/>
    <meta:user-defined meta:name="Info 1"/>
    <meta:user-defined meta:name="Info 2"/>
    <meta:user-defined meta:name="Info 3"/>
    <meta:user-defined meta:name="Info 4"/>
  </office:meta>
</office:document-meta>
</file>